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900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bon_emissions_uncertain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area_cont</text:p>
          </table:table-cell>
          <table:table-cell office:value-type="string" calcext:value-type="string">
            <text:p>area_ctry</text:p>
          </table:table-cell>
          <table:table-cell office:value-type="string" calcext:value-type="string">
            <text:p>area_name</text:p>
          </table:table-cell>
          <table:table-cell office:value-type="string" calcext:value-type="string">
            <text:p>area_code</text:p>
          </table:table-cell>
          <table:table-cell office:value-type="string" calcext:value-type="string">
            <text:p>proj</text:p>
          </table:table-cell>
          <table:table-cell office:value-type="string" calcext:value-type="string">
            <text:p>C2020</text:p>
          </table:table-cell>
          <table:table-cell office:value-type="string" calcext:value-type="string">
            <text:p>C2030</text:p>
          </table:table-cell>
          <table:table-cell office:value-type="string" calcext:value-type="string">
            <text:p>C2040</text:p>
          </table:table-cell>
          <table:table-cell office:value-type="string" calcext:value-type="string">
            <text:p>C2050</text:p>
          </table:table-cell>
          <table:table-cell office:value-type="string" calcext:value-type="string">
            <text:p>C2060</text:p>
          </table:table-cell>
          <table:table-cell office:value-type="string" calcext:value-type="string">
            <text:p>C2070</text:p>
          </table:table-cell>
          <table:table-cell office:value-type="string" calcext:value-type="string">
            <text:p>C2080</text:p>
          </table:table-cell>
          <table:table-cell office:value-type="string" calcext:value-type="string">
            <text:p>C2090</text:p>
          </table:table-cell>
          <table:table-cell office:value-type="string" calcext:value-type="string">
            <text:p>C210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mea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low</text:p>
          </table:table-cell>
          <table:table-cell office:value-type="float" office:value="414" calcext:value-type="float">
            <text:p>414</text:p>
          </table:table-cell>
          <table:table-cell office:value-type="float" office:value="215" calcext:value-type="float">
            <text:p>215</text:p>
          </table:table-cell>
          <table:table-cell office:value-type="float" office:value="423" calcext:value-type="float">
            <text:p>423</text:p>
          </table:table-cell>
          <table:table-cell office:value-type="float" office:value="640" calcext:value-type="float">
            <text:p>640</text:p>
          </table:table-cell>
          <table:table-cell office:value-type="float" office:value="873" calcext:value-type="float">
            <text:p>873</text:p>
          </table:table-cell>
          <table:table-cell office:value-type="float" office:value="1110" calcext:value-type="float">
            <text:p>1110</text:p>
          </table:table-cell>
          <table:table-cell office:value-type="float" office:value="1346" calcext:value-type="float">
            <text:p>1346</text:p>
          </table:table-cell>
          <table:table-cell office:value-type="float" office:value="1584" calcext:value-type="float">
            <text:p>1584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mean</text:p>
          </table:table-cell>
          <table:table-cell office:value-type="float" office:value="414" calcext:value-type="float">
            <text:p>414</text:p>
          </table:table-cell>
          <table:table-cell office:value-type="float" office:value="426" calcext:value-type="float">
            <text:p>426</text:p>
          </table:table-cell>
          <table:table-cell office:value-type="float" office:value="880" calcext:value-type="float">
            <text:p>880</text:p>
          </table:table-cell>
          <table:table-cell office:value-type="float" office:value="1356" calcext:value-type="float">
            <text:p>1356</text:p>
          </table:table-cell>
          <table:table-cell office:value-type="float" office:value="1828" calcext:value-type="float">
            <text:p>1828</text:p>
          </table:table-cell>
          <table:table-cell table:number-columns-repeated="4" office:value-type="float" office:value="2198" calcext:value-type="float">
            <text:p>219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high</text:p>
          </table:table-cell>
          <table:table-cell office:value-type="float" office:value="414" calcext:value-type="float">
            <text:p>414</text:p>
          </table:table-cell>
          <table:table-cell office:value-type="float" office:value="646" calcext:value-type="float">
            <text:p>646</text:p>
          </table:table-cell>
          <table:table-cell office:value-type="float" office:value="1359" calcext:value-type="float">
            <text:p>1359</text:p>
          </table:table-cell>
          <table:table-cell office:value-type="float" office:value="2053" calcext:value-type="float">
            <text:p>2053</text:p>
          </table:table-cell>
          <table:table-cell table:number-columns-repeated="5" office:value-type="float" office:value="2198" calcext:value-type="float">
            <text:p>219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mea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low</text:p>
          </table:table-cell>
          <table:table-cell office:value-type="float" office:value="5171" calcext:value-type="float">
            <text:p>5171</text:p>
          </table:table-cell>
          <table:table-cell office:value-type="float" office:value="3202" calcext:value-type="float">
            <text:p>3202</text:p>
          </table:table-cell>
          <table:table-cell office:value-type="float" office:value="6327" calcext:value-type="float">
            <text:p>6327</text:p>
          </table:table-cell>
          <table:table-cell office:value-type="float" office:value="9628" calcext:value-type="float">
            <text:p>9628</text:p>
          </table:table-cell>
          <table:table-cell office:value-type="float" office:value="12943" calcext:value-type="float">
            <text:p>12943</text:p>
          </table:table-cell>
          <table:table-cell office:value-type="float" office:value="16315" calcext:value-type="float">
            <text:p>16315</text:p>
          </table:table-cell>
          <table:table-cell office:value-type="float" office:value="19905" calcext:value-type="float">
            <text:p>19905</text:p>
          </table:table-cell>
          <table:table-cell office:value-type="float" office:value="23719" calcext:value-type="float">
            <text:p>23719</text:p>
          </table:table-cell>
          <table:table-cell office:value-type="float" office:value="27786" calcext:value-type="float">
            <text:p>277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mean</text:p>
          </table:table-cell>
          <table:table-cell office:value-type="float" office:value="5171" calcext:value-type="float">
            <text:p>5171</text:p>
          </table:table-cell>
          <table:table-cell office:value-type="float" office:value="5116" calcext:value-type="float">
            <text:p>5116</text:p>
          </table:table-cell>
          <table:table-cell office:value-type="float" office:value="10425" calcext:value-type="float">
            <text:p>10425</text:p>
          </table:table-cell>
          <table:table-cell office:value-type="float" office:value="15831" calcext:value-type="float">
            <text:p>15831</text:p>
          </table:table-cell>
          <table:table-cell office:value-type="float" office:value="21704" calcext:value-type="float">
            <text:p>21704</text:p>
          </table:table-cell>
          <table:table-cell office:value-type="float" office:value="28210" calcext:value-type="float">
            <text:p>28210</text:p>
          </table:table-cell>
          <table:table-cell office:value-type="float" office:value="35399" calcext:value-type="float">
            <text:p>35399</text:p>
          </table:table-cell>
          <table:table-cell office:value-type="float" office:value="43155" calcext:value-type="float">
            <text:p>43155</text:p>
          </table:table-cell>
          <table:table-cell office:value-type="float" office:value="51612" calcext:value-type="float">
            <text:p>516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high</text:p>
          </table:table-cell>
          <table:table-cell office:value-type="float" office:value="5171" calcext:value-type="float">
            <text:p>5171</text:p>
          </table:table-cell>
          <table:table-cell office:value-type="float" office:value="7114" calcext:value-type="float">
            <text:p>7114</text:p>
          </table:table-cell>
          <table:table-cell office:value-type="float" office:value="14539" calcext:value-type="float">
            <text:p>14539</text:p>
          </table:table-cell>
          <table:table-cell office:value-type="float" office:value="22626" calcext:value-type="float">
            <text:p>22626</text:p>
          </table:table-cell>
          <table:table-cell office:value-type="float" office:value="31956" calcext:value-type="float">
            <text:p>31956</text:p>
          </table:table-cell>
          <table:table-cell office:value-type="float" office:value="42459" calcext:value-type="float">
            <text:p>42459</text:p>
          </table:table-cell>
          <table:table-cell office:value-type="float" office:value="54270" calcext:value-type="float">
            <text:p>54270</text:p>
          </table:table-cell>
          <table:table-cell table:number-columns-repeated="2" office:value-type="float" office:value="65187" calcext:value-type="float">
            <text:p>6518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low</text:p>
          </table:table-cell>
          <table:table-cell office:value-type="float" office:value="181646" calcext:value-type="float">
            <text:p>181646</text:p>
          </table:table-cell>
          <table:table-cell office:value-type="float" office:value="117446" calcext:value-type="float">
            <text:p>117446</text:p>
          </table:table-cell>
          <table:table-cell office:value-type="float" office:value="234896" calcext:value-type="float">
            <text:p>234896</text:p>
          </table:table-cell>
          <table:table-cell office:value-type="float" office:value="354036" calcext:value-type="float">
            <text:p>354036</text:p>
          </table:table-cell>
          <table:table-cell office:value-type="float" office:value="474417" calcext:value-type="float">
            <text:p>474417</text:p>
          </table:table-cell>
          <table:table-cell office:value-type="float" office:value="597039" calcext:value-type="float">
            <text:p>597039</text:p>
          </table:table-cell>
          <table:table-cell office:value-type="float" office:value="721986" calcext:value-type="float">
            <text:p>721986</text:p>
          </table:table-cell>
          <table:table-cell office:value-type="float" office:value="850155" calcext:value-type="float">
            <text:p>850155</text:p>
          </table:table-cell>
          <table:table-cell office:value-type="float" office:value="981282" calcext:value-type="float">
            <text:p>98128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ean</text:p>
          </table:table-cell>
          <table:table-cell office:value-type="float" office:value="181646" calcext:value-type="float">
            <text:p>181646</text:p>
          </table:table-cell>
          <table:table-cell office:value-type="float" office:value="187470" calcext:value-type="float">
            <text:p>187470</text:p>
          </table:table-cell>
          <table:table-cell office:value-type="float" office:value="377039" calcext:value-type="float">
            <text:p>377039</text:p>
          </table:table-cell>
          <table:table-cell office:value-type="float" office:value="570871" calcext:value-type="float">
            <text:p>570871</text:p>
          </table:table-cell>
          <table:table-cell office:value-type="float" office:value="770731" calcext:value-type="float">
            <text:p>770731</text:p>
          </table:table-cell>
          <table:table-cell office:value-type="float" office:value="978558" calcext:value-type="float">
            <text:p>978558</text:p>
          </table:table-cell>
          <table:table-cell office:value-type="float" office:value="1193885" calcext:value-type="float">
            <text:p>1193885</text:p>
          </table:table-cell>
          <table:table-cell office:value-type="float" office:value="1414127" calcext:value-type="float">
            <text:p>1414127</text:p>
          </table:table-cell>
          <table:table-cell office:value-type="float" office:value="1637130" calcext:value-type="float">
            <text:p>16371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high</text:p>
          </table:table-cell>
          <table:table-cell office:value-type="float" office:value="181646" calcext:value-type="float">
            <text:p>181646</text:p>
          </table:table-cell>
          <table:table-cell office:value-type="float" office:value="257505" calcext:value-type="float">
            <text:p>257505</text:p>
          </table:table-cell>
          <table:table-cell office:value-type="float" office:value="521248" calcext:value-type="float">
            <text:p>521248</text:p>
          </table:table-cell>
          <table:table-cell office:value-type="float" office:value="795320" calcext:value-type="float">
            <text:p>795320</text:p>
          </table:table-cell>
          <table:table-cell office:value-type="float" office:value="1083999" calcext:value-type="float">
            <text:p>1083999</text:p>
          </table:table-cell>
          <table:table-cell office:value-type="float" office:value="1384620" calcext:value-type="float">
            <text:p>1384620</text:p>
          </table:table-cell>
          <table:table-cell office:value-type="float" office:value="1691076" calcext:value-type="float">
            <text:p>1691076</text:p>
          </table:table-cell>
          <table:table-cell office:value-type="float" office:value="2002186" calcext:value-type="float">
            <text:p>2002186</text:p>
          </table:table-cell>
          <table:table-cell office:value-type="float" office:value="2317833" calcext:value-type="float">
            <text:p>23178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low</text:p>
          </table:table-cell>
          <table:table-cell office:value-type="float" office:value="50337" calcext:value-type="float">
            <text:p>50337</text:p>
          </table:table-cell>
          <table:table-cell office:value-type="float" office:value="40918" calcext:value-type="float">
            <text:p>40918</text:p>
          </table:table-cell>
          <table:table-cell office:value-type="float" office:value="84499" calcext:value-type="float">
            <text:p>84499</text:p>
          </table:table-cell>
          <table:table-cell office:value-type="float" office:value="130899" calcext:value-type="float">
            <text:p>130899</text:p>
          </table:table-cell>
          <table:table-cell office:value-type="float" office:value="181651" calcext:value-type="float">
            <text:p>181651</text:p>
          </table:table-cell>
          <table:table-cell office:value-type="float" office:value="236436" calcext:value-type="float">
            <text:p>236436</text:p>
          </table:table-cell>
          <table:table-cell office:value-type="float" office:value="296745" calcext:value-type="float">
            <text:p>296745</text:p>
          </table:table-cell>
          <table:table-cell office:value-type="float" office:value="359968" calcext:value-type="float">
            <text:p>359968</text:p>
          </table:table-cell>
          <table:table-cell office:value-type="float" office:value="424394" calcext:value-type="float">
            <text:p>4243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mean</text:p>
          </table:table-cell>
          <table:table-cell office:value-type="float" office:value="50337" calcext:value-type="float">
            <text:p>50337</text:p>
          </table:table-cell>
          <table:table-cell office:value-type="float" office:value="47979" calcext:value-type="float">
            <text:p>47979</text:p>
          </table:table-cell>
          <table:table-cell office:value-type="float" office:value="99602" calcext:value-type="float">
            <text:p>99602</text:p>
          </table:table-cell>
          <table:table-cell office:value-type="float" office:value="159929" calcext:value-type="float">
            <text:p>159929</text:p>
          </table:table-cell>
          <table:table-cell office:value-type="float" office:value="231087" calcext:value-type="float">
            <text:p>231087</text:p>
          </table:table-cell>
          <table:table-cell office:value-type="float" office:value="310121" calcext:value-type="float">
            <text:p>310121</text:p>
          </table:table-cell>
          <table:table-cell office:value-type="float" office:value="392736" calcext:value-type="float">
            <text:p>392736</text:p>
          </table:table-cell>
          <table:table-cell office:value-type="float" office:value="484176" calcext:value-type="float">
            <text:p>484176</text:p>
          </table:table-cell>
          <table:table-cell office:value-type="float" office:value="587541" calcext:value-type="float">
            <text:p>5875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high</text:p>
          </table:table-cell>
          <table:table-cell office:value-type="float" office:value="50337" calcext:value-type="float">
            <text:p>50337</text:p>
          </table:table-cell>
          <table:table-cell office:value-type="float" office:value="55065" calcext:value-type="float">
            <text:p>55065</text:p>
          </table:table-cell>
          <table:table-cell office:value-type="float" office:value="118023" calcext:value-type="float">
            <text:p>118023</text:p>
          </table:table-cell>
          <table:table-cell office:value-type="float" office:value="198775" calcext:value-type="float">
            <text:p>198775</text:p>
          </table:table-cell>
          <table:table-cell office:value-type="float" office:value="294077" calcext:value-type="float">
            <text:p>294077</text:p>
          </table:table-cell>
          <table:table-cell office:value-type="float" office:value="402277" calcext:value-type="float">
            <text:p>402277</text:p>
          </table:table-cell>
          <table:table-cell office:value-type="float" office:value="528535" calcext:value-type="float">
            <text:p>528535</text:p>
          </table:table-cell>
          <table:table-cell office:value-type="float" office:value="680931" calcext:value-type="float">
            <text:p>680931</text:p>
          </table:table-cell>
          <table:table-cell office:value-type="float" office:value="918002" calcext:value-type="float">
            <text:p>91800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low</text:p>
          </table:table-cell>
          <table:table-cell office:value-type="float" office:value="198" calcext:value-type="float">
            <text:p>198</text:p>
          </table:table-cell>
          <table:table-cell office:value-type="float" office:value="131" calcext:value-type="float">
            <text:p>131</text:p>
          </table:table-cell>
          <table:table-cell office:value-type="float" office:value="258" calcext:value-type="float">
            <text:p>258</text:p>
          </table:table-cell>
          <table:table-cell office:value-type="float" office:value="389" calcext:value-type="float">
            <text:p>389</text:p>
          </table:table-cell>
          <table:table-cell office:value-type="float" office:value="892" calcext:value-type="float">
            <text:p>892</text:p>
          </table:table-cell>
          <table:table-cell table:number-columns-repeated="4"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ean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426" calcext:value-type="float">
            <text:p>426</text:p>
          </table:table-cell>
          <table:table-cell office:value-type="float" office:value="1751" calcext:value-type="float">
            <text:p>1751</text:p>
          </table:table-cell>
          <table:table-cell table:number-columns-repeated="5"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high</text:p>
          </table:table-cell>
          <table:table-cell office:value-type="float" office:value="198" calcext:value-type="float">
            <text:p>198</text:p>
          </table:table-cell>
          <table:table-cell office:value-type="float" office:value="293" calcext:value-type="float">
            <text:p>293</text:p>
          </table:table-cell>
          <table:table-cell office:value-type="float" office:value="1205" calcext:value-type="float">
            <text:p>1205</text:p>
          </table:table-cell>
          <table:table-cell table:number-columns-repeated="6"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low</text:p>
          </table:table-cell>
          <table:table-cell office:value-type="float" office:value="8977" calcext:value-type="float">
            <text:p>8977</text:p>
          </table:table-cell>
          <table:table-cell office:value-type="float" office:value="5404" calcext:value-type="float">
            <text:p>5404</text:p>
          </table:table-cell>
          <table:table-cell office:value-type="float" office:value="12037" calcext:value-type="float">
            <text:p>12037</text:p>
          </table:table-cell>
          <table:table-cell office:value-type="float" office:value="19493" calcext:value-type="float">
            <text:p>19493</text:p>
          </table:table-cell>
          <table:table-cell office:value-type="float" office:value="28807" calcext:value-type="float">
            <text:p>28807</text:p>
          </table:table-cell>
          <table:table-cell office:value-type="float" office:value="40216" calcext:value-type="float">
            <text:p>40216</text:p>
          </table:table-cell>
          <table:table-cell office:value-type="float" office:value="55542" calcext:value-type="float">
            <text:p>55542</text:p>
          </table:table-cell>
          <table:table-cell office:value-type="float" office:value="74612" calcext:value-type="float">
            <text:p>74612</text:p>
          </table:table-cell>
          <table:table-cell office:value-type="float" office:value="97119" calcext:value-type="float">
            <text:p>9711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mean</text:p>
          </table:table-cell>
          <table:table-cell office:value-type="float" office:value="8977" calcext:value-type="float">
            <text:p>8977</text:p>
          </table:table-cell>
          <table:table-cell office:value-type="float" office:value="7101" calcext:value-type="float">
            <text:p>7101</text:p>
          </table:table-cell>
          <table:table-cell office:value-type="float" office:value="15982" calcext:value-type="float">
            <text:p>15982</text:p>
          </table:table-cell>
          <table:table-cell office:value-type="float" office:value="28946" calcext:value-type="float">
            <text:p>28946</text:p>
          </table:table-cell>
          <table:table-cell office:value-type="float" office:value="48503" calcext:value-type="float">
            <text:p>48503</text:p>
          </table:table-cell>
          <table:table-cell office:value-type="float" office:value="75407" calcext:value-type="float">
            <text:p>75407</text:p>
          </table:table-cell>
          <table:table-cell office:value-type="float" office:value="109810" calcext:value-type="float">
            <text:p>109810</text:p>
          </table:table-cell>
          <table:table-cell office:value-type="float" office:value="159732" calcext:value-type="float">
            <text:p>159732</text:p>
          </table:table-cell>
          <table:table-cell office:value-type="float" office:value="236789" calcext:value-type="float">
            <text:p>2367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high</text:p>
          </table:table-cell>
          <table:table-cell office:value-type="float" office:value="8977" calcext:value-type="float">
            <text:p>8977</text:p>
          </table:table-cell>
          <table:table-cell office:value-type="float" office:value="8875" calcext:value-type="float">
            <text:p>8875</text:p>
          </table:table-cell>
          <table:table-cell office:value-type="float" office:value="21852" calcext:value-type="float">
            <text:p>21852</text:p>
          </table:table-cell>
          <table:table-cell office:value-type="float" office:value="45076" calcext:value-type="float">
            <text:p>45076</text:p>
          </table:table-cell>
          <table:table-cell office:value-type="float" office:value="80968" calcext:value-type="float">
            <text:p>80968</text:p>
          </table:table-cell>
          <table:table-cell office:value-type="float" office:value="136254" calcext:value-type="float">
            <text:p>136254</text:p>
          </table:table-cell>
          <table:table-cell office:value-type="float" office:value="229976" calcext:value-type="float">
            <text:p>229976</text:p>
          </table:table-cell>
          <table:table-cell office:value-type="float" office:value="381268" calcext:value-type="float">
            <text:p>381268</text:p>
          </table:table-cell>
          <table:table-cell office:value-type="float" office:value="682413" calcext:value-type="float">
            <text:p>6824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low</text:p>
          </table:table-cell>
          <table:table-cell office:value-type="float" office:value="152772" calcext:value-type="float">
            <text:p>152772</text:p>
          </table:table-cell>
          <table:table-cell office:value-type="float" office:value="123136" calcext:value-type="float">
            <text:p>123136</text:p>
          </table:table-cell>
          <table:table-cell office:value-type="float" office:value="240592" calcext:value-type="float">
            <text:p>240592</text:p>
          </table:table-cell>
          <table:table-cell office:value-type="float" office:value="353210" calcext:value-type="float">
            <text:p>353210</text:p>
          </table:table-cell>
          <table:table-cell office:value-type="float" office:value="467372" calcext:value-type="float">
            <text:p>467372</text:p>
          </table:table-cell>
          <table:table-cell office:value-type="float" office:value="583183" calcext:value-type="float">
            <text:p>583183</text:p>
          </table:table-cell>
          <table:table-cell office:value-type="float" office:value="703398" calcext:value-type="float">
            <text:p>703398</text:p>
          </table:table-cell>
          <table:table-cell office:value-type="float" office:value="826993" calcext:value-type="float">
            <text:p>826993</text:p>
          </table:table-cell>
          <table:table-cell office:value-type="float" office:value="952939" calcext:value-type="float">
            <text:p>95293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ean</text:p>
          </table:table-cell>
          <table:table-cell office:value-type="float" office:value="152772" calcext:value-type="float">
            <text:p>152772</text:p>
          </table:table-cell>
          <table:table-cell office:value-type="float" office:value="171304" calcext:value-type="float">
            <text:p>171304</text:p>
          </table:table-cell>
          <table:table-cell office:value-type="float" office:value="329488" calcext:value-type="float">
            <text:p>329488</text:p>
          </table:table-cell>
          <table:table-cell office:value-type="float" office:value="490380" calcext:value-type="float">
            <text:p>490380</text:p>
          </table:table-cell>
          <table:table-cell office:value-type="float" office:value="657838" calcext:value-type="float">
            <text:p>657838</text:p>
          </table:table-cell>
          <table:table-cell office:value-type="float" office:value="832298" calcext:value-type="float">
            <text:p>832298</text:p>
          </table:table-cell>
          <table:table-cell office:value-type="float" office:value="1011882" calcext:value-type="float">
            <text:p>1011882</text:p>
          </table:table-cell>
          <table:table-cell office:value-type="float" office:value="1200698" calcext:value-type="float">
            <text:p>1200698</text:p>
          </table:table-cell>
          <table:table-cell office:value-type="float" office:value="1403208" calcext:value-type="float">
            <text:p>14032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high</text:p>
          </table:table-cell>
          <table:table-cell office:value-type="float" office:value="152772" calcext:value-type="float">
            <text:p>152772</text:p>
          </table:table-cell>
          <table:table-cell office:value-type="float" office:value="216860" calcext:value-type="float">
            <text:p>216860</text:p>
          </table:table-cell>
          <table:table-cell office:value-type="float" office:value="420966" calcext:value-type="float">
            <text:p>420966</text:p>
          </table:table-cell>
          <table:table-cell office:value-type="float" office:value="635061" calcext:value-type="float">
            <text:p>635061</text:p>
          </table:table-cell>
          <table:table-cell office:value-type="float" office:value="861304" calcext:value-type="float">
            <text:p>861304</text:p>
          </table:table-cell>
          <table:table-cell office:value-type="float" office:value="1100940" calcext:value-type="float">
            <text:p>1100940</text:p>
          </table:table-cell>
          <table:table-cell office:value-type="float" office:value="1359404" calcext:value-type="float">
            <text:p>1359404</text:p>
          </table:table-cell>
          <table:table-cell office:value-type="float" office:value="1649072" calcext:value-type="float">
            <text:p>1649072</text:p>
          </table:table-cell>
          <table:table-cell office:value-type="float" office:value="2024809" calcext:value-type="float">
            <text:p>202480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ow</text:p>
          </table:table-cell>
          <table:table-cell office:value-type="float" office:value="11480" calcext:value-type="float">
            <text:p>11480</text:p>
          </table:table-cell>
          <table:table-cell office:value-type="float" office:value="6297" calcext:value-type="float">
            <text:p>6297</text:p>
          </table:table-cell>
          <table:table-cell office:value-type="float" office:value="13591" calcext:value-type="float">
            <text:p>13591</text:p>
          </table:table-cell>
          <table:table-cell office:value-type="float" office:value="21855" calcext:value-type="float">
            <text:p>21855</text:p>
          </table:table-cell>
          <table:table-cell office:value-type="float" office:value="31753" calcext:value-type="float">
            <text:p>31753</text:p>
          </table:table-cell>
          <table:table-cell office:value-type="float" office:value="43224" calcext:value-type="float">
            <text:p>43224</text:p>
          </table:table-cell>
          <table:table-cell office:value-type="float" office:value="57593" calcext:value-type="float">
            <text:p>57593</text:p>
          </table:table-cell>
          <table:table-cell office:value-type="float" office:value="74110" calcext:value-type="float">
            <text:p>74110</text:p>
          </table:table-cell>
          <table:table-cell office:value-type="float" office:value="92404" calcext:value-type="float">
            <text:p>924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ean</text:p>
          </table:table-cell>
          <table:table-cell office:value-type="float" office:value="11480" calcext:value-type="float">
            <text:p>11480</text:p>
          </table:table-cell>
          <table:table-cell office:value-type="float" office:value="10130" calcext:value-type="float">
            <text:p>10130</text:p>
          </table:table-cell>
          <table:table-cell office:value-type="float" office:value="22623" calcext:value-type="float">
            <text:p>22623</text:p>
          </table:table-cell>
          <table:table-cell office:value-type="float" office:value="39140" calcext:value-type="float">
            <text:p>39140</text:p>
          </table:table-cell>
          <table:table-cell office:value-type="float" office:value="61035" calcext:value-type="float">
            <text:p>61035</text:p>
          </table:table-cell>
          <table:table-cell office:value-type="float" office:value="88131" calcext:value-type="float">
            <text:p>88131</text:p>
          </table:table-cell>
          <table:table-cell office:value-type="float" office:value="120906" calcext:value-type="float">
            <text:p>120906</text:p>
          </table:table-cell>
          <table:table-cell table:number-columns-repeated="2" office:value-type="float" office:value="133895" calcext:value-type="float">
            <text:p>13389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igh</text:p>
          </table:table-cell>
          <table:table-cell office:value-type="float" office:value="11480" calcext:value-type="float">
            <text:p>11480</text:p>
          </table:table-cell>
          <table:table-cell office:value-type="float" office:value="14297" calcext:value-type="float">
            <text:p>14297</text:p>
          </table:table-cell>
          <table:table-cell office:value-type="float" office:value="33951" calcext:value-type="float">
            <text:p>33951</text:p>
          </table:table-cell>
          <table:table-cell office:value-type="float" office:value="62772" calcext:value-type="float">
            <text:p>62772</text:p>
          </table:table-cell>
          <table:table-cell office:value-type="float" office:value="101424" calcext:value-type="float">
            <text:p>101424</text:p>
          </table:table-cell>
          <table:table-cell table:number-columns-repeated="4" office:value-type="float" office:value="133895" calcext:value-type="float">
            <text:p>13389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ow</text:p>
          </table:table-cell>
          <table:table-cell office:value-type="float" office:value="471" calcext:value-type="float">
            <text:p>471</text:p>
          </table:table-cell>
          <table:table-cell office:value-type="float" office:value="229" calcext:value-type="float">
            <text:p>229</text:p>
          </table:table-cell>
          <table:table-cell office:value-type="float" office:value="530" calcext:value-type="float">
            <text:p>530</text:p>
          </table:table-cell>
          <table:table-cell office:value-type="float" office:value="812" calcext:value-type="float">
            <text:p>812</text:p>
          </table:table-cell>
          <table:table-cell office:value-type="float" office:value="1864" calcext:value-type="float">
            <text:p>1864</text:p>
          </table:table-cell>
          <table:table-cell table:number-columns-repeated="4"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mean</text:p>
          </table:table-cell>
          <table:table-cell office:value-type="float" office:value="471" calcext:value-type="float">
            <text:p>471</text:p>
          </table:table-cell>
          <table:table-cell office:value-type="float" office:value="540" calcext:value-type="float">
            <text:p>540</text:p>
          </table:table-cell>
          <table:table-cell office:value-type="float" office:value="1093" calcext:value-type="float">
            <text:p>1093</text:p>
          </table:table-cell>
          <table:table-cell table:number-columns-repeated="6"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igh</text:p>
          </table:table-cell>
          <table:table-cell office:value-type="float" office:value="471" calcext:value-type="float">
            <text:p>471</text:p>
          </table:table-cell>
          <table:table-cell office:value-type="float" office:value="831" calcext:value-type="float">
            <text:p>831</text:p>
          </table:table-cell>
          <table:table-cell table:number-columns-repeated="7"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low</text:p>
          </table:table-cell>
          <table:table-cell office:value-type="float" office:value="1479" calcext:value-type="float">
            <text:p>1479</text:p>
          </table:table-cell>
          <table:table-cell office:value-type="float" office:value="673" calcext:value-type="float">
            <text:p>673</text:p>
          </table:table-cell>
          <table:table-cell office:value-type="float" office:value="1332" calcext:value-type="float">
            <text:p>1332</text:p>
          </table:table-cell>
          <table:table-cell office:value-type="float" office:value="1954" calcext:value-type="float">
            <text:p>1954</text:p>
          </table:table-cell>
          <table:table-cell office:value-type="float" office:value="3238" calcext:value-type="float">
            <text:p>3238</text:p>
          </table:table-cell>
          <table:table-cell office:value-type="float" office:value="5269" calcext:value-type="float">
            <text:p>5269</text:p>
          </table:table-cell>
          <table:table-cell office:value-type="float" office:value="9344" calcext:value-type="float">
            <text:p>9344</text:p>
          </table:table-cell>
          <table:table-cell office:value-type="float" office:value="15815" calcext:value-type="float">
            <text:p>15815</text:p>
          </table:table-cell>
          <table:table-cell office:value-type="float" office:value="20789" calcext:value-type="float">
            <text:p>207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ean</text:p>
          </table:table-cell>
          <table:table-cell office:value-type="float" office:value="1479" calcext:value-type="float">
            <text:p>1479</text:p>
          </table:table-cell>
          <table:table-cell office:value-type="float" office:value="1818" calcext:value-type="float">
            <text:p>1818</text:p>
          </table:table-cell>
          <table:table-cell office:value-type="float" office:value="3510" calcext:value-type="float">
            <text:p>3510</text:p>
          </table:table-cell>
          <table:table-cell office:value-type="float" office:value="7111" calcext:value-type="float">
            <text:p>7111</text:p>
          </table:table-cell>
          <table:table-cell office:value-type="float" office:value="15629" calcext:value-type="float">
            <text:p>15629</text:p>
          </table:table-cell>
          <table:table-cell table:number-columns-repeated="4" office:value-type="float" office:value="20789" calcext:value-type="float">
            <text:p>207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igh</text:p>
          </table:table-cell>
          <table:table-cell office:value-type="float" office:value="1479" calcext:value-type="float">
            <text:p>1479</text:p>
          </table:table-cell>
          <table:table-cell office:value-type="float" office:value="2900" calcext:value-type="float">
            <text:p>2900</text:p>
          </table:table-cell>
          <table:table-cell office:value-type="float" office:value="6946" calcext:value-type="float">
            <text:p>6946</text:p>
          </table:table-cell>
          <table:table-cell office:value-type="float" office:value="19529" calcext:value-type="float">
            <text:p>19529</text:p>
          </table:table-cell>
          <table:table-cell table:number-columns-repeated="5" office:value-type="float" office:value="20789" calcext:value-type="float">
            <text:p>207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low</text:p>
          </table:table-cell>
          <table:table-cell office:value-type="float" office:value="2710" calcext:value-type="float">
            <text:p>2710</text:p>
          </table:table-cell>
          <table:table-cell office:value-type="float" office:value="1981" calcext:value-type="float">
            <text:p>1981</text:p>
          </table:table-cell>
          <table:table-cell office:value-type="float" office:value="3617" calcext:value-type="float">
            <text:p>3617</text:p>
          </table:table-cell>
          <table:table-cell office:value-type="float" office:value="5100" calcext:value-type="float">
            <text:p>5100</text:p>
          </table:table-cell>
          <table:table-cell table:number-columns-repeated="5" office:value-type="float" office:value="5422" calcext:value-type="float">
            <text:p>54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ean</text:p>
          </table:table-cell>
          <table:table-cell office:value-type="float" office:value="2710" calcext:value-type="float">
            <text:p>2710</text:p>
          </table:table-cell>
          <table:table-cell office:value-type="float" office:value="2715" calcext:value-type="float">
            <text:p>2715</text:p>
          </table:table-cell>
          <table:table-cell office:value-type="float" office:value="4867" calcext:value-type="float">
            <text:p>4867</text:p>
          </table:table-cell>
          <table:table-cell table:number-columns-repeated="6" office:value-type="float" office:value="5422" calcext:value-type="float">
            <text:p>54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igh</text:p>
          </table:table-cell>
          <table:table-cell office:value-type="float" office:value="2710" calcext:value-type="float">
            <text:p>2710</text:p>
          </table:table-cell>
          <table:table-cell office:value-type="float" office:value="3382" calcext:value-type="float">
            <text:p>3382</text:p>
          </table:table-cell>
          <table:table-cell table:number-columns-repeated="7" office:value-type="float" office:value="5422" calcext:value-type="float">
            <text:p>54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ow</text:p>
          </table:table-cell>
          <table:table-cell office:value-type="float" office:value="55106" calcext:value-type="float">
            <text:p>55106</text:p>
          </table:table-cell>
          <table:table-cell office:value-type="float" office:value="40316" calcext:value-type="float">
            <text:p>40316</text:p>
          </table:table-cell>
          <table:table-cell office:value-type="float" office:value="75952" calcext:value-type="float">
            <text:p>75952</text:p>
          </table:table-cell>
          <table:table-cell office:value-type="float" office:value="113718" calcext:value-type="float">
            <text:p>113718</text:p>
          </table:table-cell>
          <table:table-cell office:value-type="float" office:value="155091" calcext:value-type="float">
            <text:p>155091</text:p>
          </table:table-cell>
          <table:table-cell office:value-type="float" office:value="210981" calcext:value-type="float">
            <text:p>210981</text:p>
          </table:table-cell>
          <table:table-cell table:number-columns-repeated="3" office:value-type="float" office:value="258249" calcext:value-type="float">
            <text:p>2582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an</text:p>
          </table:table-cell>
          <table:table-cell office:value-type="float" office:value="55106" calcext:value-type="float">
            <text:p>55106</text:p>
          </table:table-cell>
          <table:table-cell office:value-type="float" office:value="60320" calcext:value-type="float">
            <text:p>60320</text:p>
          </table:table-cell>
          <table:table-cell office:value-type="float" office:value="118699" calcext:value-type="float">
            <text:p>118699</text:p>
          </table:table-cell>
          <table:table-cell office:value-type="float" office:value="197097" calcext:value-type="float">
            <text:p>197097</text:p>
          </table:table-cell>
          <table:table-cell table:number-columns-repeated="5" office:value-type="float" office:value="258249" calcext:value-type="float">
            <text:p>2582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igh</text:p>
          </table:table-cell>
          <table:table-cell office:value-type="float" office:value="55106" calcext:value-type="float">
            <text:p>55106</text:p>
          </table:table-cell>
          <table:table-cell office:value-type="float" office:value="80539" calcext:value-type="float">
            <text:p>80539</text:p>
          </table:table-cell>
          <table:table-cell office:value-type="float" office:value="167594" calcext:value-type="float">
            <text:p>167594</text:p>
          </table:table-cell>
          <table:table-cell table:number-columns-repeated="6" office:value-type="float" office:value="258249" calcext:value-type="float">
            <text:p>2582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low</text:p>
          </table:table-cell>
          <table:table-cell office:value-type="float" office:value="234932" calcext:value-type="float">
            <text:p>234932</text:p>
          </table:table-cell>
          <table:table-cell office:value-type="float" office:value="175883" calcext:value-type="float">
            <text:p>175883</text:p>
          </table:table-cell>
          <table:table-cell office:value-type="float" office:value="354496" calcext:value-type="float">
            <text:p>354496</text:p>
          </table:table-cell>
          <table:table-cell office:value-type="float" office:value="536827" calcext:value-type="float">
            <text:p>536827</text:p>
          </table:table-cell>
          <table:table-cell office:value-type="float" office:value="728204" calcext:value-type="float">
            <text:p>728204</text:p>
          </table:table-cell>
          <table:table-cell office:value-type="float" office:value="927880" calcext:value-type="float">
            <text:p>927880</text:p>
          </table:table-cell>
          <table:table-cell office:value-type="float" office:value="1141474" calcext:value-type="float">
            <text:p>1141474</text:p>
          </table:table-cell>
          <table:table-cell office:value-type="float" office:value="1369955" calcext:value-type="float">
            <text:p>1369955</text:p>
          </table:table-cell>
          <table:table-cell office:value-type="float" office:value="1613007" calcext:value-type="float">
            <text:p>161300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ean</text:p>
          </table:table-cell>
          <table:table-cell office:value-type="float" office:value="234932" calcext:value-type="float">
            <text:p>234932</text:p>
          </table:table-cell>
          <table:table-cell office:value-type="float" office:value="225154" calcext:value-type="float">
            <text:p>225154</text:p>
          </table:table-cell>
          <table:table-cell office:value-type="float" office:value="454720" calcext:value-type="float">
            <text:p>454720</text:p>
          </table:table-cell>
          <table:table-cell office:value-type="float" office:value="697906" calcext:value-type="float">
            <text:p>697906</text:p>
          </table:table-cell>
          <table:table-cell office:value-type="float" office:value="958184" calcext:value-type="float">
            <text:p>958184</text:p>
          </table:table-cell>
          <table:table-cell office:value-type="float" office:value="1241444" calcext:value-type="float">
            <text:p>1241444</text:p>
          </table:table-cell>
          <table:table-cell office:value-type="float" office:value="1549360" calcext:value-type="float">
            <text:p>1549360</text:p>
          </table:table-cell>
          <table:table-cell office:value-type="float" office:value="1886935" calcext:value-type="float">
            <text:p>1886935</text:p>
          </table:table-cell>
          <table:table-cell office:value-type="float" office:value="2257095" calcext:value-type="float">
            <text:p>225709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high</text:p>
          </table:table-cell>
          <table:table-cell office:value-type="float" office:value="234932" calcext:value-type="float">
            <text:p>234932</text:p>
          </table:table-cell>
          <table:table-cell office:value-type="float" office:value="274507" calcext:value-type="float">
            <text:p>274507</text:p>
          </table:table-cell>
          <table:table-cell office:value-type="float" office:value="559463" calcext:value-type="float">
            <text:p>559463</text:p>
          </table:table-cell>
          <table:table-cell office:value-type="float" office:value="869896" calcext:value-type="float">
            <text:p>869896</text:p>
          </table:table-cell>
          <table:table-cell office:value-type="float" office:value="1212045" calcext:value-type="float">
            <text:p>1212045</text:p>
          </table:table-cell>
          <table:table-cell office:value-type="float" office:value="1596782" calcext:value-type="float">
            <text:p>1596782</text:p>
          </table:table-cell>
          <table:table-cell office:value-type="float" office:value="2031448" calcext:value-type="float">
            <text:p>2031448</text:p>
          </table:table-cell>
          <table:table-cell office:value-type="float" office:value="2523457" calcext:value-type="float">
            <text:p>2523457</text:p>
          </table:table-cell>
          <table:table-cell office:value-type="float" office:value="2820755" calcext:value-type="float">
            <text:p>28207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ow</text:p>
          </table:table-cell>
          <table:table-cell office:value-type="float" office:value="2562" calcext:value-type="float">
            <text:p>2562</text:p>
          </table:table-cell>
          <table:table-cell office:value-type="float" office:value="1900" calcext:value-type="float">
            <text:p>1900</text:p>
          </table:table-cell>
          <table:table-cell office:value-type="float" office:value="4115" calcext:value-type="float">
            <text:p>4115</text:p>
          </table:table-cell>
          <table:table-cell office:value-type="float" office:value="6241" calcext:value-type="float">
            <text:p>6241</text:p>
          </table:table-cell>
          <table:table-cell office:value-type="float" office:value="8850" calcext:value-type="float">
            <text:p>8850</text:p>
          </table:table-cell>
          <table:table-cell office:value-type="float" office:value="11861" calcext:value-type="float">
            <text:p>11861</text:p>
          </table:table-cell>
          <table:table-cell office:value-type="float" office:value="15939" calcext:value-type="float">
            <text:p>15939</text:p>
          </table:table-cell>
          <table:table-cell table:number-columns-repeated="2" office:value-type="float" office:value="19432" calcext:value-type="float">
            <text:p>1943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ean</text:p>
          </table:table-cell>
          <table:table-cell office:value-type="float" office:value="2562" calcext:value-type="float">
            <text:p>2562</text:p>
          </table:table-cell>
          <table:table-cell office:value-type="float" office:value="2582" calcext:value-type="float">
            <text:p>2582</text:p>
          </table:table-cell>
          <table:table-cell office:value-type="float" office:value="5394" calcext:value-type="float">
            <text:p>5394</text:p>
          </table:table-cell>
          <table:table-cell office:value-type="float" office:value="9349" calcext:value-type="float">
            <text:p>9349</text:p>
          </table:table-cell>
          <table:table-cell office:value-type="float" office:value="14947" calcext:value-type="float">
            <text:p>14947</text:p>
          </table:table-cell>
          <table:table-cell table:number-columns-repeated="4" office:value-type="float" office:value="19432" calcext:value-type="float">
            <text:p>1943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gh</text:p>
          </table:table-cell>
          <table:table-cell office:value-type="float" office:value="2562" calcext:value-type="float">
            <text:p>2562</text:p>
          </table:table-cell>
          <table:table-cell office:value-type="float" office:value="3259" calcext:value-type="float">
            <text:p>3259</text:p>
          </table:table-cell>
          <table:table-cell office:value-type="float" office:value="7440" calcext:value-type="float">
            <text:p>7440</text:p>
          </table:table-cell>
          <table:table-cell office:value-type="float" office:value="14464" calcext:value-type="float">
            <text:p>14464</text:p>
          </table:table-cell>
          <table:table-cell table:number-columns-repeated="5" office:value-type="float" office:value="19432" calcext:value-type="float">
            <text:p>1943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low</text:p>
          </table:table-cell>
          <table:table-cell office:value-type="float" office:value="14454" calcext:value-type="float">
            <text:p>14454</text:p>
          </table:table-cell>
          <table:table-cell office:value-type="float" office:value="10230" calcext:value-type="float">
            <text:p>10230</text:p>
          </table:table-cell>
          <table:table-cell office:value-type="float" office:value="20623" calcext:value-type="float">
            <text:p>20623</text:p>
          </table:table-cell>
          <table:table-cell office:value-type="float" office:value="33598" calcext:value-type="float">
            <text:p>33598</text:p>
          </table:table-cell>
          <table:table-cell table:number-columns-repeated="5" office:value-type="float" office:value="42484" calcext:value-type="float">
            <text:p>424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ean</text:p>
          </table:table-cell>
          <table:table-cell office:value-type="float" office:value="14454" calcext:value-type="float">
            <text:p>14454</text:p>
          </table:table-cell>
          <table:table-cell office:value-type="float" office:value="15358" calcext:value-type="float">
            <text:p>15358</text:p>
          </table:table-cell>
          <table:table-cell office:value-type="float" office:value="34020" calcext:value-type="float">
            <text:p>34020</text:p>
          </table:table-cell>
          <table:table-cell table:number-columns-repeated="6" office:value-type="float" office:value="42484" calcext:value-type="float">
            <text:p>424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high</text:p>
          </table:table-cell>
          <table:table-cell office:value-type="float" office:value="14454" calcext:value-type="float">
            <text:p>14454</text:p>
          </table:table-cell>
          <table:table-cell office:value-type="float" office:value="20894" calcext:value-type="float">
            <text:p>20894</text:p>
          </table:table-cell>
          <table:table-cell table:number-columns-repeated="7" office:value-type="float" office:value="42484" calcext:value-type="float">
            <text:p>424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ow</text:p>
          </table:table-cell>
          <table:table-cell office:value-type="float" office:value="440506" calcext:value-type="float">
            <text:p>440506</text:p>
          </table:table-cell>
          <table:table-cell office:value-type="float" office:value="430763" calcext:value-type="float">
            <text:p>430763</text:p>
          </table:table-cell>
          <table:table-cell office:value-type="float" office:value="838991" calcext:value-type="float">
            <text:p>838991</text:p>
          </table:table-cell>
          <table:table-cell office:value-type="float" office:value="1248784" calcext:value-type="float">
            <text:p>1248784</text:p>
          </table:table-cell>
          <table:table-cell office:value-type="float" office:value="1678739" calcext:value-type="float">
            <text:p>1678739</text:p>
          </table:table-cell>
          <table:table-cell office:value-type="float" office:value="2126847" calcext:value-type="float">
            <text:p>2126847</text:p>
          </table:table-cell>
          <table:table-cell office:value-type="float" office:value="2588706" calcext:value-type="float">
            <text:p>2588706</text:p>
          </table:table-cell>
          <table:table-cell office:value-type="float" office:value="3066132" calcext:value-type="float">
            <text:p>3066132</text:p>
          </table:table-cell>
          <table:table-cell office:value-type="float" office:value="3556896" calcext:value-type="float">
            <text:p>355689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ean</text:p>
          </table:table-cell>
          <table:table-cell office:value-type="float" office:value="440506" calcext:value-type="float">
            <text:p>440506</text:p>
          </table:table-cell>
          <table:table-cell office:value-type="float" office:value="513768" calcext:value-type="float">
            <text:p>513768</text:p>
          </table:table-cell>
          <table:table-cell office:value-type="float" office:value="1002976" calcext:value-type="float">
            <text:p>1002976</text:p>
          </table:table-cell>
          <table:table-cell office:value-type="float" office:value="1509073" calcext:value-type="float">
            <text:p>1509073</text:p>
          </table:table-cell>
          <table:table-cell office:value-type="float" office:value="2049799" calcext:value-type="float">
            <text:p>2049799</text:p>
          </table:table-cell>
          <table:table-cell office:value-type="float" office:value="2611386" calcext:value-type="float">
            <text:p>2611386</text:p>
          </table:table-cell>
          <table:table-cell office:value-type="float" office:value="3195021" calcext:value-type="float">
            <text:p>3195021</text:p>
          </table:table-cell>
          <table:table-cell office:value-type="float" office:value="3805921" calcext:value-type="float">
            <text:p>3805921</text:p>
          </table:table-cell>
          <table:table-cell office:value-type="float" office:value="4451625" calcext:value-type="float">
            <text:p>44516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high</text:p>
          </table:table-cell>
          <table:table-cell office:value-type="float" office:value="440506" calcext:value-type="float">
            <text:p>440506</text:p>
          </table:table-cell>
          <table:table-cell office:value-type="float" office:value="595863" calcext:value-type="float">
            <text:p>595863</text:p>
          </table:table-cell>
          <table:table-cell office:value-type="float" office:value="1170285" calcext:value-type="float">
            <text:p>1170285</text:p>
          </table:table-cell>
          <table:table-cell office:value-type="float" office:value="1785149" calcext:value-type="float">
            <text:p>1785149</text:p>
          </table:table-cell>
          <table:table-cell office:value-type="float" office:value="2438563" calcext:value-type="float">
            <text:p>2438563</text:p>
          </table:table-cell>
          <table:table-cell office:value-type="float" office:value="3127495" calcext:value-type="float">
            <text:p>3127495</text:p>
          </table:table-cell>
          <table:table-cell office:value-type="float" office:value="3861403" calcext:value-type="float">
            <text:p>3861403</text:p>
          </table:table-cell>
          <table:table-cell office:value-type="float" office:value="4655578" calcext:value-type="float">
            <text:p>4655578</text:p>
          </table:table-cell>
          <table:table-cell office:value-type="float" office:value="5573940" calcext:value-type="float">
            <text:p>55739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low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445" calcext:value-type="float">
            <text:p>445</text:p>
          </table:table-cell>
          <table:table-cell table:number-columns-repeated="4"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mean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 table:number-columns-repeated="6"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high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 office:value-type="float" office:value="825" calcext:value-type="float">
            <text:p>825</text:p>
          </table:table-cell>
          <table:table-cell table:number-columns-repeated="6"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w</text:p>
          </table:table-cell>
          <table:table-cell office:value-type="float" office:value="15177" calcext:value-type="float">
            <text:p>15177</text:p>
          </table:table-cell>
          <table:table-cell office:value-type="float" office:value="11891" calcext:value-type="float">
            <text:p>11891</text:p>
          </table:table-cell>
          <table:table-cell office:value-type="float" office:value="22306" calcext:value-type="float">
            <text:p>22306</text:p>
          </table:table-cell>
          <table:table-cell office:value-type="float" office:value="32594" calcext:value-type="float">
            <text:p>32594</text:p>
          </table:table-cell>
          <table:table-cell office:value-type="float" office:value="43892" calcext:value-type="float">
            <text:p>43892</text:p>
          </table:table-cell>
          <table:table-cell office:value-type="float" office:value="56481" calcext:value-type="float">
            <text:p>56481</text:p>
          </table:table-cell>
          <table:table-cell office:value-type="float" office:value="71754" calcext:value-type="float">
            <text:p>71754</text:p>
          </table:table-cell>
          <table:table-cell office:value-type="float" office:value="89631" calcext:value-type="float">
            <text:p>89631</text:p>
          </table:table-cell>
          <table:table-cell office:value-type="float" office:value="111171" calcext:value-type="float">
            <text:p>11117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ean</text:p>
          </table:table-cell>
          <table:table-cell office:value-type="float" office:value="15177" calcext:value-type="float">
            <text:p>15177</text:p>
          </table:table-cell>
          <table:table-cell office:value-type="float" office:value="15556" calcext:value-type="float">
            <text:p>15556</text:p>
          </table:table-cell>
          <table:table-cell office:value-type="float" office:value="29441" calcext:value-type="float">
            <text:p>29441</text:p>
          </table:table-cell>
          <table:table-cell office:value-type="float" office:value="45641" calcext:value-type="float">
            <text:p>45641</text:p>
          </table:table-cell>
          <table:table-cell office:value-type="float" office:value="66139" calcext:value-type="float">
            <text:p>66139</text:p>
          </table:table-cell>
          <table:table-cell office:value-type="float" office:value="91828" calcext:value-type="float">
            <text:p>91828</text:p>
          </table:table-cell>
          <table:table-cell office:value-type="float" office:value="126140" calcext:value-type="float">
            <text:p>126140</text:p>
          </table:table-cell>
          <table:table-cell table:number-columns-repeated="2" office:value-type="float" office:value="162365" calcext:value-type="float">
            <text:p>1623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igh</text:p>
          </table:table-cell>
          <table:table-cell office:value-type="float" office:value="15177" calcext:value-type="float">
            <text:p>15177</text:p>
          </table:table-cell>
          <table:table-cell office:value-type="float" office:value="19160" calcext:value-type="float">
            <text:p>19160</text:p>
          </table:table-cell>
          <table:table-cell office:value-type="float" office:value="37994" calcext:value-type="float">
            <text:p>37994</text:p>
          </table:table-cell>
          <table:table-cell office:value-type="float" office:value="63387" calcext:value-type="float">
            <text:p>63387</text:p>
          </table:table-cell>
          <table:table-cell office:value-type="float" office:value="97802" calcext:value-type="float">
            <text:p>97802</text:p>
          </table:table-cell>
          <table:table-cell office:value-type="float" office:value="150974" calcext:value-type="float">
            <text:p>150974</text:p>
          </table:table-cell>
          <table:table-cell table:number-columns-repeated="3" office:value-type="float" office:value="162365" calcext:value-type="float">
            <text:p>1623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low</text:p>
          </table:table-cell>
          <table:table-cell office:value-type="float" office:value="246" calcext:value-type="float">
            <text:p>246</text:p>
          </table:table-cell>
          <table:table-cell office:value-type="float" office:value="163" calcext:value-type="float">
            <text:p>163</text:p>
          </table:table-cell>
          <table:table-cell office:value-type="float" office:value="299" calcext:value-type="float">
            <text:p>299</text:p>
          </table:table-cell>
          <table:table-cell office:value-type="float" office:value="437" calcext:value-type="float">
            <text:p>437</text:p>
          </table:table-cell>
          <table:table-cell office:value-type="float" office:value="978" calcext:value-type="float">
            <text:p>978</text:p>
          </table:table-cell>
          <table:table-cell office:value-type="float" office:value="2098" calcext:value-type="float">
            <text:p>2098</text:p>
          </table:table-cell>
          <table:table-cell table:number-columns-repeated="3"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mean</text:p>
          </table:table-cell>
          <table:table-cell office:value-type="float" office:value="246" calcext:value-type="float">
            <text:p>246</text:p>
          </table:table-cell>
          <table:table-cell office:value-type="float" office:value="273" calcext:value-type="float">
            <text:p>273</text:p>
          </table:table-cell>
          <table:table-cell office:value-type="float" office:value="526" calcext:value-type="float">
            <text:p>526</text:p>
          </table:table-cell>
          <table:table-cell office:value-type="float" office:value="1875" calcext:value-type="float">
            <text:p>1875</text:p>
          </table:table-cell>
          <table:table-cell table:number-columns-repeated="5"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gh</text:p>
          </table:table-cell>
          <table:table-cell office:value-type="float" office:value="246" calcext:value-type="float">
            <text:p>246</text:p>
          </table:table-cell>
          <table:table-cell office:value-type="float" office:value="383" calcext:value-type="float">
            <text:p>383</text:p>
          </table:table-cell>
          <table:table-cell office:value-type="float" office:value="1413" calcext:value-type="float">
            <text:p>1413</text:p>
          </table:table-cell>
          <table:table-cell table:number-columns-repeated="6"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low</text:p>
          </table:table-cell>
          <table:table-cell office:value-type="float" office:value="1127" calcext:value-type="float">
            <text:p>1127</text:p>
          </table:table-cell>
          <table:table-cell office:value-type="float" office:value="620" calcext:value-type="float">
            <text:p>620</text:p>
          </table:table-cell>
          <table:table-cell office:value-type="float" office:value="1343" calcext:value-type="float">
            <text:p>1343</text:p>
          </table:table-cell>
          <table:table-cell office:value-type="float" office:value="1911" calcext:value-type="float">
            <text:p>1911</text:p>
          </table:table-cell>
          <table:table-cell table:number-columns-repeated="5" office:value-type="float" office:value="2249" calcext:value-type="float">
            <text:p>22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mean</text:p>
          </table:table-cell>
          <table:table-cell office:value-type="float" office:value="1127" calcext:value-type="float">
            <text:p>1127</text:p>
          </table:table-cell>
          <table:table-cell office:value-type="float" office:value="1284" calcext:value-type="float">
            <text:p>1284</text:p>
          </table:table-cell>
          <table:table-cell office:value-type="float" office:value="2242" calcext:value-type="float">
            <text:p>2242</text:p>
          </table:table-cell>
          <table:table-cell table:number-columns-repeated="6" office:value-type="float" office:value="2249" calcext:value-type="float">
            <text:p>22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igh</text:p>
          </table:table-cell>
          <table:table-cell office:value-type="float" office:value="1127" calcext:value-type="float">
            <text:p>1127</text:p>
          </table:table-cell>
          <table:table-cell office:value-type="float" office:value="1820" calcext:value-type="float">
            <text:p>1820</text:p>
          </table:table-cell>
          <table:table-cell table:number-columns-repeated="7" office:value-type="float" office:value="2249" calcext:value-type="float">
            <text:p>22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low</text:p>
          </table:table-cell>
          <table:table-cell office:value-type="float" office:value="2327" calcext:value-type="float">
            <text:p>2327</text:p>
          </table:table-cell>
          <table:table-cell office:value-type="float" office:value="723" calcext:value-type="float">
            <text:p>723</text:p>
          </table:table-cell>
          <table:table-cell office:value-type="float" office:value="1700" calcext:value-type="float">
            <text:p>1700</text:p>
          </table:table-cell>
          <table:table-cell office:value-type="float" office:value="2842" calcext:value-type="float">
            <text:p>2842</text:p>
          </table:table-cell>
          <table:table-cell office:value-type="float" office:value="4994" calcext:value-type="float">
            <text:p>4994</text:p>
          </table:table-cell>
          <table:table-cell office:value-type="float" office:value="8603" calcext:value-type="float">
            <text:p>8603</text:p>
          </table:table-cell>
          <table:table-cell office:value-type="float" office:value="15178" calcext:value-type="float">
            <text:p>15178</text:p>
          </table:table-cell>
          <table:table-cell office:value-type="float" office:value="24310" calcext:value-type="float">
            <text:p>24310</text:p>
          </table:table-cell>
          <table:table-cell office:value-type="float" office:value="35563" calcext:value-type="float">
            <text:p>355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mean</text:p>
          </table:table-cell>
          <table:table-cell office:value-type="float" office:value="2327" calcext:value-type="float">
            <text:p>2327</text:p>
          </table:table-cell>
          <table:table-cell office:value-type="float" office:value="1969" calcext:value-type="float">
            <text:p>1969</text:p>
          </table:table-cell>
          <table:table-cell office:value-type="float" office:value="4765" calcext:value-type="float">
            <text:p>4765</text:p>
          </table:table-cell>
          <table:table-cell office:value-type="float" office:value="10847" calcext:value-type="float">
            <text:p>10847</text:p>
          </table:table-cell>
          <table:table-cell office:value-type="float" office:value="23061" calcext:value-type="float">
            <text:p>23061</text:p>
          </table:table-cell>
          <table:table-cell office:value-type="float" office:value="42107" calcext:value-type="float">
            <text:p>42107</text:p>
          </table:table-cell>
          <table:table-cell table:number-columns-repeated="3" office:value-type="float" office:value="52564" calcext:value-type="float">
            <text:p>525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high</text:p>
          </table:table-cell>
          <table:table-cell office:value-type="float" office:value="2327" calcext:value-type="float">
            <text:p>2327</text:p>
          </table:table-cell>
          <table:table-cell office:value-type="float" office:value="3458" calcext:value-type="float">
            <text:p>3458</text:p>
          </table:table-cell>
          <table:table-cell office:value-type="float" office:value="10240" calcext:value-type="float">
            <text:p>10240</text:p>
          </table:table-cell>
          <table:table-cell office:value-type="float" office:value="27334" calcext:value-type="float">
            <text:p>27334</text:p>
          </table:table-cell>
          <table:table-cell table:number-columns-repeated="5" office:value-type="float" office:value="52564" calcext:value-type="float">
            <text:p>525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low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mean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table:number-columns-repeated="6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high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table:number-columns-repeated="7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low</text:p>
          </table:table-cell>
          <table:table-cell office:value-type="float" office:value="5716" calcext:value-type="float">
            <text:p>5716</text:p>
          </table:table-cell>
          <table:table-cell office:value-type="float" office:value="2846" calcext:value-type="float">
            <text:p>2846</text:p>
          </table:table-cell>
          <table:table-cell office:value-type="float" office:value="5879" calcext:value-type="float">
            <text:p>5879</text:p>
          </table:table-cell>
          <table:table-cell office:value-type="float" office:value="9162" calcext:value-type="float">
            <text:p>9162</text:p>
          </table:table-cell>
          <table:table-cell office:value-type="float" office:value="13352" calcext:value-type="float">
            <text:p>13352</text:p>
          </table:table-cell>
          <table:table-cell office:value-type="float" office:value="18703" calcext:value-type="float">
            <text:p>18703</text:p>
          </table:table-cell>
          <table:table-cell office:value-type="float" office:value="26208" calcext:value-type="float">
            <text:p>26208</text:p>
          </table:table-cell>
          <table:table-cell office:value-type="float" office:value="35518" calcext:value-type="float">
            <text:p>35518</text:p>
          </table:table-cell>
          <table:table-cell office:value-type="float" office:value="46313" calcext:value-type="float">
            <text:p>463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ean</text:p>
          </table:table-cell>
          <table:table-cell office:value-type="float" office:value="5716" calcext:value-type="float">
            <text:p>5716</text:p>
          </table:table-cell>
          <table:table-cell office:value-type="float" office:value="6332" calcext:value-type="float">
            <text:p>6332</text:p>
          </table:table-cell>
          <table:table-cell office:value-type="float" office:value="13862" calcext:value-type="float">
            <text:p>13862</text:p>
          </table:table-cell>
          <table:table-cell office:value-type="float" office:value="24776" calcext:value-type="float">
            <text:p>24776</text:p>
          </table:table-cell>
          <table:table-cell office:value-type="float" office:value="40917" calcext:value-type="float">
            <text:p>40917</text:p>
          </table:table-cell>
          <table:table-cell office:value-type="float" office:value="62517" calcext:value-type="float">
            <text:p>62517</text:p>
          </table:table-cell>
          <table:table-cell office:value-type="float" office:value="90138" calcext:value-type="float">
            <text:p>90138</text:p>
          </table:table-cell>
          <table:table-cell table:number-columns-repeated="2" office:value-type="float" office:value="103004" calcext:value-type="float">
            <text:p>1030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high</text:p>
          </table:table-cell>
          <table:table-cell office:value-type="float" office:value="5716" calcext:value-type="float">
            <text:p>5716</text:p>
          </table:table-cell>
          <table:table-cell office:value-type="float" office:value="10157" calcext:value-type="float">
            <text:p>10157</text:p>
          </table:table-cell>
          <table:table-cell office:value-type="float" office:value="24792" calcext:value-type="float">
            <text:p>24792</text:p>
          </table:table-cell>
          <table:table-cell office:value-type="float" office:value="49085" calcext:value-type="float">
            <text:p>49085</text:p>
          </table:table-cell>
          <table:table-cell office:value-type="float" office:value="85323" calcext:value-type="float">
            <text:p>85323</text:p>
          </table:table-cell>
          <table:table-cell table:number-columns-repeated="4" office:value-type="float" office:value="103004" calcext:value-type="float">
            <text:p>1030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low</text:p>
          </table:table-cell>
          <table:table-cell office:value-type="float" office:value="123697" calcext:value-type="float">
            <text:p>123697</text:p>
          </table:table-cell>
          <table:table-cell office:value-type="float" office:value="106414" calcext:value-type="float">
            <text:p>106414</text:p>
          </table:table-cell>
          <table:table-cell office:value-type="float" office:value="197710" calcext:value-type="float">
            <text:p>197710</text:p>
          </table:table-cell>
          <table:table-cell office:value-type="float" office:value="290181" calcext:value-type="float">
            <text:p>290181</text:p>
          </table:table-cell>
          <table:table-cell office:value-type="float" office:value="392673" calcext:value-type="float">
            <text:p>392673</text:p>
          </table:table-cell>
          <table:table-cell office:value-type="float" office:value="506571" calcext:value-type="float">
            <text:p>506571</text:p>
          </table:table-cell>
          <table:table-cell office:value-type="float" office:value="632204" calcext:value-type="float">
            <text:p>632204</text:p>
          </table:table-cell>
          <table:table-cell office:value-type="float" office:value="765634" calcext:value-type="float">
            <text:p>765634</text:p>
          </table:table-cell>
          <table:table-cell office:value-type="float" office:value="903798" calcext:value-type="float">
            <text:p>90379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mean</text:p>
          </table:table-cell>
          <table:table-cell office:value-type="float" office:value="123697" calcext:value-type="float">
            <text:p>123697</text:p>
          </table:table-cell>
          <table:table-cell office:value-type="float" office:value="130200" calcext:value-type="float">
            <text:p>130200</text:p>
          </table:table-cell>
          <table:table-cell office:value-type="float" office:value="243408" calcext:value-type="float">
            <text:p>243408</text:p>
          </table:table-cell>
          <table:table-cell office:value-type="float" office:value="369450" calcext:value-type="float">
            <text:p>369450</text:p>
          </table:table-cell>
          <table:table-cell office:value-type="float" office:value="517295" calcext:value-type="float">
            <text:p>517295</text:p>
          </table:table-cell>
          <table:table-cell office:value-type="float" office:value="683382" calcext:value-type="float">
            <text:p>683382</text:p>
          </table:table-cell>
          <table:table-cell office:value-type="float" office:value="860095" calcext:value-type="float">
            <text:p>860095</text:p>
          </table:table-cell>
          <table:table-cell office:value-type="float" office:value="1051495" calcext:value-type="float">
            <text:p>1051495</text:p>
          </table:table-cell>
          <table:table-cell office:value-type="float" office:value="1262847" calcext:value-type="float">
            <text:p>12628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high</text:p>
          </table:table-cell>
          <table:table-cell office:value-type="float" office:value="123697" calcext:value-type="float">
            <text:p>123697</text:p>
          </table:table-cell>
          <table:table-cell office:value-type="float" office:value="153257" calcext:value-type="float">
            <text:p>153257</text:p>
          </table:table-cell>
          <table:table-cell office:value-type="float" office:value="293037" calcext:value-type="float">
            <text:p>293037</text:p>
          </table:table-cell>
          <table:table-cell office:value-type="float" office:value="462123" calcext:value-type="float">
            <text:p>462123</text:p>
          </table:table-cell>
          <table:table-cell office:value-type="float" office:value="662203" calcext:value-type="float">
            <text:p>662203</text:p>
          </table:table-cell>
          <table:table-cell office:value-type="float" office:value="886085" calcext:value-type="float">
            <text:p>886085</text:p>
          </table:table-cell>
          <table:table-cell office:value-type="float" office:value="1137851" calcext:value-type="float">
            <text:p>1137851</text:p>
          </table:table-cell>
          <table:table-cell table:number-columns-repeated="2" office:value-type="float" office:value="1341636" calcext:value-type="float">
            <text:p>134163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low</text:p>
          </table:table-cell>
          <table:table-cell office:value-type="float" office:value="63099" calcext:value-type="float">
            <text:p>63099</text:p>
          </table:table-cell>
          <table:table-cell office:value-type="float" office:value="17253" calcext:value-type="float">
            <text:p>17253</text:p>
          </table:table-cell>
          <table:table-cell office:value-type="float" office:value="34099" calcext:value-type="float">
            <text:p>34099</text:p>
          </table:table-cell>
          <table:table-cell office:value-type="float" office:value="50106" calcext:value-type="float">
            <text:p>50106</text:p>
          </table:table-cell>
          <table:table-cell office:value-type="float" office:value="67568" calcext:value-type="float">
            <text:p>67568</text:p>
          </table:table-cell>
          <table:table-cell office:value-type="float" office:value="86290" calcext:value-type="float">
            <text:p>86290</text:p>
          </table:table-cell>
          <table:table-cell office:value-type="float" office:value="107926" calcext:value-type="float">
            <text:p>107926</text:p>
          </table:table-cell>
          <table:table-cell office:value-type="float" office:value="131565" calcext:value-type="float">
            <text:p>131565</text:p>
          </table:table-cell>
          <table:table-cell office:value-type="float" office:value="156157" calcext:value-type="float">
            <text:p>15615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mean</text:p>
          </table:table-cell>
          <table:table-cell office:value-type="float" office:value="63099" calcext:value-type="float">
            <text:p>63099</text:p>
          </table:table-cell>
          <table:table-cell office:value-type="float" office:value="57840" calcext:value-type="float">
            <text:p>57840</text:p>
          </table:table-cell>
          <table:table-cell office:value-type="float" office:value="112005" calcext:value-type="float">
            <text:p>112005</text:p>
          </table:table-cell>
          <table:table-cell office:value-type="float" office:value="169895" calcext:value-type="float">
            <text:p>169895</text:p>
          </table:table-cell>
          <table:table-cell office:value-type="float" office:value="234019" calcext:value-type="float">
            <text:p>234019</text:p>
          </table:table-cell>
          <table:table-cell office:value-type="float" office:value="304648" calcext:value-type="float">
            <text:p>304648</text:p>
          </table:table-cell>
          <table:table-cell office:value-type="float" office:value="381007" calcext:value-type="float">
            <text:p>381007</text:p>
          </table:table-cell>
          <table:table-cell office:value-type="float" office:value="465638" calcext:value-type="float">
            <text:p>465638</text:p>
          </table:table-cell>
          <table:table-cell office:value-type="float" office:value="566222" calcext:value-type="float">
            <text:p>5662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high</text:p>
          </table:table-cell>
          <table:table-cell office:value-type="float" office:value="63099" calcext:value-type="float">
            <text:p>63099</text:p>
          </table:table-cell>
          <table:table-cell office:value-type="float" office:value="96569" calcext:value-type="float">
            <text:p>96569</text:p>
          </table:table-cell>
          <table:table-cell office:value-type="float" office:value="191545" calcext:value-type="float">
            <text:p>191545</text:p>
          </table:table-cell>
          <table:table-cell office:value-type="float" office:value="299361" calcext:value-type="float">
            <text:p>299361</text:p>
          </table:table-cell>
          <table:table-cell office:value-type="float" office:value="421940" calcext:value-type="float">
            <text:p>421940</text:p>
          </table:table-cell>
          <table:table-cell office:value-type="float" office:value="559840" calcext:value-type="float">
            <text:p>559840</text:p>
          </table:table-cell>
          <table:table-cell office:value-type="float" office:value="726889" calcext:value-type="float">
            <text:p>726889</text:p>
          </table:table-cell>
          <table:table-cell office:value-type="float" office:value="929681" calcext:value-type="float">
            <text:p>929681</text:p>
          </table:table-cell>
          <table:table-cell office:value-type="float" office:value="1225998" calcext:value-type="float">
            <text:p>122599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low</text:p>
          </table:table-cell>
          <table:table-cell office:value-type="float" office:value="11018" calcext:value-type="float">
            <text:p>11018</text:p>
          </table:table-cell>
          <table:table-cell office:value-type="float" office:value="9457" calcext:value-type="float">
            <text:p>9457</text:p>
          </table:table-cell>
          <table:table-cell office:value-type="float" office:value="18556" calcext:value-type="float">
            <text:p>18556</text:p>
          </table:table-cell>
          <table:table-cell office:value-type="float" office:value="27620" calcext:value-type="float">
            <text:p>27620</text:p>
          </table:table-cell>
          <table:table-cell office:value-type="float" office:value="37781" calcext:value-type="float">
            <text:p>37781</text:p>
          </table:table-cell>
          <table:table-cell office:value-type="float" office:value="49277" calcext:value-type="float">
            <text:p>49277</text:p>
          </table:table-cell>
          <table:table-cell office:value-type="float" office:value="63519" calcext:value-type="float">
            <text:p>63519</text:p>
          </table:table-cell>
          <table:table-cell office:value-type="float" office:value="79854" calcext:value-type="float">
            <text:p>79854</text:p>
          </table:table-cell>
          <table:table-cell office:value-type="float" office:value="97844" calcext:value-type="float">
            <text:p>978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ean</text:p>
          </table:table-cell>
          <table:table-cell office:value-type="float" office:value="11018" calcext:value-type="float">
            <text:p>11018</text:p>
          </table:table-cell>
          <table:table-cell office:value-type="float" office:value="12150" calcext:value-type="float">
            <text:p>12150</text:p>
          </table:table-cell>
          <table:table-cell office:value-type="float" office:value="23923" calcext:value-type="float">
            <text:p>23923</text:p>
          </table:table-cell>
          <table:table-cell office:value-type="float" office:value="38236" calcext:value-type="float">
            <text:p>38236</text:p>
          </table:table-cell>
          <table:table-cell office:value-type="float" office:value="57038" calcext:value-type="float">
            <text:p>57038</text:p>
          </table:table-cell>
          <table:table-cell office:value-type="float" office:value="80263" calcext:value-type="float">
            <text:p>80263</text:p>
          </table:table-cell>
          <table:table-cell office:value-type="float" office:value="107230" calcext:value-type="float">
            <text:p>107230</text:p>
          </table:table-cell>
          <table:table-cell office:value-type="float" office:value="143516" calcext:value-type="float">
            <text:p>143516</text:p>
          </table:table-cell>
          <table:table-cell office:value-type="float" office:value="164630" calcext:value-type="float">
            <text:p>1646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high</text:p>
          </table:table-cell>
          <table:table-cell office:value-type="float" office:value="11018" calcext:value-type="float">
            <text:p>11018</text:p>
          </table:table-cell>
          <table:table-cell office:value-type="float" office:value="14843" calcext:value-type="float">
            <text:p>14843</text:p>
          </table:table-cell>
          <table:table-cell office:value-type="float" office:value="30846" calcext:value-type="float">
            <text:p>30846</text:p>
          </table:table-cell>
          <table:table-cell office:value-type="float" office:value="53853" calcext:value-type="float">
            <text:p>53853</text:p>
          </table:table-cell>
          <table:table-cell office:value-type="float" office:value="84551" calcext:value-type="float">
            <text:p>84551</text:p>
          </table:table-cell>
          <table:table-cell office:value-type="float" office:value="126138" calcext:value-type="float">
            <text:p>126138</text:p>
          </table:table-cell>
          <table:table-cell table:number-columns-repeated="3" office:value-type="float" office:value="164630" calcext:value-type="float">
            <text:p>1646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ow</text:p>
          </table:table-cell>
          <table:table-cell office:value-type="float" office:value="6918" calcext:value-type="float">
            <text:p>6918</text:p>
          </table:table-cell>
          <table:table-cell office:value-type="float" office:value="2560" calcext:value-type="float">
            <text:p>2560</text:p>
          </table:table-cell>
          <table:table-cell office:value-type="float" office:value="6287" calcext:value-type="float">
            <text:p>6287</text:p>
          </table:table-cell>
          <table:table-cell office:value-type="float" office:value="10922" calcext:value-type="float">
            <text:p>10922</text:p>
          </table:table-cell>
          <table:table-cell office:value-type="float" office:value="17482" calcext:value-type="float">
            <text:p>17482</text:p>
          </table:table-cell>
          <table:table-cell office:value-type="float" office:value="26151" calcext:value-type="float">
            <text:p>26151</text:p>
          </table:table-cell>
          <table:table-cell office:value-type="float" office:value="38207" calcext:value-type="float">
            <text:p>38207</text:p>
          </table:table-cell>
          <table:table-cell office:value-type="float" office:value="52818" calcext:value-type="float">
            <text:p>52818</text:p>
          </table:table-cell>
          <table:table-cell office:value-type="float" office:value="69294" calcext:value-type="float">
            <text:p>692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ean</text:p>
          </table:table-cell>
          <table:table-cell office:value-type="float" office:value="6918" calcext:value-type="float">
            <text:p>6918</text:p>
          </table:table-cell>
          <table:table-cell office:value-type="float" office:value="4459" calcext:value-type="float">
            <text:p>4459</text:p>
          </table:table-cell>
          <table:table-cell office:value-type="float" office:value="11330" calcext:value-type="float">
            <text:p>11330</text:p>
          </table:table-cell>
          <table:table-cell office:value-type="float" office:value="22922" calcext:value-type="float">
            <text:p>22922</text:p>
          </table:table-cell>
          <table:table-cell office:value-type="float" office:value="41173" calcext:value-type="float">
            <text:p>41173</text:p>
          </table:table-cell>
          <table:table-cell office:value-type="float" office:value="65399" calcext:value-type="float">
            <text:p>65399</text:p>
          </table:table-cell>
          <table:table-cell office:value-type="float" office:value="94053" calcext:value-type="float">
            <text:p>94053</text:p>
          </table:table-cell>
          <table:table-cell office:value-type="float" office:value="132069" calcext:value-type="float">
            <text:p>132069</text:p>
          </table:table-cell>
          <table:table-cell office:value-type="float" office:value="183383" calcext:value-type="float">
            <text:p>18338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gh</text:p>
          </table:table-cell>
          <table:table-cell office:value-type="float" office:value="6918" calcext:value-type="float">
            <text:p>6918</text:p>
          </table:table-cell>
          <table:table-cell office:value-type="float" office:value="6614" calcext:value-type="float">
            <text:p>6614</text:p>
          </table:table-cell>
          <table:table-cell office:value-type="float" office:value="18998" calcext:value-type="float">
            <text:p>18998</text:p>
          </table:table-cell>
          <table:table-cell office:value-type="float" office:value="42666" calcext:value-type="float">
            <text:p>42666</text:p>
          </table:table-cell>
          <table:table-cell office:value-type="float" office:value="77302" calcext:value-type="float">
            <text:p>77302</text:p>
          </table:table-cell>
          <table:table-cell office:value-type="float" office:value="124679" calcext:value-type="float">
            <text:p>124679</text:p>
          </table:table-cell>
          <table:table-cell office:value-type="float" office:value="192219" calcext:value-type="float">
            <text:p>192219</text:p>
          </table:table-cell>
          <table:table-cell table:number-columns-repeated="2" office:value-type="float" office:value="212282" calcext:value-type="float">
            <text:p>21228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ow</text:p>
          </table:table-cell>
          <table:table-cell office:value-type="float" office:value="171" calcext:value-type="float">
            <text:p>171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236" calcext:value-type="float">
            <text:p>236</text:p>
          </table:table-cell>
          <table:table-cell office:value-type="float" office:value="743" calcext:value-type="float">
            <text:p>743</text:p>
          </table:table-cell>
          <table:table-cell table:number-columns-repeated="4"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an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358" calcext:value-type="float">
            <text:p>358</text:p>
          </table:table-cell>
          <table:table-cell table:number-columns-repeated="6"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igh</text:p>
          </table:table-cell>
          <table:table-cell office:value-type="float" office:value="171" calcext:value-type="float">
            <text:p>171</text:p>
          </table:table-cell>
          <table:table-cell office:value-type="float" office:value="275" calcext:value-type="float">
            <text:p>275</text:p>
          </table:table-cell>
          <table:table-cell office:value-type="float" office:value="1303" calcext:value-type="float">
            <text:p>1303</text:p>
          </table:table-cell>
          <table:table-cell table:number-columns-repeated="6"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ow</text:p>
          </table:table-cell>
          <table:table-cell office:value-type="float" office:value="17732" calcext:value-type="float">
            <text:p>17732</text:p>
          </table:table-cell>
          <table:table-cell office:value-type="float" office:value="9833" calcext:value-type="float">
            <text:p>9833</text:p>
          </table:table-cell>
          <table:table-cell office:value-type="float" office:value="17895" calcext:value-type="float">
            <text:p>17895</text:p>
          </table:table-cell>
          <table:table-cell office:value-type="float" office:value="27315" calcext:value-type="float">
            <text:p>27315</text:p>
          </table:table-cell>
          <table:table-cell table:number-columns-repeated="5" office:value-type="float" office:value="33408" calcext:value-type="float">
            <text:p>334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an</text:p>
          </table:table-cell>
          <table:table-cell office:value-type="float" office:value="17732" calcext:value-type="float">
            <text:p>17732</text:p>
          </table:table-cell>
          <table:table-cell office:value-type="float" office:value="14997" calcext:value-type="float">
            <text:p>14997</text:p>
          </table:table-cell>
          <table:table-cell office:value-type="float" office:value="31208" calcext:value-type="float">
            <text:p>31208</text:p>
          </table:table-cell>
          <table:table-cell table:number-columns-repeated="6" office:value-type="float" office:value="33408" calcext:value-type="float">
            <text:p>334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igh</text:p>
          </table:table-cell>
          <table:table-cell office:value-type="float" office:value="17732" calcext:value-type="float">
            <text:p>17732</text:p>
          </table:table-cell>
          <table:table-cell office:value-type="float" office:value="20569" calcext:value-type="float">
            <text:p>20569</text:p>
          </table:table-cell>
          <table:table-cell table:number-columns-repeated="7" office:value-type="float" office:value="33408" calcext:value-type="float">
            <text:p>334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ow</text:p>
          </table:table-cell>
          <table:table-cell office:value-type="float" office:value="198344" calcext:value-type="float">
            <text:p>198344</text:p>
          </table:table-cell>
          <table:table-cell office:value-type="float" office:value="190398" calcext:value-type="float">
            <text:p>190398</text:p>
          </table:table-cell>
          <table:table-cell office:value-type="float" office:value="383130" calcext:value-type="float">
            <text:p>383130</text:p>
          </table:table-cell>
          <table:table-cell office:value-type="float" office:value="589832" calcext:value-type="float">
            <text:p>589832</text:p>
          </table:table-cell>
          <table:table-cell office:value-type="float" office:value="797956" calcext:value-type="float">
            <text:p>797956</text:p>
          </table:table-cell>
          <table:table-cell office:value-type="float" office:value="1007622" calcext:value-type="float">
            <text:p>1007622</text:p>
          </table:table-cell>
          <table:table-cell office:value-type="float" office:value="1231151" calcext:value-type="float">
            <text:p>1231151</text:p>
          </table:table-cell>
          <table:table-cell office:value-type="float" office:value="1471666" calcext:value-type="float">
            <text:p>1471666</text:p>
          </table:table-cell>
          <table:table-cell office:value-type="float" office:value="1725076" calcext:value-type="float">
            <text:p>172507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ean</text:p>
          </table:table-cell>
          <table:table-cell office:value-type="float" office:value="198344" calcext:value-type="float">
            <text:p>198344</text:p>
          </table:table-cell>
          <table:table-cell office:value-type="float" office:value="216006" calcext:value-type="float">
            <text:p>216006</text:p>
          </table:table-cell>
          <table:table-cell office:value-type="float" office:value="438972" calcext:value-type="float">
            <text:p>438972</text:p>
          </table:table-cell>
          <table:table-cell office:value-type="float" office:value="675699" calcext:value-type="float">
            <text:p>675699</text:p>
          </table:table-cell>
          <table:table-cell office:value-type="float" office:value="912126" calcext:value-type="float">
            <text:p>912126</text:p>
          </table:table-cell>
          <table:table-cell office:value-type="float" office:value="1159230" calcext:value-type="float">
            <text:p>1159230</text:p>
          </table:table-cell>
          <table:table-cell office:value-type="float" office:value="1428364" calcext:value-type="float">
            <text:p>1428364</text:p>
          </table:table-cell>
          <table:table-cell office:value-type="float" office:value="1715146" calcext:value-type="float">
            <text:p>1715146</text:p>
          </table:table-cell>
          <table:table-cell office:value-type="float" office:value="2015924" calcext:value-type="float">
            <text:p>201592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igh</text:p>
          </table:table-cell>
          <table:table-cell office:value-type="float" office:value="198344" calcext:value-type="float">
            <text:p>198344</text:p>
          </table:table-cell>
          <table:table-cell office:value-type="float" office:value="241850" calcext:value-type="float">
            <text:p>241850</text:p>
          </table:table-cell>
          <table:table-cell office:value-type="float" office:value="495852" calcext:value-type="float">
            <text:p>495852</text:p>
          </table:table-cell>
          <table:table-cell office:value-type="float" office:value="761469" calcext:value-type="float">
            <text:p>761469</text:p>
          </table:table-cell>
          <table:table-cell office:value-type="float" office:value="1028967" calcext:value-type="float">
            <text:p>1028967</text:p>
          </table:table-cell>
          <table:table-cell office:value-type="float" office:value="1319264" calcext:value-type="float">
            <text:p>1319264</text:p>
          </table:table-cell>
          <table:table-cell office:value-type="float" office:value="1634604" calcext:value-type="float">
            <text:p>1634604</text:p>
          </table:table-cell>
          <table:table-cell office:value-type="float" office:value="1968645" calcext:value-type="float">
            <text:p>1968645</text:p>
          </table:table-cell>
          <table:table-cell office:value-type="float" office:value="2315983" calcext:value-type="float">
            <text:p>231598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ow</text:p>
          </table:table-cell>
          <table:table-cell office:value-type="float" office:value="5661" calcext:value-type="float">
            <text:p>5661</text:p>
          </table:table-cell>
          <table:table-cell office:value-type="float" office:value="3991" calcext:value-type="float">
            <text:p>3991</text:p>
          </table:table-cell>
          <table:table-cell office:value-type="float" office:value="9149" calcext:value-type="float">
            <text:p>9149</text:p>
          </table:table-cell>
          <table:table-cell office:value-type="float" office:value="15129" calcext:value-type="float">
            <text:p>15129</text:p>
          </table:table-cell>
          <table:table-cell office:value-type="float" office:value="21661" calcext:value-type="float">
            <text:p>21661</text:p>
          </table:table-cell>
          <table:table-cell office:value-type="float" office:value="28606" calcext:value-type="float">
            <text:p>28606</text:p>
          </table:table-cell>
          <table:table-cell office:value-type="float" office:value="36023" calcext:value-type="float">
            <text:p>36023</text:p>
          </table:table-cell>
          <table:table-cell office:value-type="float" office:value="43999" calcext:value-type="float">
            <text:p>43999</text:p>
          </table:table-cell>
          <table:table-cell office:value-type="float" office:value="52627" calcext:value-type="float">
            <text:p>526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ean</text:p>
          </table:table-cell>
          <table:table-cell office:value-type="float" office:value="5661" calcext:value-type="float">
            <text:p>5661</text:p>
          </table:table-cell>
          <table:table-cell office:value-type="float" office:value="5296" calcext:value-type="float">
            <text:p>5296</text:p>
          </table:table-cell>
          <table:table-cell office:value-type="float" office:value="12317" calcext:value-type="float">
            <text:p>12317</text:p>
          </table:table-cell>
          <table:table-cell office:value-type="float" office:value="20439" calcext:value-type="float">
            <text:p>20439</text:p>
          </table:table-cell>
          <table:table-cell office:value-type="float" office:value="29250" calcext:value-type="float">
            <text:p>29250</text:p>
          </table:table-cell>
          <table:table-cell office:value-type="float" office:value="38839" calcext:value-type="float">
            <text:p>38839</text:p>
          </table:table-cell>
          <table:table-cell office:value-type="float" office:value="49396" calcext:value-type="float">
            <text:p>49396</text:p>
          </table:table-cell>
          <table:table-cell office:value-type="float" office:value="61055" calcext:value-type="float">
            <text:p>61055</text:p>
          </table:table-cell>
          <table:table-cell office:value-type="float" office:value="73931" calcext:value-type="float">
            <text:p>739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igh</text:p>
          </table:table-cell>
          <table:table-cell office:value-type="float" office:value="5661" calcext:value-type="float">
            <text:p>5661</text:p>
          </table:table-cell>
          <table:table-cell office:value-type="float" office:value="6681" calcext:value-type="float">
            <text:p>6681</text:p>
          </table:table-cell>
          <table:table-cell office:value-type="float" office:value="15696" calcext:value-type="float">
            <text:p>15696</text:p>
          </table:table-cell>
          <table:table-cell office:value-type="float" office:value="26017" calcext:value-type="float">
            <text:p>26017</text:p>
          </table:table-cell>
          <table:table-cell office:value-type="float" office:value="37411" calcext:value-type="float">
            <text:p>37411</text:p>
          </table:table-cell>
          <table:table-cell office:value-type="float" office:value="50180" calcext:value-type="float">
            <text:p>50180</text:p>
          </table:table-cell>
          <table:table-cell office:value-type="float" office:value="64592" calcext:value-type="float">
            <text:p>64592</text:p>
          </table:table-cell>
          <table:table-cell office:value-type="float" office:value="80806" calcext:value-type="float">
            <text:p>80806</text:p>
          </table:table-cell>
          <table:table-cell office:value-type="float" office:value="98929" calcext:value-type="float">
            <text:p>9892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low</text:p>
          </table:table-cell>
          <table:table-cell office:value-type="float" office:value="3178" calcext:value-type="float">
            <text:p>3178</text:p>
          </table:table-cell>
          <table:table-cell office:value-type="float" office:value="2272" calcext:value-type="float">
            <text:p>2272</text:p>
          </table:table-cell>
          <table:table-cell office:value-type="float" office:value="5087" calcext:value-type="float">
            <text:p>5087</text:p>
          </table:table-cell>
          <table:table-cell office:value-type="float" office:value="8075" calcext:value-type="float">
            <text:p>8075</text:p>
          </table:table-cell>
          <table:table-cell office:value-type="float" office:value="11098" calcext:value-type="float">
            <text:p>11098</text:p>
          </table:table-cell>
          <table:table-cell office:value-type="float" office:value="14212" calcext:value-type="float">
            <text:p>14212</text:p>
          </table:table-cell>
          <table:table-cell office:value-type="float" office:value="17487" calcext:value-type="float">
            <text:p>17487</text:p>
          </table:table-cell>
          <table:table-cell office:value-type="float" office:value="20850" calcext:value-type="float">
            <text:p>20850</text:p>
          </table:table-cell>
          <table:table-cell office:value-type="float" office:value="24240" calcext:value-type="float">
            <text:p>242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ean</text:p>
          </table:table-cell>
          <table:table-cell office:value-type="float" office:value="3178" calcext:value-type="float">
            <text:p>3178</text:p>
          </table:table-cell>
          <table:table-cell office:value-type="float" office:value="3612" calcext:value-type="float">
            <text:p>3612</text:p>
          </table:table-cell>
          <table:table-cell office:value-type="float" office:value="8016" calcext:value-type="float">
            <text:p>8016</text:p>
          </table:table-cell>
          <table:table-cell office:value-type="float" office:value="12551" calcext:value-type="float">
            <text:p>12551</text:p>
          </table:table-cell>
          <table:table-cell office:value-type="float" office:value="17362" calcext:value-type="float">
            <text:p>17362</text:p>
          </table:table-cell>
          <table:table-cell office:value-type="float" office:value="22377" calcext:value-type="float">
            <text:p>22377</text:p>
          </table:table-cell>
          <table:table-cell office:value-type="float" office:value="27557" calcext:value-type="float">
            <text:p>27557</text:p>
          </table:table-cell>
          <table:table-cell office:value-type="float" office:value="33235" calcext:value-type="float">
            <text:p>33235</text:p>
          </table:table-cell>
          <table:table-cell office:value-type="float" office:value="38487" calcext:value-type="float">
            <text:p>3848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high</text:p>
          </table:table-cell>
          <table:table-cell office:value-type="float" office:value="3178" calcext:value-type="float">
            <text:p>3178</text:p>
          </table:table-cell>
          <table:table-cell office:value-type="float" office:value="5031" calcext:value-type="float">
            <text:p>5031</text:p>
          </table:table-cell>
          <table:table-cell office:value-type="float" office:value="10980" calcext:value-type="float">
            <text:p>10980</text:p>
          </table:table-cell>
          <table:table-cell office:value-type="float" office:value="17297" calcext:value-type="float">
            <text:p>17297</text:p>
          </table:table-cell>
          <table:table-cell office:value-type="float" office:value="23976" calcext:value-type="float">
            <text:p>23976</text:p>
          </table:table-cell>
          <table:table-cell office:value-type="float" office:value="31145" calcext:value-type="float">
            <text:p>31145</text:p>
          </table:table-cell>
          <table:table-cell table:number-columns-repeated="3" office:value-type="float" office:value="38487" calcext:value-type="float">
            <text:p>3848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low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  <table:table-cell office:value-type="float" office:value="178" calcext:value-type="float">
            <text:p>178</text:p>
          </table:table-cell>
          <table:table-cell office:value-type="float" office:value="214" calcext:value-type="float">
            <text:p>21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mean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36" calcext:value-type="float">
            <text:p>136</text:p>
          </table:table-cell>
          <table:table-cell office:value-type="float" office:value="216" calcext:value-type="float">
            <text:p>216</text:p>
          </table:table-cell>
          <table:table-cell office:value-type="float" office:value="304" calcext:value-type="float">
            <text:p>304</text:p>
          </table:table-cell>
          <table:table-cell office:value-type="float" office:value="398" calcext:value-type="float">
            <text:p>398</text:p>
          </table:table-cell>
          <table:table-cell office:value-type="float" office:value="496" calcext:value-type="float">
            <text:p>496</text:p>
          </table:table-cell>
          <table:table-cell office:value-type="float" office:value="595" calcext:value-type="float">
            <text:p>595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230" calcext:value-type="float">
            <text:p>230</text:p>
          </table:table-cell>
          <table:table-cell office:value-type="float" office:value="374" calcext:value-type="float">
            <text:p>374</text:p>
          </table:table-cell>
          <table:table-cell office:value-type="float" office:value="527" calcext:value-type="float">
            <text:p>527</text:p>
          </table:table-cell>
          <table:table-cell office:value-type="float" office:value="684" calcext:value-type="float">
            <text:p>684</text:p>
          </table:table-cell>
          <table:table-cell office:value-type="float" office:value="841" calcext:value-type="float">
            <text:p>841</text:p>
          </table:table-cell>
          <table:table-cell office:value-type="float" office:value="1002" calcext:value-type="float">
            <text:p>1002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low</text:p>
          </table:table-cell>
          <table:table-cell office:value-type="float" office:value="4050" calcext:value-type="float">
            <text:p>4050</text:p>
          </table:table-cell>
          <table:table-cell office:value-type="float" office:value="2421" calcext:value-type="float">
            <text:p>2421</text:p>
          </table:table-cell>
          <table:table-cell office:value-type="float" office:value="5143" calcext:value-type="float">
            <text:p>5143</text:p>
          </table:table-cell>
          <table:table-cell office:value-type="float" office:value="8069" calcext:value-type="float">
            <text:p>8069</text:p>
          </table:table-cell>
          <table:table-cell office:value-type="float" office:value="11146" calcext:value-type="float">
            <text:p>11146</text:p>
          </table:table-cell>
          <table:table-cell office:value-type="float" office:value="14415" calcext:value-type="float">
            <text:p>14415</text:p>
          </table:table-cell>
          <table:table-cell office:value-type="float" office:value="17919" calcext:value-type="float">
            <text:p>17919</text:p>
          </table:table-cell>
          <table:table-cell office:value-type="float" office:value="21745" calcext:value-type="float">
            <text:p>21745</text:p>
          </table:table-cell>
          <table:table-cell office:value-type="float" office:value="26144" calcext:value-type="float">
            <text:p>261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mean</text:p>
          </table:table-cell>
          <table:table-cell office:value-type="float" office:value="4050" calcext:value-type="float">
            <text:p>4050</text:p>
          </table:table-cell>
          <table:table-cell office:value-type="float" office:value="4071" calcext:value-type="float">
            <text:p>4071</text:p>
          </table:table-cell>
          <table:table-cell office:value-type="float" office:value="8740" calcext:value-type="float">
            <text:p>8740</text:p>
          </table:table-cell>
          <table:table-cell office:value-type="float" office:value="13862" calcext:value-type="float">
            <text:p>13862</text:p>
          </table:table-cell>
          <table:table-cell office:value-type="float" office:value="19577" calcext:value-type="float">
            <text:p>19577</text:p>
          </table:table-cell>
          <table:table-cell office:value-type="float" office:value="26425" calcext:value-type="float">
            <text:p>26425</text:p>
          </table:table-cell>
          <table:table-cell table:number-columns-repeated="3" office:value-type="float" office:value="31512" calcext:value-type="float">
            <text:p>315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high</text:p>
          </table:table-cell>
          <table:table-cell office:value-type="float" office:value="4050" calcext:value-type="float">
            <text:p>4050</text:p>
          </table:table-cell>
          <table:table-cell office:value-type="float" office:value="5781" calcext:value-type="float">
            <text:p>5781</text:p>
          </table:table-cell>
          <table:table-cell office:value-type="float" office:value="12581" calcext:value-type="float">
            <text:p>12581</text:p>
          </table:table-cell>
          <table:table-cell office:value-type="float" office:value="20436" calcext:value-type="float">
            <text:p>20436</text:p>
          </table:table-cell>
          <table:table-cell office:value-type="float" office:value="30598" calcext:value-type="float">
            <text:p>30598</text:p>
          </table:table-cell>
          <table:table-cell table:number-columns-repeated="4" office:value-type="float" office:value="31512" calcext:value-type="float">
            <text:p>315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low</text:p>
          </table:table-cell>
          <table:table-cell office:value-type="float" office:value="39671" calcext:value-type="float">
            <text:p>39671</text:p>
          </table:table-cell>
          <table:table-cell office:value-type="float" office:value="22467" calcext:value-type="float">
            <text:p>22467</text:p>
          </table:table-cell>
          <table:table-cell office:value-type="float" office:value="50340" calcext:value-type="float">
            <text:p>50340</text:p>
          </table:table-cell>
          <table:table-cell office:value-type="float" office:value="80793" calcext:value-type="float">
            <text:p>80793</text:p>
          </table:table-cell>
          <table:table-cell office:value-type="float" office:value="112548" calcext:value-type="float">
            <text:p>112548</text:p>
          </table:table-cell>
          <table:table-cell office:value-type="float" office:value="145754" calcext:value-type="float">
            <text:p>145754</text:p>
          </table:table-cell>
          <table:table-cell office:value-type="float" office:value="180685" calcext:value-type="float">
            <text:p>180685</text:p>
          </table:table-cell>
          <table:table-cell office:value-type="float" office:value="216847" calcext:value-type="float">
            <text:p>216847</text:p>
          </table:table-cell>
          <table:table-cell office:value-type="float" office:value="253852" calcext:value-type="float">
            <text:p>2538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ean</text:p>
          </table:table-cell>
          <table:table-cell office:value-type="float" office:value="39671" calcext:value-type="float">
            <text:p>39671</text:p>
          </table:table-cell>
          <table:table-cell office:value-type="float" office:value="33483" calcext:value-type="float">
            <text:p>33483</text:p>
          </table:table-cell>
          <table:table-cell office:value-type="float" office:value="74969" calcext:value-type="float">
            <text:p>74969</text:p>
          </table:table-cell>
          <table:table-cell office:value-type="float" office:value="119743" calcext:value-type="float">
            <text:p>119743</text:p>
          </table:table-cell>
          <table:table-cell office:value-type="float" office:value="167482" calcext:value-type="float">
            <text:p>167482</text:p>
          </table:table-cell>
          <table:table-cell office:value-type="float" office:value="218088" calcext:value-type="float">
            <text:p>218088</text:p>
          </table:table-cell>
          <table:table-cell office:value-type="float" office:value="270486" calcext:value-type="float">
            <text:p>270486</text:p>
          </table:table-cell>
          <table:table-cell office:value-type="float" office:value="324884" calcext:value-type="float">
            <text:p>324884</text:p>
          </table:table-cell>
          <table:table-cell office:value-type="float" office:value="381991" calcext:value-type="float">
            <text:p>3819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high</text:p>
          </table:table-cell>
          <table:table-cell office:value-type="float" office:value="39671" calcext:value-type="float">
            <text:p>39671</text:p>
          </table:table-cell>
          <table:table-cell office:value-type="float" office:value="44968" calcext:value-type="float">
            <text:p>44968</text:p>
          </table:table-cell>
          <table:table-cell office:value-type="float" office:value="100559" calcext:value-type="float">
            <text:p>100559</text:p>
          </table:table-cell>
          <table:table-cell office:value-type="float" office:value="160948" calcext:value-type="float">
            <text:p>160948</text:p>
          </table:table-cell>
          <table:table-cell office:value-type="float" office:value="226167" calcext:value-type="float">
            <text:p>226167</text:p>
          </table:table-cell>
          <table:table-cell office:value-type="float" office:value="294461" calcext:value-type="float">
            <text:p>294461</text:p>
          </table:table-cell>
          <table:table-cell office:value-type="float" office:value="366595" calcext:value-type="float">
            <text:p>366595</text:p>
          </table:table-cell>
          <table:table-cell office:value-type="float" office:value="442578" calcext:value-type="float">
            <text:p>442578</text:p>
          </table:table-cell>
          <table:table-cell office:value-type="float" office:value="520049" calcext:value-type="float">
            <text:p>5200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low</text:p>
          </table:table-cell>
          <table:table-cell office:value-type="float" office:value="467" calcext:value-type="float">
            <text:p>467</text:p>
          </table:table-cell>
          <table:table-cell office:value-type="float" office:value="388" calcext:value-type="float">
            <text:p>388</text:p>
          </table:table-cell>
          <table:table-cell office:value-type="float" office:value="804" calcext:value-type="float">
            <text:p>804</text:p>
          </table:table-cell>
          <table:table-cell office:value-type="float" office:value="1216" calcext:value-type="float">
            <text:p>1216</text:p>
          </table:table-cell>
          <table:table-cell office:value-type="float" office:value="1614" calcext:value-type="float">
            <text:p>1614</text:p>
          </table:table-cell>
          <table:table-cell office:value-type="float" office:value="1996" calcext:value-type="float">
            <text:p>1996</text:p>
          </table:table-cell>
          <table:table-cell office:value-type="float" office:value="2341" calcext:value-type="float">
            <text:p>2341</text:p>
          </table:table-cell>
          <table:table-cell office:value-type="float" office:value="2648" calcext:value-type="float">
            <text:p>2648</text:p>
          </table:table-cell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mean</text:p>
          </table:table-cell>
          <table:table-cell office:value-type="float" office:value="467" calcext:value-type="float">
            <text:p>467</text:p>
          </table:table-cell>
          <table:table-cell office:value-type="float" office:value="554" calcext:value-type="float">
            <text:p>554</text:p>
          </table:table-cell>
          <table:table-cell office:value-type="float" office:value="1135" calcext:value-type="float">
            <text:p>1135</text:p>
          </table:table-cell>
          <table:table-cell office:value-type="float" office:value="1692" calcext:value-type="float">
            <text:p>1692</text:p>
          </table:table-cell>
          <table:table-cell office:value-type="float" office:value="2208" calcext:value-type="float">
            <text:p>2208</text:p>
          </table:table-cell>
          <table:table-cell office:value-type="float" office:value="2647" calcext:value-type="float">
            <text:p>2647</text:p>
          </table:table-cell>
          <table:table-cell table:number-columns-repeated="3" office:value-type="float" office:value="3081" calcext:value-type="float">
            <text:p>308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high</text:p>
          </table:table-cell>
          <table:table-cell office:value-type="float" office:value="467" calcext:value-type="float">
            <text:p>467</text:p>
          </table:table-cell>
          <table:table-cell office:value-type="float" office:value="719" calcext:value-type="float">
            <text:p>719</text:p>
          </table:table-cell>
          <table:table-cell office:value-type="float" office:value="1455" calcext:value-type="float">
            <text:p>1455</text:p>
          </table:table-cell>
          <table:table-cell office:value-type="float" office:value="2138" calcext:value-type="float">
            <text:p>2138</text:p>
          </table:table-cell>
          <table:table-cell office:value-type="float" office:value="2705" calcext:value-type="float">
            <text:p>2705</text:p>
          </table:table-cell>
          <table:table-cell table:number-columns-repeated="4" office:value-type="float" office:value="3081" calcext:value-type="float">
            <text:p>308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low</text:p>
          </table:table-cell>
          <table:table-cell office:value-type="float" office:value="3109" calcext:value-type="float">
            <text:p>3109</text:p>
          </table:table-cell>
          <table:table-cell office:value-type="float" office:value="3780" calcext:value-type="float">
            <text:p>3780</text:p>
          </table:table-cell>
          <table:table-cell office:value-type="float" office:value="6246" calcext:value-type="float">
            <text:p>6246</text:p>
          </table:table-cell>
          <table:table-cell office:value-type="float" office:value="8786" calcext:value-type="float">
            <text:p>8786</text:p>
          </table:table-cell>
          <table:table-cell office:value-type="float" office:value="11508" calcext:value-type="float">
            <text:p>11508</text:p>
          </table:table-cell>
          <table:table-cell office:value-type="float" office:value="14350" calcext:value-type="float">
            <text:p>14350</text:p>
          </table:table-cell>
          <table:table-cell office:value-type="float" office:value="17313" calcext:value-type="float">
            <text:p>17313</text:p>
          </table:table-cell>
          <table:table-cell office:value-type="float" office:value="20403" calcext:value-type="float">
            <text:p>20403</text:p>
          </table:table-cell>
          <table:table-cell office:value-type="float" office:value="23590" calcext:value-type="float">
            <text:p>2359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mean</text:p>
          </table:table-cell>
          <table:table-cell office:value-type="float" office:value="3109" calcext:value-type="float">
            <text:p>3109</text:p>
          </table:table-cell>
          <table:table-cell office:value-type="float" office:value="4299" calcext:value-type="float">
            <text:p>4299</text:p>
          </table:table-cell>
          <table:table-cell office:value-type="float" office:value="7204" calcext:value-type="float">
            <text:p>7204</text:p>
          </table:table-cell>
          <table:table-cell office:value-type="float" office:value="10324" calcext:value-type="float">
            <text:p>10324</text:p>
          </table:table-cell>
          <table:table-cell office:value-type="float" office:value="13674" calcext:value-type="float">
            <text:p>13674</text:p>
          </table:table-cell>
          <table:table-cell office:value-type="float" office:value="17182" calcext:value-type="float">
            <text:p>17182</text:p>
          </table:table-cell>
          <table:table-cell office:value-type="float" office:value="20869" calcext:value-type="float">
            <text:p>20869</text:p>
          </table:table-cell>
          <table:table-cell office:value-type="float" office:value="24686" calcext:value-type="float">
            <text:p>24686</text:p>
          </table:table-cell>
          <table:table-cell office:value-type="float" office:value="28634" calcext:value-type="float">
            <text:p>2863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high</text:p>
          </table:table-cell>
          <table:table-cell office:value-type="float" office:value="3109" calcext:value-type="float">
            <text:p>3109</text:p>
          </table:table-cell>
          <table:table-cell office:value-type="float" office:value="4756" calcext:value-type="float">
            <text:p>4756</text:p>
          </table:table-cell>
          <table:table-cell office:value-type="float" office:value="8179" calcext:value-type="float">
            <text:p>8179</text:p>
          </table:table-cell>
          <table:table-cell office:value-type="float" office:value="11915" calcext:value-type="float">
            <text:p>11915</text:p>
          </table:table-cell>
          <table:table-cell office:value-type="float" office:value="15892" calcext:value-type="float">
            <text:p>15892</text:p>
          </table:table-cell>
          <table:table-cell office:value-type="float" office:value="20120" calcext:value-type="float">
            <text:p>20120</text:p>
          </table:table-cell>
          <table:table-cell office:value-type="float" office:value="24536" calcext:value-type="float">
            <text:p>24536</text:p>
          </table:table-cell>
          <table:table-cell office:value-type="float" office:value="29126" calcext:value-type="float">
            <text:p>29126</text:p>
          </table:table-cell>
          <table:table-cell office:value-type="float" office:value="33906" calcext:value-type="float">
            <text:p>3390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low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mea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195" calcext:value-type="float">
            <text:p>195</text:p>
          </table:table-cell>
          <table:table-cell office:value-type="float" office:value="279" calcext:value-type="float">
            <text:p>279</text:p>
          </table:table-cell>
          <table:table-cell office:value-type="float" office:value="367" calcext:value-type="float">
            <text:p>367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high</text:p>
          </table:table-cell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office:value-type="float" office:value="246" calcext:value-type="float">
            <text:p>246</text:p>
          </table:table-cell>
          <table:table-cell office:value-type="float" office:value="406" calcext:value-type="float">
            <text:p>406</text:p>
          </table:table-cell>
          <table:table-cell table:number-columns-repeated="5"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low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145" calcext:value-type="float">
            <text:p>145</text:p>
          </table:table-cell>
          <table:table-cell office:value-type="float" office:value="195" calcext:value-type="float">
            <text:p>195</text:p>
          </table:table-cell>
          <table:table-cell office:value-type="float" office:value="239" calcext:value-type="float">
            <text:p>239</text:p>
          </table:table-cell>
          <table:table-cell office:value-type="float" office:value="280" calcext:value-type="float">
            <text:p>280</text:p>
          </table:table-cell>
          <table:table-cell office:value-type="float" office:value="319" calcext:value-type="float">
            <text:p>31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mean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65" calcext:value-type="float">
            <text:p>165</text:p>
          </table:table-cell>
          <table:table-cell office:value-type="float" office:value="242" calcext:value-type="float">
            <text:p>242</text:p>
          </table:table-cell>
          <table:table-cell office:value-type="float" office:value="309" calcext:value-type="float">
            <text:p>309</text:p>
          </table:table-cell>
          <table:table-cell office:value-type="float" office:value="378" calcext:value-type="float">
            <text:p>378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228" calcext:value-type="float">
            <text:p>228</text:p>
          </table:table-cell>
          <table:table-cell office:value-type="float" office:value="323" calcext:value-type="float">
            <text:p>323</text:p>
          </table:table-cell>
          <table:table-cell office:value-type="float" office:value="423" calcext:value-type="float">
            <text:p>423</text:p>
          </table:table-cell>
          <table:table-cell office:value-type="float" office:value="530" calcext:value-type="float">
            <text:p>530</text:p>
          </table:table-cell>
          <table:table-cell office:value-type="float" office:value="649" calcext:value-type="float">
            <text:p>649</text:p>
          </table:table-cell>
          <table:table-cell office:value-type="float" office:value="788" calcext:value-type="float">
            <text:p>788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low</text:p>
          </table:table-cell>
          <table:table-cell office:value-type="float" office:value="17002" calcext:value-type="float">
            <text:p>17002</text:p>
          </table:table-cell>
          <table:table-cell office:value-type="float" office:value="15053" calcext:value-type="float">
            <text:p>15053</text:p>
          </table:table-cell>
          <table:table-cell office:value-type="float" office:value="32826" calcext:value-type="float">
            <text:p>32826</text:p>
          </table:table-cell>
          <table:table-cell office:value-type="float" office:value="52374" calcext:value-type="float">
            <text:p>52374</text:p>
          </table:table-cell>
          <table:table-cell office:value-type="float" office:value="73694" calcext:value-type="float">
            <text:p>73694</text:p>
          </table:table-cell>
          <table:table-cell office:value-type="float" office:value="97294" calcext:value-type="float">
            <text:p>97294</text:p>
          </table:table-cell>
          <table:table-cell table:number-columns-repeated="3" office:value-type="float" office:value="117904" calcext:value-type="float">
            <text:p>1179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mean</text:p>
          </table:table-cell>
          <table:table-cell office:value-type="float" office:value="17002" calcext:value-type="float">
            <text:p>17002</text:p>
          </table:table-cell>
          <table:table-cell office:value-type="float" office:value="19125" calcext:value-type="float">
            <text:p>19125</text:p>
          </table:table-cell>
          <table:table-cell office:value-type="float" office:value="41955" calcext:value-type="float">
            <text:p>41955</text:p>
          </table:table-cell>
          <table:table-cell office:value-type="float" office:value="67496" calcext:value-type="float">
            <text:p>67496</text:p>
          </table:table-cell>
          <table:table-cell office:value-type="float" office:value="96251" calcext:value-type="float">
            <text:p>96251</text:p>
          </table:table-cell>
          <table:table-cell table:number-columns-repeated="4" office:value-type="float" office:value="117904" calcext:value-type="float">
            <text:p>1179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high</text:p>
          </table:table-cell>
          <table:table-cell office:value-type="float" office:value="17002" calcext:value-type="float">
            <text:p>17002</text:p>
          </table:table-cell>
          <table:table-cell office:value-type="float" office:value="23314" calcext:value-type="float">
            <text:p>23314</text:p>
          </table:table-cell>
          <table:table-cell office:value-type="float" office:value="51514" calcext:value-type="float">
            <text:p>51514</text:p>
          </table:table-cell>
          <table:table-cell office:value-type="float" office:value="83690" calcext:value-type="float">
            <text:p>83690</text:p>
          </table:table-cell>
          <table:table-cell table:number-columns-repeated="5" office:value-type="float" office:value="117904" calcext:value-type="float">
            <text:p>1179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ow</text:p>
          </table:table-cell>
          <table:table-cell office:value-type="float" office:value="14196" calcext:value-type="float">
            <text:p>14196</text:p>
          </table:table-cell>
          <table:table-cell office:value-type="float" office:value="20526" calcext:value-type="float">
            <text:p>20526</text:p>
          </table:table-cell>
          <table:table-cell office:value-type="float" office:value="36040" calcext:value-type="float">
            <text:p>36040</text:p>
          </table:table-cell>
          <table:table-cell office:value-type="float" office:value="49217" calcext:value-type="float">
            <text:p>49217</text:p>
          </table:table-cell>
          <table:table-cell office:value-type="float" office:value="62851" calcext:value-type="float">
            <text:p>62851</text:p>
          </table:table-cell>
          <table:table-cell office:value-type="float" office:value="76837" calcext:value-type="float">
            <text:p>76837</text:p>
          </table:table-cell>
          <table:table-cell office:value-type="float" office:value="91060" calcext:value-type="float">
            <text:p>91060</text:p>
          </table:table-cell>
          <table:table-cell office:value-type="float" office:value="105545" calcext:value-type="float">
            <text:p>105545</text:p>
          </table:table-cell>
          <table:table-cell office:value-type="float" office:value="120349" calcext:value-type="float">
            <text:p>1203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mean</text:p>
          </table:table-cell>
          <table:table-cell office:value-type="float" office:value="14196" calcext:value-type="float">
            <text:p>14196</text:p>
          </table:table-cell>
          <table:table-cell office:value-type="float" office:value="26662" calcext:value-type="float">
            <text:p>26662</text:p>
          </table:table-cell>
          <table:table-cell office:value-type="float" office:value="44976" calcext:value-type="float">
            <text:p>44976</text:p>
          </table:table-cell>
          <table:table-cell office:value-type="float" office:value="63147" calcext:value-type="float">
            <text:p>63147</text:p>
          </table:table-cell>
          <table:table-cell office:value-type="float" office:value="81987" calcext:value-type="float">
            <text:p>81987</text:p>
          </table:table-cell>
          <table:table-cell office:value-type="float" office:value="101211" calcext:value-type="float">
            <text:p>101211</text:p>
          </table:table-cell>
          <table:table-cell office:value-type="float" office:value="120993" calcext:value-type="float">
            <text:p>120993</text:p>
          </table:table-cell>
          <table:table-cell office:value-type="float" office:value="140933" calcext:value-type="float">
            <text:p>140933</text:p>
          </table:table-cell>
          <table:table-cell office:value-type="float" office:value="161115" calcext:value-type="float">
            <text:p>1611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igh</text:p>
          </table:table-cell>
          <table:table-cell office:value-type="float" office:value="14196" calcext:value-type="float">
            <text:p>14196</text:p>
          </table:table-cell>
          <table:table-cell office:value-type="float" office:value="31816" calcext:value-type="float">
            <text:p>31816</text:p>
          </table:table-cell>
          <table:table-cell office:value-type="float" office:value="54097" calcext:value-type="float">
            <text:p>54097</text:p>
          </table:table-cell>
          <table:table-cell office:value-type="float" office:value="77460" calcext:value-type="float">
            <text:p>77460</text:p>
          </table:table-cell>
          <table:table-cell office:value-type="float" office:value="101539" calcext:value-type="float">
            <text:p>101539</text:p>
          </table:table-cell>
          <table:table-cell office:value-type="float" office:value="126374" calcext:value-type="float">
            <text:p>126374</text:p>
          </table:table-cell>
          <table:table-cell office:value-type="float" office:value="151508" calcext:value-type="float">
            <text:p>151508</text:p>
          </table:table-cell>
          <table:table-cell office:value-type="float" office:value="176888" calcext:value-type="float">
            <text:p>176888</text:p>
          </table:table-cell>
          <table:table-cell office:value-type="float" office:value="202339" calcext:value-type="float">
            <text:p>20233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low</text:p>
          </table:table-cell>
          <table:table-cell office:value-type="float" office:value="935" calcext:value-type="float">
            <text:p>935</text:p>
          </table:table-cell>
          <table:table-cell office:value-type="float" office:value="845" calcext:value-type="float">
            <text:p>845</text:p>
          </table:table-cell>
          <table:table-cell office:value-type="float" office:value="1665" calcext:value-type="float">
            <text:p>1665</text:p>
          </table:table-cell>
          <table:table-cell office:value-type="float" office:value="2557" calcext:value-type="float">
            <text:p>2557</text:p>
          </table:table-cell>
          <table:table-cell table:number-columns-repeated="5"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mean</text:p>
          </table:table-cell>
          <table:table-cell office:value-type="float" office:value="935" calcext:value-type="float">
            <text:p>935</text:p>
          </table:table-cell>
          <table:table-cell office:value-type="float" office:value="1087" calcext:value-type="float">
            <text:p>1087</text:p>
          </table:table-cell>
          <table:table-cell office:value-type="float" office:value="2184" calcext:value-type="float">
            <text:p>2184</text:p>
          </table:table-cell>
          <table:table-cell table:number-columns-repeated="6"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igh</text:p>
          </table:table-cell>
          <table:table-cell office:value-type="float" office:value="935" calcext:value-type="float">
            <text:p>935</text:p>
          </table:table-cell>
          <table:table-cell office:value-type="float" office:value="1315" calcext:value-type="float">
            <text:p>1315</text:p>
          </table:table-cell>
          <table:table-cell office:value-type="float" office:value="2679" calcext:value-type="float">
            <text:p>2679</text:p>
          </table:table-cell>
          <table:table-cell table:number-columns-repeated="6"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low</text:p>
          </table:table-cell>
          <table:table-cell office:value-type="float" office:value="18690" calcext:value-type="float">
            <text:p>18690</text:p>
          </table:table-cell>
          <table:table-cell office:value-type="float" office:value="15893" calcext:value-type="float">
            <text:p>15893</text:p>
          </table:table-cell>
          <table:table-cell office:value-type="float" office:value="32886" calcext:value-type="float">
            <text:p>32886</text:p>
          </table:table-cell>
          <table:table-cell office:value-type="float" office:value="49304" calcext:value-type="float">
            <text:p>49304</text:p>
          </table:table-cell>
          <table:table-cell office:value-type="float" office:value="65097" calcext:value-type="float">
            <text:p>65097</text:p>
          </table:table-cell>
          <table:table-cell office:value-type="float" office:value="80867" calcext:value-type="float">
            <text:p>80867</text:p>
          </table:table-cell>
          <table:table-cell office:value-type="float" office:value="98716" calcext:value-type="float">
            <text:p>98716</text:p>
          </table:table-cell>
          <table:table-cell office:value-type="float" office:value="121448" calcext:value-type="float">
            <text:p>121448</text:p>
          </table:table-cell>
          <table:table-cell office:value-type="float" office:value="128616" calcext:value-type="float">
            <text:p>12861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mean</text:p>
          </table:table-cell>
          <table:table-cell office:value-type="float" office:value="18690" calcext:value-type="float">
            <text:p>18690</text:p>
          </table:table-cell>
          <table:table-cell office:value-type="float" office:value="21137" calcext:value-type="float">
            <text:p>21137</text:p>
          </table:table-cell>
          <table:table-cell office:value-type="float" office:value="43059" calcext:value-type="float">
            <text:p>43059</text:p>
          </table:table-cell>
          <table:table-cell office:value-type="float" office:value="63842" calcext:value-type="float">
            <text:p>63842</text:p>
          </table:table-cell>
          <table:table-cell office:value-type="float" office:value="84572" calcext:value-type="float">
            <text:p>84572</text:p>
          </table:table-cell>
          <table:table-cell office:value-type="float" office:value="110232" calcext:value-type="float">
            <text:p>110232</text:p>
          </table:table-cell>
          <table:table-cell table:number-columns-repeated="3" office:value-type="float" office:value="128616" calcext:value-type="float">
            <text:p>12861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igh</text:p>
          </table:table-cell>
          <table:table-cell office:value-type="float" office:value="18690" calcext:value-type="float">
            <text:p>18690</text:p>
          </table:table-cell>
          <table:table-cell office:value-type="float" office:value="26346" calcext:value-type="float">
            <text:p>26346</text:p>
          </table:table-cell>
          <table:table-cell office:value-type="float" office:value="52903" calcext:value-type="float">
            <text:p>52903</text:p>
          </table:table-cell>
          <table:table-cell office:value-type="float" office:value="78251" calcext:value-type="float">
            <text:p>78251</text:p>
          </table:table-cell>
          <table:table-cell office:value-type="float" office:value="108354" calcext:value-type="float">
            <text:p>108354</text:p>
          </table:table-cell>
          <table:table-cell table:number-columns-repeated="4" office:value-type="float" office:value="128616" calcext:value-type="float">
            <text:p>12861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low</text:p>
          </table:table-cell>
          <table:table-cell office:value-type="float" office:value="987" calcext:value-type="float">
            <text:p>987</text:p>
          </table:table-cell>
          <table:table-cell office:value-type="float" office:value="573" calcext:value-type="float">
            <text:p>573</text:p>
          </table:table-cell>
          <table:table-cell office:value-type="float" office:value="1176" calcext:value-type="float">
            <text:p>1176</text:p>
          </table:table-cell>
          <table:table-cell office:value-type="float" office:value="1819" calcext:value-type="float">
            <text:p>1819</text:p>
          </table:table-cell>
          <table:table-cell office:value-type="float" office:value="2497" calcext:value-type="float">
            <text:p>2497</text:p>
          </table:table-cell>
          <table:table-cell office:value-type="float" office:value="3198" calcext:value-type="float">
            <text:p>3198</text:p>
          </table:table-cell>
          <table:table-cell office:value-type="float" office:value="3914" calcext:value-type="float">
            <text:p>3914</text:p>
          </table:table-cell>
          <table:table-cell office:value-type="float" office:value="4641" calcext:value-type="float">
            <text:p>4641</text:p>
          </table:table-cell>
          <table:table-cell office:value-type="float" office:value="5380" calcext:value-type="float">
            <text:p>538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mean</text:p>
          </table:table-cell>
          <table:table-cell office:value-type="float" office:value="987" calcext:value-type="float">
            <text:p>987</text:p>
          </table:table-cell>
          <table:table-cell office:value-type="float" office:value="1000" calcext:value-type="float">
            <text:p>1000</text:p>
          </table:table-cell>
          <table:table-cell office:value-type="float" office:value="2105" calcext:value-type="float">
            <text:p>2105</text:p>
          </table:table-cell>
          <table:table-cell office:value-type="float" office:value="3296" calcext:value-type="float">
            <text:p>3296</text:p>
          </table:table-cell>
          <table:table-cell office:value-type="float" office:value="4532" calcext:value-type="float">
            <text:p>4532</text:p>
          </table:table-cell>
          <table:table-cell office:value-type="float" office:value="5805" calcext:value-type="float">
            <text:p>5805</text:p>
          </table:table-cell>
          <table:table-cell office:value-type="float" office:value="7149" calcext:value-type="float">
            <text:p>7149</text:p>
          </table:table-cell>
          <table:table-cell office:value-type="float" office:value="8590" calcext:value-type="float">
            <text:p>8590</text:p>
          </table:table-cell>
          <table:table-cell office:value-type="float" office:value="10155" calcext:value-type="float">
            <text:p>101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high</text:p>
          </table:table-cell>
          <table:table-cell office:value-type="float" office:value="987" calcext:value-type="float">
            <text:p>987</text:p>
          </table:table-cell>
          <table:table-cell office:value-type="float" office:value="1445" calcext:value-type="float">
            <text:p>1445</text:p>
          </table:table-cell>
          <table:table-cell office:value-type="float" office:value="3093" calcext:value-type="float">
            <text:p>3093</text:p>
          </table:table-cell>
          <table:table-cell office:value-type="float" office:value="4844" calcext:value-type="float">
            <text:p>4844</text:p>
          </table:table-cell>
          <table:table-cell office:value-type="float" office:value="6691" calcext:value-type="float">
            <text:p>6691</text:p>
          </table:table-cell>
          <table:table-cell office:value-type="float" office:value="8712" calcext:value-type="float">
            <text:p>8712</text:p>
          </table:table-cell>
          <table:table-cell office:value-type="float" office:value="10993" calcext:value-type="float">
            <text:p>10993</text:p>
          </table:table-cell>
          <table:table-cell office:value-type="float" office:value="13620" calcext:value-type="float">
            <text:p>13620</text:p>
          </table:table-cell>
          <table:table-cell office:value-type="float" office:value="15874" calcext:value-type="float">
            <text:p>158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low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141" calcext:value-type="float">
            <text:p>141</text:p>
          </table:table-cell>
          <table:table-cell office:value-type="float" office:value="193" calcext:value-type="float">
            <text:p>193</text:p>
          </table:table-cell>
          <table:table-cell office:value-type="float" office:value="247" calcext:value-type="float">
            <text:p>247</text:p>
          </table:table-cell>
          <table:table-cell office:value-type="float" office:value="302" calcext:value-type="float">
            <text:p>302</text:p>
          </table:table-cell>
          <table:table-cell office:value-type="float" office:value="358" calcext:value-type="float">
            <text:p>358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mean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63" calcext:value-type="float">
            <text:p>163</text:p>
          </table:table-cell>
          <table:table-cell office:value-type="float" office:value="255" calcext:value-type="float">
            <text:p>255</text:p>
          </table:table-cell>
          <table:table-cell office:value-type="float" office:value="350" calcext:value-type="float">
            <text:p>350</text:p>
          </table:table-cell>
          <table:table-cell office:value-type="float" office:value="449" calcext:value-type="float">
            <text:p>449</text:p>
          </table:table-cell>
          <table:table-cell office:value-type="float" office:value="550" calcext:value-type="float">
            <text:p>550</text:p>
          </table:table-cell>
          <table:table-cell office:value-type="float" office:value="656" calcext:value-type="float">
            <text:p>656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238" calcext:value-type="float">
            <text:p>238</text:p>
          </table:table-cell>
          <table:table-cell office:value-type="float" office:value="373" calcext:value-type="float">
            <text:p>373</text:p>
          </table:table-cell>
          <table:table-cell office:value-type="float" office:value="515" calcext:value-type="float">
            <text:p>515</text:p>
          </table:table-cell>
          <table:table-cell office:value-type="float" office:value="663" calcext:value-type="float">
            <text:p>663</text:p>
          </table:table-cell>
          <table:table-cell office:value-type="float" office:value="821" calcext:value-type="float">
            <text:p>821</text:p>
          </table:table-cell>
          <table:table-cell office:value-type="float" office:value="995" calcext:value-type="float">
            <text:p>995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low</text:p>
          </table:table-cell>
          <table:table-cell office:value-type="float" office:value="44771" calcext:value-type="float">
            <text:p>44771</text:p>
          </table:table-cell>
          <table:table-cell office:value-type="float" office:value="36341" calcext:value-type="float">
            <text:p>36341</text:p>
          </table:table-cell>
          <table:table-cell office:value-type="float" office:value="73238" calcext:value-type="float">
            <text:p>73238</text:p>
          </table:table-cell>
          <table:table-cell office:value-type="float" office:value="111941" calcext:value-type="float">
            <text:p>111941</text:p>
          </table:table-cell>
          <table:table-cell office:value-type="float" office:value="152048" calcext:value-type="float">
            <text:p>152048</text:p>
          </table:table-cell>
          <table:table-cell office:value-type="float" office:value="193211" calcext:value-type="float">
            <text:p>193211</text:p>
          </table:table-cell>
          <table:table-cell office:value-type="float" office:value="236105" calcext:value-type="float">
            <text:p>236105</text:p>
          </table:table-cell>
          <table:table-cell table:number-columns-repeated="2" office:value-type="float" office:value="265566" calcext:value-type="float">
            <text:p>2655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an</text:p>
          </table:table-cell>
          <table:table-cell office:value-type="float" office:value="44771" calcext:value-type="float">
            <text:p>44771</text:p>
          </table:table-cell>
          <table:table-cell office:value-type="float" office:value="51240" calcext:value-type="float">
            <text:p>51240</text:p>
          </table:table-cell>
          <table:table-cell office:value-type="float" office:value="104986" calcext:value-type="float">
            <text:p>104986</text:p>
          </table:table-cell>
          <table:table-cell office:value-type="float" office:value="161581" calcext:value-type="float">
            <text:p>161581</text:p>
          </table:table-cell>
          <table:table-cell office:value-type="float" office:value="220639" calcext:value-type="float">
            <text:p>220639</text:p>
          </table:table-cell>
          <table:table-cell table:number-columns-repeated="4" office:value-type="float" office:value="265566" calcext:value-type="float">
            <text:p>2655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high</text:p>
          </table:table-cell>
          <table:table-cell office:value-type="float" office:value="44771" calcext:value-type="float">
            <text:p>44771</text:p>
          </table:table-cell>
          <table:table-cell office:value-type="float" office:value="66563" calcext:value-type="float">
            <text:p>66563</text:p>
          </table:table-cell>
          <table:table-cell office:value-type="float" office:value="137761" calcext:value-type="float">
            <text:p>137761</text:p>
          </table:table-cell>
          <table:table-cell office:value-type="float" office:value="213069" calcext:value-type="float">
            <text:p>213069</text:p>
          </table:table-cell>
          <table:table-cell table:number-columns-repeated="5" office:value-type="float" office:value="265566" calcext:value-type="float">
            <text:p>2655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low</text:p>
          </table:table-cell>
          <table:table-cell office:value-type="float" office:value="36257" calcext:value-type="float">
            <text:p>36257</text:p>
          </table:table-cell>
          <table:table-cell office:value-type="float" office:value="26279" calcext:value-type="float">
            <text:p>26279</text:p>
          </table:table-cell>
          <table:table-cell office:value-type="float" office:value="52821" calcext:value-type="float">
            <text:p>52821</text:p>
          </table:table-cell>
          <table:table-cell office:value-type="float" office:value="79960" calcext:value-type="float">
            <text:p>79960</text:p>
          </table:table-cell>
          <table:table-cell office:value-type="float" office:value="105753" calcext:value-type="float">
            <text:p>105753</text:p>
          </table:table-cell>
          <table:table-cell office:value-type="float" office:value="137230" calcext:value-type="float">
            <text:p>137230</text:p>
          </table:table-cell>
          <table:table-cell table:number-columns-repeated="3" office:value-type="float" office:value="171930" calcext:value-type="float">
            <text:p>1719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mean</text:p>
          </table:table-cell>
          <table:table-cell office:value-type="float" office:value="36257" calcext:value-type="float">
            <text:p>36257</text:p>
          </table:table-cell>
          <table:table-cell office:value-type="float" office:value="43115" calcext:value-type="float">
            <text:p>43115</text:p>
          </table:table-cell>
          <table:table-cell office:value-type="float" office:value="87007" calcext:value-type="float">
            <text:p>87007</text:p>
          </table:table-cell>
          <table:table-cell office:value-type="float" office:value="133358" calcext:value-type="float">
            <text:p>133358</text:p>
          </table:table-cell>
          <table:table-cell table:number-columns-repeated="5" office:value-type="float" office:value="171930" calcext:value-type="float">
            <text:p>1719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high</text:p>
          </table:table-cell>
          <table:table-cell office:value-type="float" office:value="36257" calcext:value-type="float">
            <text:p>36257</text:p>
          </table:table-cell>
          <table:table-cell office:value-type="float" office:value="60108" calcext:value-type="float">
            <text:p>60108</text:p>
          </table:table-cell>
          <table:table-cell office:value-type="float" office:value="120976" calcext:value-type="float">
            <text:p>120976</text:p>
          </table:table-cell>
          <table:table-cell table:number-columns-repeated="6" office:value-type="float" office:value="171930" calcext:value-type="float">
            <text:p>1719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ow</text:p>
          </table:table-cell>
          <table:table-cell office:value-type="float" office:value="7496" calcext:value-type="float">
            <text:p>7496</text:p>
          </table:table-cell>
          <table:table-cell office:value-type="float" office:value="6586" calcext:value-type="float">
            <text:p>6586</text:p>
          </table:table-cell>
          <table:table-cell office:value-type="float" office:value="13406" calcext:value-type="float">
            <text:p>13406</text:p>
          </table:table-cell>
          <table:table-cell office:value-type="float" office:value="20529" calcext:value-type="float">
            <text:p>20529</text:p>
          </table:table-cell>
          <table:table-cell office:value-type="float" office:value="28262" calcext:value-type="float">
            <text:p>28262</text:p>
          </table:table-cell>
          <table:table-cell office:value-type="float" office:value="36747" calcext:value-type="float">
            <text:p>36747</text:p>
          </table:table-cell>
          <table:table-cell office:value-type="float" office:value="45585" calcext:value-type="float">
            <text:p>45585</text:p>
          </table:table-cell>
          <table:table-cell office:value-type="float" office:value="54740" calcext:value-type="float">
            <text:p>54740</text:p>
          </table:table-cell>
          <table:table-cell office:value-type="float" office:value="64297" calcext:value-type="float">
            <text:p>6429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an</text:p>
          </table:table-cell>
          <table:table-cell office:value-type="float" office:value="7496" calcext:value-type="float">
            <text:p>7496</text:p>
          </table:table-cell>
          <table:table-cell office:value-type="float" office:value="8283" calcext:value-type="float">
            <text:p>8283</text:p>
          </table:table-cell>
          <table:table-cell office:value-type="float" office:value="16970" calcext:value-type="float">
            <text:p>16970</text:p>
          </table:table-cell>
          <table:table-cell office:value-type="float" office:value="26340" calcext:value-type="float">
            <text:p>26340</text:p>
          </table:table-cell>
          <table:table-cell office:value-type="float" office:value="36883" calcext:value-type="float">
            <text:p>36883</text:p>
          </table:table-cell>
          <table:table-cell office:value-type="float" office:value="48018" calcext:value-type="float">
            <text:p>48018</text:p>
          </table:table-cell>
          <table:table-cell office:value-type="float" office:value="59680" calcext:value-type="float">
            <text:p>59680</text:p>
          </table:table-cell>
          <table:table-cell office:value-type="float" office:value="72061" calcext:value-type="float">
            <text:p>72061</text:p>
          </table:table-cell>
          <table:table-cell office:value-type="float" office:value="85331" calcext:value-type="float">
            <text:p>853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high</text:p>
          </table:table-cell>
          <table:table-cell office:value-type="float" office:value="7496" calcext:value-type="float">
            <text:p>7496</text:p>
          </table:table-cell>
          <table:table-cell office:value-type="float" office:value="10003" calcext:value-type="float">
            <text:p>10003</text:p>
          </table:table-cell>
          <table:table-cell office:value-type="float" office:value="20641" calcext:value-type="float">
            <text:p>20641</text:p>
          </table:table-cell>
          <table:table-cell office:value-type="float" office:value="32635" calcext:value-type="float">
            <text:p>32635</text:p>
          </table:table-cell>
          <table:table-cell office:value-type="float" office:value="45864" calcext:value-type="float">
            <text:p>45864</text:p>
          </table:table-cell>
          <table:table-cell office:value-type="float" office:value="59826" calcext:value-type="float">
            <text:p>59826</text:p>
          </table:table-cell>
          <table:table-cell office:value-type="float" office:value="74829" calcext:value-type="float">
            <text:p>74829</text:p>
          </table:table-cell>
          <table:table-cell office:value-type="float" office:value="91159" calcext:value-type="float">
            <text:p>91159</text:p>
          </table:table-cell>
          <table:table-cell office:value-type="float" office:value="108943" calcext:value-type="float">
            <text:p>10894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low</text:p>
          </table:table-cell>
          <table:table-cell office:value-type="float" office:value="20021" calcext:value-type="float">
            <text:p>20021</text:p>
          </table:table-cell>
          <table:table-cell office:value-type="float" office:value="12488" calcext:value-type="float">
            <text:p>12488</text:p>
          </table:table-cell>
          <table:table-cell office:value-type="float" office:value="23580" calcext:value-type="float">
            <text:p>23580</text:p>
          </table:table-cell>
          <table:table-cell office:value-type="float" office:value="34128" calcext:value-type="float">
            <text:p>34128</text:p>
          </table:table-cell>
          <table:table-cell office:value-type="float" office:value="44498" calcext:value-type="float">
            <text:p>44498</text:p>
          </table:table-cell>
          <table:table-cell table:number-columns-repeated="4" office:value-type="float" office:value="50813" calcext:value-type="float">
            <text:p>508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ean</text:p>
          </table:table-cell>
          <table:table-cell office:value-type="float" office:value="20021" calcext:value-type="float">
            <text:p>20021</text:p>
          </table:table-cell>
          <table:table-cell office:value-type="float" office:value="20852" calcext:value-type="float">
            <text:p>20852</text:p>
          </table:table-cell>
          <table:table-cell office:value-type="float" office:value="39231" calcext:value-type="float">
            <text:p>39231</text:p>
          </table:table-cell>
          <table:table-cell table:number-columns-repeated="6" office:value-type="float" office:value="50813" calcext:value-type="float">
            <text:p>508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high</text:p>
          </table:table-cell>
          <table:table-cell office:value-type="float" office:value="20021" calcext:value-type="float">
            <text:p>20021</text:p>
          </table:table-cell>
          <table:table-cell office:value-type="float" office:value="28712" calcext:value-type="float">
            <text:p>28712</text:p>
          </table:table-cell>
          <table:table-cell table:number-columns-repeated="7" office:value-type="float" office:value="50813" calcext:value-type="float">
            <text:p>508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w</text:p>
          </table:table-cell>
          <table:table-cell office:value-type="float" office:value="139939" calcext:value-type="float">
            <text:p>139939</text:p>
          </table:table-cell>
          <table:table-cell office:value-type="float" office:value="133522" calcext:value-type="float">
            <text:p>133522</text:p>
          </table:table-cell>
          <table:table-cell office:value-type="float" office:value="276851" calcext:value-type="float">
            <text:p>276851</text:p>
          </table:table-cell>
          <table:table-cell office:value-type="float" office:value="422764" calcext:value-type="float">
            <text:p>422764</text:p>
          </table:table-cell>
          <table:table-cell office:value-type="float" office:value="569131" calcext:value-type="float">
            <text:p>569131</text:p>
          </table:table-cell>
          <table:table-cell office:value-type="float" office:value="714861" calcext:value-type="float">
            <text:p>714861</text:p>
          </table:table-cell>
          <table:table-cell office:value-type="float" office:value="859465" calcext:value-type="float">
            <text:p>859465</text:p>
          </table:table-cell>
          <table:table-cell office:value-type="float" office:value="1003642" calcext:value-type="float">
            <text:p>1003642</text:p>
          </table:table-cell>
          <table:table-cell office:value-type="float" office:value="1147819" calcext:value-type="float">
            <text:p>114781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ean</text:p>
          </table:table-cell>
          <table:table-cell office:value-type="float" office:value="139939" calcext:value-type="float">
            <text:p>139939</text:p>
          </table:table-cell>
          <table:table-cell office:value-type="float" office:value="146318" calcext:value-type="float">
            <text:p>146318</text:p>
          </table:table-cell>
          <table:table-cell office:value-type="float" office:value="303473" calcext:value-type="float">
            <text:p>303473</text:p>
          </table:table-cell>
          <table:table-cell office:value-type="float" office:value="463104" calcext:value-type="float">
            <text:p>463104</text:p>
          </table:table-cell>
          <table:table-cell office:value-type="float" office:value="622750" calcext:value-type="float">
            <text:p>622750</text:p>
          </table:table-cell>
          <table:table-cell office:value-type="float" office:value="781258" calcext:value-type="float">
            <text:p>781258</text:p>
          </table:table-cell>
          <table:table-cell office:value-type="float" office:value="938834" calcext:value-type="float">
            <text:p>938834</text:p>
          </table:table-cell>
          <table:table-cell office:value-type="float" office:value="1096233" calcext:value-type="float">
            <text:p>1096233</text:p>
          </table:table-cell>
          <table:table-cell office:value-type="float" office:value="1253707" calcext:value-type="float">
            <text:p>125370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igh</text:p>
          </table:table-cell>
          <table:table-cell office:value-type="float" office:value="139939" calcext:value-type="float">
            <text:p>139939</text:p>
          </table:table-cell>
          <table:table-cell office:value-type="float" office:value="159284" calcext:value-type="float">
            <text:p>159284</text:p>
          </table:table-cell>
          <table:table-cell office:value-type="float" office:value="330270" calcext:value-type="float">
            <text:p>330270</text:p>
          </table:table-cell>
          <table:table-cell office:value-type="float" office:value="503376" calcext:value-type="float">
            <text:p>503376</text:p>
          </table:table-cell>
          <table:table-cell office:value-type="float" office:value="676209" calcext:value-type="float">
            <text:p>676209</text:p>
          </table:table-cell>
          <table:table-cell office:value-type="float" office:value="847539" calcext:value-type="float">
            <text:p>847539</text:p>
          </table:table-cell>
          <table:table-cell office:value-type="float" office:value="1018172" calcext:value-type="float">
            <text:p>1018172</text:p>
          </table:table-cell>
          <table:table-cell office:value-type="float" office:value="1188819" calcext:value-type="float">
            <text:p>1188819</text:p>
          </table:table-cell>
          <table:table-cell office:value-type="float" office:value="1359841" calcext:value-type="float">
            <text:p>13598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low</text:p>
          </table:table-cell>
          <table:table-cell office:value-type="float" office:value="1398" calcext:value-type="float">
            <text:p>1398</text:p>
          </table:table-cell>
          <table:table-cell office:value-type="float" office:value="456" calcext:value-type="float">
            <text:p>456</text:p>
          </table:table-cell>
          <table:table-cell office:value-type="float" office:value="1051" calcext:value-type="float">
            <text:p>1051</text:p>
          </table:table-cell>
          <table:table-cell office:value-type="float" office:value="1719" calcext:value-type="float">
            <text:p>1719</text:p>
          </table:table-cell>
          <table:table-cell office:value-type="float" office:value="2440" calcext:value-type="float">
            <text:p>2440</text:p>
          </table:table-cell>
          <table:table-cell office:value-type="float" office:value="3212" calcext:value-type="float">
            <text:p>3212</text:p>
          </table:table-cell>
          <table:table-cell office:value-type="float" office:value="4038" calcext:value-type="float">
            <text:p>4038</text:p>
          </table:table-cell>
          <table:table-cell office:value-type="float" office:value="4909" calcext:value-type="float">
            <text:p>4909</text:p>
          </table:table-cell>
          <table:table-cell office:value-type="float" office:value="5833" calcext:value-type="float">
            <text:p>58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ean</text:p>
          </table:table-cell>
          <table:table-cell office:value-type="float" office:value="1398" calcext:value-type="float">
            <text:p>1398</text:p>
          </table:table-cell>
          <table:table-cell office:value-type="float" office:value="1169" calcext:value-type="float">
            <text:p>1169</text:p>
          </table:table-cell>
          <table:table-cell office:value-type="float" office:value="2717" calcext:value-type="float">
            <text:p>2717</text:p>
          </table:table-cell>
          <table:table-cell office:value-type="float" office:value="4507" calcext:value-type="float">
            <text:p>4507</text:p>
          </table:table-cell>
          <table:table-cell office:value-type="float" office:value="6539" calcext:value-type="float">
            <text:p>6539</text:p>
          </table:table-cell>
          <table:table-cell office:value-type="float" office:value="8837" calcext:value-type="float">
            <text:p>8837</text:p>
          </table:table-cell>
          <table:table-cell office:value-type="float" office:value="11418" calcext:value-type="float">
            <text:p>11418</text:p>
          </table:table-cell>
          <table:table-cell table:number-columns-repeated="2" office:value-type="float" office:value="13358" calcext:value-type="float">
            <text:p>133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high</text:p>
          </table:table-cell>
          <table:table-cell office:value-type="float" office:value="1398" calcext:value-type="float">
            <text:p>1398</text:p>
          </table:table-cell>
          <table:table-cell office:value-type="float" office:value="1974" calcext:value-type="float">
            <text:p>1974</text:p>
          </table:table-cell>
          <table:table-cell office:value-type="float" office:value="4666" calcext:value-type="float">
            <text:p>4666</text:p>
          </table:table-cell>
          <table:table-cell office:value-type="float" office:value="7944" calcext:value-type="float">
            <text:p>7944</text:p>
          </table:table-cell>
          <table:table-cell office:value-type="float" office:value="11882" calcext:value-type="float">
            <text:p>11882</text:p>
          </table:table-cell>
          <table:table-cell table:number-columns-repeated="4" office:value-type="float" office:value="13358" calcext:value-type="float">
            <text:p>133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mea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ow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mean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170" calcext:value-type="float">
            <text:p>170</text:p>
          </table:table-cell>
          <table:table-cell office:value-type="float" office:value="229" calcext:value-type="float">
            <text:p>229</text:p>
          </table:table-cell>
          <table:table-cell office:value-type="float" office:value="291" calcext:value-type="float">
            <text:p>291</text:p>
          </table:table-cell>
          <table:table-cell office:value-type="float" office:value="356" calcext:value-type="float">
            <text:p>356</text:p>
          </table:table-cell>
          <table:table-cell office:value-type="float" office:value="426" calcext:value-type="float">
            <text:p>42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high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179" calcext:value-type="float">
            <text:p>179</text:p>
          </table:table-cell>
          <table:table-cell office:value-type="float" office:value="273" calcext:value-type="float">
            <text:p>273</text:p>
          </table:table-cell>
          <table:table-cell office:value-type="float" office:value="376" calcext:value-type="float">
            <text:p>376</text:p>
          </table:table-cell>
          <table:table-cell office:value-type="float" office:value="489" calcext:value-type="float">
            <text:p>489</text:p>
          </table:table-cell>
          <table:table-cell office:value-type="float" office:value="614" calcext:value-type="float">
            <text:p>614</text:p>
          </table:table-cell>
          <table:table-cell office:value-type="float" office:value="750" calcext:value-type="float">
            <text:p>750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mean</text:p>
          </table:table-cell>
          <table:table-cell table:number-columns-repeated="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high</text:p>
          </table:table-cell>
          <table:table-cell table:number-columns-repeated="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mea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high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124" calcext:value-type="float">
            <text:p>124</text:p>
          </table:table-cell>
          <table:table-cell office:value-type="float" office:value="160" calcext:value-type="float">
            <text:p>160</text:p>
          </table:table-cell>
          <table:table-cell office:value-type="float" office:value="199" calcext:value-type="float">
            <text:p>19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mean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high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ow</text:p>
          </table:table-cell>
          <table:table-cell office:value-type="float" office:value="13561" calcext:value-type="float">
            <text:p>13561</text:p>
          </table:table-cell>
          <table:table-cell office:value-type="float" office:value="14193" calcext:value-type="float">
            <text:p>14193</text:p>
          </table:table-cell>
          <table:table-cell office:value-type="float" office:value="28222" calcext:value-type="float">
            <text:p>28222</text:p>
          </table:table-cell>
          <table:table-cell office:value-type="float" office:value="40874" calcext:value-type="float">
            <text:p>40874</text:p>
          </table:table-cell>
          <table:table-cell office:value-type="float" office:value="53320" calcext:value-type="float">
            <text:p>53320</text:p>
          </table:table-cell>
          <table:table-cell office:value-type="float" office:value="65928" calcext:value-type="float">
            <text:p>65928</text:p>
          </table:table-cell>
          <table:table-cell office:value-type="float" office:value="78338" calcext:value-type="float">
            <text:p>78338</text:p>
          </table:table-cell>
          <table:table-cell office:value-type="float" office:value="90541" calcext:value-type="float">
            <text:p>90541</text:p>
          </table:table-cell>
          <table:table-cell office:value-type="float" office:value="102751" calcext:value-type="float">
            <text:p>1027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mean</text:p>
          </table:table-cell>
          <table:table-cell office:value-type="float" office:value="13561" calcext:value-type="float">
            <text:p>13561</text:p>
          </table:table-cell>
          <table:table-cell office:value-type="float" office:value="17641" calcext:value-type="float">
            <text:p>17641</text:p>
          </table:table-cell>
          <table:table-cell office:value-type="float" office:value="34444" calcext:value-type="float">
            <text:p>34444</text:p>
          </table:table-cell>
          <table:table-cell office:value-type="float" office:value="49861" calcext:value-type="float">
            <text:p>49861</text:p>
          </table:table-cell>
          <table:table-cell office:value-type="float" office:value="65508" calcext:value-type="float">
            <text:p>65508</text:p>
          </table:table-cell>
          <table:table-cell office:value-type="float" office:value="80858" calcext:value-type="float">
            <text:p>80858</text:p>
          </table:table-cell>
          <table:table-cell office:value-type="float" office:value="96033" calcext:value-type="float">
            <text:p>96033</text:p>
          </table:table-cell>
          <table:table-cell office:value-type="float" office:value="111148" calcext:value-type="float">
            <text:p>111148</text:p>
          </table:table-cell>
          <table:table-cell office:value-type="float" office:value="126370" calcext:value-type="float">
            <text:p>1263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high</text:p>
          </table:table-cell>
          <table:table-cell office:value-type="float" office:value="13561" calcext:value-type="float">
            <text:p>13561</text:p>
          </table:table-cell>
          <table:table-cell office:value-type="float" office:value="21113" calcext:value-type="float">
            <text:p>21113</text:p>
          </table:table-cell>
          <table:table-cell office:value-type="float" office:value="40457" calcext:value-type="float">
            <text:p>40457</text:p>
          </table:table-cell>
          <table:table-cell office:value-type="float" office:value="58954" calcext:value-type="float">
            <text:p>58954</text:p>
          </table:table-cell>
          <table:table-cell office:value-type="float" office:value="77483" calcext:value-type="float">
            <text:p>77483</text:p>
          </table:table-cell>
          <table:table-cell office:value-type="float" office:value="95610" calcext:value-type="float">
            <text:p>95610</text:p>
          </table:table-cell>
          <table:table-cell office:value-type="float" office:value="113654" calcext:value-type="float">
            <text:p>113654</text:p>
          </table:table-cell>
          <table:table-cell office:value-type="float" office:value="131941" calcext:value-type="float">
            <text:p>131941</text:p>
          </table:table-cell>
          <table:table-cell office:value-type="float" office:value="150462" calcext:value-type="float">
            <text:p>15046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low</text:p>
          </table:table-cell>
          <table:table-cell office:value-type="float" office:value="667" calcext:value-type="float">
            <text:p>667</text:p>
          </table:table-cell>
          <table:table-cell office:value-type="float" office:value="226" calcext:value-type="float">
            <text:p>226</text:p>
          </table:table-cell>
          <table:table-cell office:value-type="float" office:value="500" calcext:value-type="float">
            <text:p>500</text:p>
          </table:table-cell>
          <table:table-cell office:value-type="float" office:value="772" calcext:value-type="float">
            <text:p>772</text:p>
          </table:table-cell>
          <table:table-cell office:value-type="float" office:value="1061" calcext:value-type="float">
            <text:p>1061</text:p>
          </table:table-cell>
          <table:table-cell office:value-type="float" office:value="1354" calcext:value-type="float">
            <text:p>1354</text:p>
          </table:table-cell>
          <table:table-cell office:value-type="float" office:value="1663" calcext:value-type="float">
            <text:p>1663</text:p>
          </table:table-cell>
          <table:table-cell office:value-type="float" office:value="1979" calcext:value-type="float">
            <text:p>1979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mean</text:p>
          </table:table-cell>
          <table:table-cell office:value-type="float" office:value="667" calcext:value-type="float">
            <text:p>667</text:p>
          </table:table-cell>
          <table:table-cell office:value-type="float" office:value="694" calcext:value-type="float">
            <text:p>694</text:p>
          </table:table-cell>
          <table:table-cell office:value-type="float" office:value="1488" calcext:value-type="float">
            <text:p>1488</text:p>
          </table:table-cell>
          <table:table-cell office:value-type="float" office:value="2359" calcext:value-type="float">
            <text:p>2359</text:p>
          </table:table-cell>
          <table:table-cell office:value-type="float" office:value="3291" calcext:value-type="float">
            <text:p>3291</text:p>
          </table:table-cell>
          <table:table-cell office:value-type="float" office:value="4283" calcext:value-type="float">
            <text:p>4283</text:p>
          </table:table-cell>
          <table:table-cell office:value-type="float" office:value="5343" calcext:value-type="float">
            <text:p>5343</text:p>
          </table:table-cell>
          <table:table-cell office:value-type="float" office:value="6491" calcext:value-type="float">
            <text:p>6491</text:p>
          </table:table-cell>
          <table:table-cell office:value-type="float" office:value="7747" calcext:value-type="float">
            <text:p>77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high</text:p>
          </table:table-cell>
          <table:table-cell office:value-type="float" office:value="667" calcext:value-type="float">
            <text:p>667</text:p>
          </table:table-cell>
          <table:table-cell office:value-type="float" office:value="1189" calcext:value-type="float">
            <text:p>1189</text:p>
          </table:table-cell>
          <table:table-cell office:value-type="float" office:value="2600" calcext:value-type="float">
            <text:p>2600</text:p>
          </table:table-cell>
          <table:table-cell office:value-type="float" office:value="4179" calcext:value-type="float">
            <text:p>4179</text:p>
          </table:table-cell>
          <table:table-cell office:value-type="float" office:value="5938" calcext:value-type="float">
            <text:p>5938</text:p>
          </table:table-cell>
          <table:table-cell office:value-type="float" office:value="7959" calcext:value-type="float">
            <text:p>7959</text:p>
          </table:table-cell>
          <table:table-cell office:value-type="float" office:value="9355" calcext:value-type="float">
            <text:p>9355</text:p>
          </table:table-cell>
          <table:table-cell table:number-columns-repeated="2" office:value-type="float" office:value="11539" calcext:value-type="float">
            <text:p>1153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low</text:p>
          </table:table-cell>
          <table:table-cell office:value-type="float" office:value="97556" calcext:value-type="float">
            <text:p>97556</text:p>
          </table:table-cell>
          <table:table-cell office:value-type="float" office:value="62006" calcext:value-type="float">
            <text:p>62006</text:p>
          </table:table-cell>
          <table:table-cell office:value-type="float" office:value="131616" calcext:value-type="float">
            <text:p>131616</text:p>
          </table:table-cell>
          <table:table-cell office:value-type="float" office:value="209365" calcext:value-type="float">
            <text:p>209365</text:p>
          </table:table-cell>
          <table:table-cell office:value-type="float" office:value="292137" calcext:value-type="float">
            <text:p>292137</text:p>
          </table:table-cell>
          <table:table-cell office:value-type="float" office:value="379958" calcext:value-type="float">
            <text:p>379958</text:p>
          </table:table-cell>
          <table:table-cell office:value-type="float" office:value="472085" calcext:value-type="float">
            <text:p>472085</text:p>
          </table:table-cell>
          <table:table-cell office:value-type="float" office:value="567864" calcext:value-type="float">
            <text:p>567864</text:p>
          </table:table-cell>
          <table:table-cell office:value-type="float" office:value="666989" calcext:value-type="float">
            <text:p>6669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mean</text:p>
          </table:table-cell>
          <table:table-cell office:value-type="float" office:value="97556" calcext:value-type="float">
            <text:p>97556</text:p>
          </table:table-cell>
          <table:table-cell office:value-type="float" office:value="93536" calcext:value-type="float">
            <text:p>93536</text:p>
          </table:table-cell>
          <table:table-cell office:value-type="float" office:value="204966" calcext:value-type="float">
            <text:p>204966</text:p>
          </table:table-cell>
          <table:table-cell office:value-type="float" office:value="328163" calcext:value-type="float">
            <text:p>328163</text:p>
          </table:table-cell>
          <table:table-cell office:value-type="float" office:value="461732" calcext:value-type="float">
            <text:p>461732</text:p>
          </table:table-cell>
          <table:table-cell office:value-type="float" office:value="603395" calcext:value-type="float">
            <text:p>603395</text:p>
          </table:table-cell>
          <table:table-cell office:value-type="float" office:value="752423" calcext:value-type="float">
            <text:p>752423</text:p>
          </table:table-cell>
          <table:table-cell office:value-type="float" office:value="908638" calcext:value-type="float">
            <text:p>908638</text:p>
          </table:table-cell>
          <table:table-cell office:value-type="float" office:value="1069794" calcext:value-type="float">
            <text:p>10697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high</text:p>
          </table:table-cell>
          <table:table-cell office:value-type="float" office:value="97556" calcext:value-type="float">
            <text:p>97556</text:p>
          </table:table-cell>
          <table:table-cell office:value-type="float" office:value="127534" calcext:value-type="float">
            <text:p>127534</text:p>
          </table:table-cell>
          <table:table-cell office:value-type="float" office:value="282734" calcext:value-type="float">
            <text:p>282734</text:p>
          </table:table-cell>
          <table:table-cell office:value-type="float" office:value="456546" calcext:value-type="float">
            <text:p>456546</text:p>
          </table:table-cell>
          <table:table-cell office:value-type="float" office:value="644860" calcext:value-type="float">
            <text:p>644860</text:p>
          </table:table-cell>
          <table:table-cell office:value-type="float" office:value="846083" calcext:value-type="float">
            <text:p>846083</text:p>
          </table:table-cell>
          <table:table-cell office:value-type="float" office:value="1057591" calcext:value-type="float">
            <text:p>1057591</text:p>
          </table:table-cell>
          <table:table-cell office:value-type="float" office:value="1275400" calcext:value-type="float">
            <text:p>1275400</text:p>
          </table:table-cell>
          <table:table-cell office:value-type="float" office:value="1497857" calcext:value-type="float">
            <text:p>149785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mean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high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low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mean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64" calcext:value-type="float">
            <text:p>164</text:p>
          </table:table-cell>
          <table:table-cell table:number-columns-repeated="5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high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low</text:p>
          </table:table-cell>
          <table:table-cell office:value-type="float" office:value="42339" calcext:value-type="float">
            <text:p>42339</text:p>
          </table:table-cell>
          <table:table-cell office:value-type="float" office:value="38574" calcext:value-type="float">
            <text:p>38574</text:p>
          </table:table-cell>
          <table:table-cell office:value-type="float" office:value="74425" calcext:value-type="float">
            <text:p>74425</text:p>
          </table:table-cell>
          <table:table-cell office:value-type="float" office:value="110706" calcext:value-type="float">
            <text:p>110706</text:p>
          </table:table-cell>
          <table:table-cell office:value-type="float" office:value="148796" calcext:value-type="float">
            <text:p>148796</text:p>
          </table:table-cell>
          <table:table-cell office:value-type="float" office:value="187571" calcext:value-type="float">
            <text:p>187571</text:p>
          </table:table-cell>
          <table:table-cell office:value-type="float" office:value="226318" calcext:value-type="float">
            <text:p>226318</text:p>
          </table:table-cell>
          <table:table-cell office:value-type="float" office:value="273158" calcext:value-type="float">
            <text:p>273158</text:p>
          </table:table-cell>
          <table:table-cell office:value-type="float" office:value="361820" calcext:value-type="float">
            <text:p>36182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mean</text:p>
          </table:table-cell>
          <table:table-cell office:value-type="float" office:value="42339" calcext:value-type="float">
            <text:p>42339</text:p>
          </table:table-cell>
          <table:table-cell office:value-type="float" office:value="50909" calcext:value-type="float">
            <text:p>50909</text:p>
          </table:table-cell>
          <table:table-cell office:value-type="float" office:value="99474" calcext:value-type="float">
            <text:p>99474</text:p>
          </table:table-cell>
          <table:table-cell office:value-type="float" office:value="150438" calcext:value-type="float">
            <text:p>150438</text:p>
          </table:table-cell>
          <table:table-cell office:value-type="float" office:value="202795" calcext:value-type="float">
            <text:p>202795</text:p>
          </table:table-cell>
          <table:table-cell office:value-type="float" office:value="258191" calcext:value-type="float">
            <text:p>258191</text:p>
          </table:table-cell>
          <table:table-cell table:number-columns-repeated="3" office:value-type="float" office:value="361820" calcext:value-type="float">
            <text:p>36182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high</text:p>
          </table:table-cell>
          <table:table-cell office:value-type="float" office:value="42339" calcext:value-type="float">
            <text:p>42339</text:p>
          </table:table-cell>
          <table:table-cell office:value-type="float" office:value="63413" calcext:value-type="float">
            <text:p>63413</text:p>
          </table:table-cell>
          <table:table-cell office:value-type="float" office:value="125319" calcext:value-type="float">
            <text:p>125319</text:p>
          </table:table-cell>
          <table:table-cell office:value-type="float" office:value="190871" calcext:value-type="float">
            <text:p>190871</text:p>
          </table:table-cell>
          <table:table-cell office:value-type="float" office:value="260414" calcext:value-type="float">
            <text:p>260414</text:p>
          </table:table-cell>
          <table:table-cell table:number-columns-repeated="4" office:value-type="float" office:value="361820" calcext:value-type="float">
            <text:p>36182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ow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table:number-columns-repeated="5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ean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high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table:number-columns-repeated="7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low</text:p>
          </table:table-cell>
          <table:table-cell office:value-type="float" office:value="242" calcext:value-type="float">
            <text:p>242</text:p>
          </table:table-cell>
          <table:table-cell office:value-type="float" office:value="92" calcext:value-type="float">
            <text:p>92</text:p>
          </table:table-cell>
          <table:table-cell office:value-type="float" office:value="346" calcext:value-type="float">
            <text:p>346</text:p>
          </table:table-cell>
          <table:table-cell office:value-type="float" office:value="676" calcext:value-type="float">
            <text:p>676</text:p>
          </table:table-cell>
          <table:table-cell office:value-type="float" office:value="1045" calcext:value-type="float">
            <text:p>1045</text:p>
          </table:table-cell>
          <table:table-cell office:value-type="float" office:value="1475" calcext:value-type="float">
            <text:p>1475</text:p>
          </table:table-cell>
          <table:table-cell office:value-type="float" office:value="1971" calcext:value-type="float">
            <text:p>1971</text:p>
          </table:table-cell>
          <table:table-cell office:value-type="float" office:value="2547" calcext:value-type="float">
            <text:p>2547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mean</text:p>
          </table:table-cell>
          <table:table-cell office:value-type="float" office:value="242" calcext:value-type="float">
            <text:p>242</text:p>
          </table:table-cell>
          <table:table-cell office:value-type="float" office:value="450" calcext:value-type="float">
            <text:p>450</text:p>
          </table:table-cell>
          <table:table-cell office:value-type="float" office:value="1322" calcext:value-type="float">
            <text:p>1322</text:p>
          </table:table-cell>
          <table:table-cell office:value-type="float" office:value="2542" calcext:value-type="float">
            <text:p>2542</text:p>
          </table:table-cell>
          <table:table-cell office:value-type="float" office:value="3649" calcext:value-type="float">
            <text:p>3649</text:p>
          </table:table-cell>
          <table:table-cell table:number-columns-repeated="4" office:value-type="float" office:value="4759" calcext:value-type="float">
            <text:p>47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high</text:p>
          </table:table-cell>
          <table:table-cell office:value-type="float" office:value="242" calcext:value-type="float">
            <text:p>242</text:p>
          </table:table-cell>
          <table:table-cell office:value-type="float" office:value="914" calcext:value-type="float">
            <text:p>914</text:p>
          </table:table-cell>
          <table:table-cell office:value-type="float" office:value="2752" calcext:value-type="float">
            <text:p>2752</text:p>
          </table:table-cell>
          <table:table-cell table:number-columns-repeated="6" office:value-type="float" office:value="4759" calcext:value-type="float">
            <text:p>47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low</text:p>
          </table:table-cell>
          <table:table-cell office:value-type="float" office:value="56000" calcext:value-type="float">
            <text:p>56000</text:p>
          </table:table-cell>
          <table:table-cell office:value-type="float" office:value="33996" calcext:value-type="float">
            <text:p>33996</text:p>
          </table:table-cell>
          <table:table-cell office:value-type="float" office:value="76085" calcext:value-type="float">
            <text:p>76085</text:p>
          </table:table-cell>
          <table:table-cell office:value-type="float" office:value="124965" calcext:value-type="float">
            <text:p>124965</text:p>
          </table:table-cell>
          <table:table-cell office:value-type="float" office:value="177061" calcext:value-type="float">
            <text:p>177061</text:p>
          </table:table-cell>
          <table:table-cell office:value-type="float" office:value="232050" calcext:value-type="float">
            <text:p>232050</text:p>
          </table:table-cell>
          <table:table-cell office:value-type="float" office:value="290026" calcext:value-type="float">
            <text:p>290026</text:p>
          </table:table-cell>
          <table:table-cell office:value-type="float" office:value="350625" calcext:value-type="float">
            <text:p>350625</text:p>
          </table:table-cell>
          <table:table-cell office:value-type="float" office:value="413418" calcext:value-type="float">
            <text:p>41341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mean</text:p>
          </table:table-cell>
          <table:table-cell office:value-type="float" office:value="56000" calcext:value-type="float">
            <text:p>56000</text:p>
          </table:table-cell>
          <table:table-cell office:value-type="float" office:value="46803" calcext:value-type="float">
            <text:p>46803</text:p>
          </table:table-cell>
          <table:table-cell office:value-type="float" office:value="107812" calcext:value-type="float">
            <text:p>107812</text:p>
          </table:table-cell>
          <table:table-cell office:value-type="float" office:value="176456" calcext:value-type="float">
            <text:p>176456</text:p>
          </table:table-cell>
          <table:table-cell office:value-type="float" office:value="250190" calcext:value-type="float">
            <text:p>250190</text:p>
          </table:table-cell>
          <table:table-cell office:value-type="float" office:value="329028" calcext:value-type="float">
            <text:p>329028</text:p>
          </table:table-cell>
          <table:table-cell office:value-type="float" office:value="412019" calcext:value-type="float">
            <text:p>412019</text:p>
          </table:table-cell>
          <table:table-cell office:value-type="float" office:value="498283" calcext:value-type="float">
            <text:p>498283</text:p>
          </table:table-cell>
          <table:table-cell office:value-type="float" office:value="588542" calcext:value-type="float">
            <text:p>58854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high</text:p>
          </table:table-cell>
          <table:table-cell office:value-type="float" office:value="56000" calcext:value-type="float">
            <text:p>56000</text:p>
          </table:table-cell>
          <table:table-cell office:value-type="float" office:value="60685" calcext:value-type="float">
            <text:p>60685</text:p>
          </table:table-cell>
          <table:table-cell office:value-type="float" office:value="141296" calcext:value-type="float">
            <text:p>141296</text:p>
          </table:table-cell>
          <table:table-cell office:value-type="float" office:value="230785" calcext:value-type="float">
            <text:p>230785</text:p>
          </table:table-cell>
          <table:table-cell office:value-type="float" office:value="328364" calcext:value-type="float">
            <text:p>328364</text:p>
          </table:table-cell>
          <table:table-cell office:value-type="float" office:value="432387" calcext:value-type="float">
            <text:p>432387</text:p>
          </table:table-cell>
          <table:table-cell office:value-type="float" office:value="541687" calcext:value-type="float">
            <text:p>541687</text:p>
          </table:table-cell>
          <table:table-cell office:value-type="float" office:value="658302" calcext:value-type="float">
            <text:p>658302</text:p>
          </table:table-cell>
          <table:table-cell office:value-type="float" office:value="782343" calcext:value-type="float">
            <text:p>78234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low</text:p>
          </table:table-cell>
          <table:table-cell office:value-type="float" office:value="24479" calcext:value-type="float">
            <text:p>24479</text:p>
          </table:table-cell>
          <table:table-cell office:value-type="float" office:value="25792" calcext:value-type="float">
            <text:p>25792</text:p>
          </table:table-cell>
          <table:table-cell office:value-type="float" office:value="46033" calcext:value-type="float">
            <text:p>46033</text:p>
          </table:table-cell>
          <table:table-cell office:value-type="float" office:value="66455" calcext:value-type="float">
            <text:p>66455</text:p>
          </table:table-cell>
          <table:table-cell office:value-type="float" office:value="87775" calcext:value-type="float">
            <text:p>87775</text:p>
          </table:table-cell>
          <table:table-cell office:value-type="float" office:value="109790" calcext:value-type="float">
            <text:p>109790</text:p>
          </table:table-cell>
          <table:table-cell office:value-type="float" office:value="132686" calcext:value-type="float">
            <text:p>132686</text:p>
          </table:table-cell>
          <table:table-cell office:value-type="float" office:value="157031" calcext:value-type="float">
            <text:p>157031</text:p>
          </table:table-cell>
          <table:table-cell office:value-type="float" office:value="183220" calcext:value-type="float">
            <text:p>18322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mean</text:p>
          </table:table-cell>
          <table:table-cell office:value-type="float" office:value="24479" calcext:value-type="float">
            <text:p>24479</text:p>
          </table:table-cell>
          <table:table-cell office:value-type="float" office:value="32986" calcext:value-type="float">
            <text:p>32986</text:p>
          </table:table-cell>
          <table:table-cell office:value-type="float" office:value="60047" calcext:value-type="float">
            <text:p>60047</text:p>
          </table:table-cell>
          <table:table-cell office:value-type="float" office:value="88566" calcext:value-type="float">
            <text:p>88566</text:p>
          </table:table-cell>
          <table:table-cell office:value-type="float" office:value="118386" calcext:value-type="float">
            <text:p>118386</text:p>
          </table:table-cell>
          <table:table-cell office:value-type="float" office:value="150210" calcext:value-type="float">
            <text:p>150210</text:p>
          </table:table-cell>
          <table:table-cell office:value-type="float" office:value="185190" calcext:value-type="float">
            <text:p>185190</text:p>
          </table:table-cell>
          <table:table-cell office:value-type="float" office:value="224527" calcext:value-type="float">
            <text:p>224527</text:p>
          </table:table-cell>
          <table:table-cell office:value-type="float" office:value="268860" calcext:value-type="float">
            <text:p>26886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high</text:p>
          </table:table-cell>
          <table:table-cell office:value-type="float" office:value="24479" calcext:value-type="float">
            <text:p>24479</text:p>
          </table:table-cell>
          <table:table-cell office:value-type="float" office:value="39893" calcext:value-type="float">
            <text:p>39893</text:p>
          </table:table-cell>
          <table:table-cell office:value-type="float" office:value="74494" calcext:value-type="float">
            <text:p>74494</text:p>
          </table:table-cell>
          <table:table-cell office:value-type="float" office:value="111398" calcext:value-type="float">
            <text:p>111398</text:p>
          </table:table-cell>
          <table:table-cell office:value-type="float" office:value="151099" calcext:value-type="float">
            <text:p>151099</text:p>
          </table:table-cell>
          <table:table-cell office:value-type="float" office:value="195857" calcext:value-type="float">
            <text:p>195857</text:p>
          </table:table-cell>
          <table:table-cell office:value-type="float" office:value="247863" calcext:value-type="float">
            <text:p>247863</text:p>
          </table:table-cell>
          <table:table-cell office:value-type="float" office:value="307693" calcext:value-type="float">
            <text:p>307693</text:p>
          </table:table-cell>
          <table:table-cell office:value-type="float" office:value="375827" calcext:value-type="float">
            <text:p>37582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low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61" calcext:value-type="float">
            <text:p>161</text:p>
          </table:table-cell>
          <table:table-cell office:value-type="float" office:value="210" calcext:value-type="float">
            <text:p>210</text:p>
          </table:table-cell>
          <table:table-cell office:value-type="float" office:value="259" calcext:value-type="float">
            <text:p>259</text:p>
          </table:table-cell>
          <table:table-cell office:value-type="float" office:value="314" calcext:value-type="float">
            <text:p>31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ean</text:p>
          </table:table-cell>
          <table:table-cell office:value-type="float" office:value="132" calcext:value-type="float">
            <text:p>132</text:p>
          </table:table-cell>
          <table:table-cell office:value-type="float" office:value="340" calcext:value-type="float">
            <text:p>340</text:p>
          </table:table-cell>
          <table:table-cell office:value-type="float" office:value="862" calcext:value-type="float">
            <text:p>862</text:p>
          </table:table-cell>
          <table:table-cell office:value-type="float" office:value="1483" calcext:value-type="float">
            <text:p>1483</text:p>
          </table:table-cell>
          <table:table-cell office:value-type="float" office:value="2209" calcext:value-type="float">
            <text:p>2209</text:p>
          </table:table-cell>
          <table:table-cell office:value-type="float" office:value="3045" calcext:value-type="float">
            <text:p>3045</text:p>
          </table:table-cell>
          <table:table-cell office:value-type="float" office:value="3990" calcext:value-type="float">
            <text:p>3990</text:p>
          </table:table-cell>
          <table:table-cell table:number-columns-repeated="2" office:value-type="float" office:value="5465" calcext:value-type="float">
            <text:p>54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high</text:p>
          </table:table-cell>
          <table:table-cell office:value-type="float" office:value="132" calcext:value-type="float">
            <text:p>132</text:p>
          </table:table-cell>
          <table:table-cell office:value-type="float" office:value="785" calcext:value-type="float">
            <text:p>785</text:p>
          </table:table-cell>
          <table:table-cell office:value-type="float" office:value="2001" calcext:value-type="float">
            <text:p>2001</text:p>
          </table:table-cell>
          <table:table-cell office:value-type="float" office:value="3611" calcext:value-type="float">
            <text:p>3611</text:p>
          </table:table-cell>
          <table:table-cell table:number-columns-repeated="5" office:value-type="float" office:value="5465" calcext:value-type="float">
            <text:p>54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low</text:p>
          </table:table-cell>
          <table:table-cell office:value-type="float" office:value="27893" calcext:value-type="float">
            <text:p>27893</text:p>
          </table:table-cell>
          <table:table-cell office:value-type="float" office:value="36974" calcext:value-type="float">
            <text:p>36974</text:p>
          </table:table-cell>
          <table:table-cell office:value-type="float" office:value="62067" calcext:value-type="float">
            <text:p>62067</text:p>
          </table:table-cell>
          <table:table-cell office:value-type="float" office:value="91817" calcext:value-type="float">
            <text:p>91817</text:p>
          </table:table-cell>
          <table:table-cell office:value-type="float" office:value="127626" calcext:value-type="float">
            <text:p>127626</text:p>
          </table:table-cell>
          <table:table-cell office:value-type="float" office:value="169580" calcext:value-type="float">
            <text:p>169580</text:p>
          </table:table-cell>
          <table:table-cell office:value-type="float" office:value="211415" calcext:value-type="float">
            <text:p>211415</text:p>
          </table:table-cell>
          <table:table-cell office:value-type="float" office:value="255555" calcext:value-type="float">
            <text:p>255555</text:p>
          </table:table-cell>
          <table:table-cell office:value-type="float" office:value="301910" calcext:value-type="float">
            <text:p>30191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mean</text:p>
          </table:table-cell>
          <table:table-cell office:value-type="float" office:value="27893" calcext:value-type="float">
            <text:p>27893</text:p>
          </table:table-cell>
          <table:table-cell office:value-type="float" office:value="45187" calcext:value-type="float">
            <text:p>45187</text:p>
          </table:table-cell>
          <table:table-cell office:value-type="float" office:value="82084" calcext:value-type="float">
            <text:p>82084</text:p>
          </table:table-cell>
          <table:table-cell office:value-type="float" office:value="128893" calcext:value-type="float">
            <text:p>128893</text:p>
          </table:table-cell>
          <table:table-cell office:value-type="float" office:value="184983" calcext:value-type="float">
            <text:p>184983</text:p>
          </table:table-cell>
          <table:table-cell office:value-type="float" office:value="242938" calcext:value-type="float">
            <text:p>242938</text:p>
          </table:table-cell>
          <table:table-cell office:value-type="float" office:value="304900" calcext:value-type="float">
            <text:p>304900</text:p>
          </table:table-cell>
          <table:table-cell office:value-type="float" office:value="371587" calcext:value-type="float">
            <text:p>371587</text:p>
          </table:table-cell>
          <table:table-cell office:value-type="float" office:value="442748" calcext:value-type="float">
            <text:p>44274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high</text:p>
          </table:table-cell>
          <table:table-cell office:value-type="float" office:value="27893" calcext:value-type="float">
            <text:p>27893</text:p>
          </table:table-cell>
          <table:table-cell office:value-type="float" office:value="53715" calcext:value-type="float">
            <text:p>53715</text:p>
          </table:table-cell>
          <table:table-cell office:value-type="float" office:value="104085" calcext:value-type="float">
            <text:p>104085</text:p>
          </table:table-cell>
          <table:table-cell office:value-type="float" office:value="172158" calcext:value-type="float">
            <text:p>172158</text:p>
          </table:table-cell>
          <table:table-cell office:value-type="float" office:value="244325" calcext:value-type="float">
            <text:p>244325</text:p>
          </table:table-cell>
          <table:table-cell office:value-type="float" office:value="323147" calcext:value-type="float">
            <text:p>323147</text:p>
          </table:table-cell>
          <table:table-cell office:value-type="float" office:value="408897" calcext:value-type="float">
            <text:p>408897</text:p>
          </table:table-cell>
          <table:table-cell office:value-type="float" office:value="503327" calcext:value-type="float">
            <text:p>503327</text:p>
          </table:table-cell>
          <table:table-cell office:value-type="float" office:value="605677" calcext:value-type="float">
            <text:p>60567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low</text:p>
          </table:table-cell>
          <table:table-cell office:value-type="float" office:value="589846" calcext:value-type="float">
            <text:p>589846</text:p>
          </table:table-cell>
          <table:table-cell office:value-type="float" office:value="555621" calcext:value-type="float">
            <text:p>555621</text:p>
          </table:table-cell>
          <table:table-cell office:value-type="float" office:value="1228340" calcext:value-type="float">
            <text:p>1228340</text:p>
          </table:table-cell>
          <table:table-cell office:value-type="float" office:value="1976045" calcext:value-type="float">
            <text:p>1976045</text:p>
          </table:table-cell>
          <table:table-cell office:value-type="float" office:value="2788773" calcext:value-type="float">
            <text:p>2788773</text:p>
          </table:table-cell>
          <table:table-cell office:value-type="float" office:value="3653600" calcext:value-type="float">
            <text:p>3653600</text:p>
          </table:table-cell>
          <table:table-cell office:value-type="float" office:value="4589956" calcext:value-type="float">
            <text:p>4589956</text:p>
          </table:table-cell>
          <table:table-cell office:value-type="float" office:value="5614000" calcext:value-type="float">
            <text:p>5614000</text:p>
          </table:table-cell>
          <table:table-cell office:value-type="float" office:value="6717015" calcext:value-type="float">
            <text:p>671701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mean</text:p>
          </table:table-cell>
          <table:table-cell office:value-type="float" office:value="589846" calcext:value-type="float">
            <text:p>589846</text:p>
          </table:table-cell>
          <table:table-cell office:value-type="float" office:value="671318" calcext:value-type="float">
            <text:p>671318</text:p>
          </table:table-cell>
          <table:table-cell office:value-type="float" office:value="1490117" calcext:value-type="float">
            <text:p>1490117</text:p>
          </table:table-cell>
          <table:table-cell office:value-type="float" office:value="2407519" calcext:value-type="float">
            <text:p>2407519</text:p>
          </table:table-cell>
          <table:table-cell office:value-type="float" office:value="3403765" calcext:value-type="float">
            <text:p>3403765</text:p>
          </table:table-cell>
          <table:table-cell office:value-type="float" office:value="4491118" calcext:value-type="float">
            <text:p>4491118</text:p>
          </table:table-cell>
          <table:table-cell office:value-type="float" office:value="5697906" calcext:value-type="float">
            <text:p>5697906</text:p>
          </table:table-cell>
          <table:table-cell office:value-type="float" office:value="7008767" calcext:value-type="float">
            <text:p>7008767</text:p>
          </table:table-cell>
          <table:table-cell office:value-type="float" office:value="8366219" calcext:value-type="float">
            <text:p>836621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high</text:p>
          </table:table-cell>
          <table:table-cell office:value-type="float" office:value="589846" calcext:value-type="float">
            <text:p>589846</text:p>
          </table:table-cell>
          <table:table-cell office:value-type="float" office:value="789327" calcext:value-type="float">
            <text:p>789327</text:p>
          </table:table-cell>
          <table:table-cell office:value-type="float" office:value="1759184" calcext:value-type="float">
            <text:p>1759184</text:p>
          </table:table-cell>
          <table:table-cell office:value-type="float" office:value="2854182" calcext:value-type="float">
            <text:p>2854182</text:p>
          </table:table-cell>
          <table:table-cell office:value-type="float" office:value="4053455" calcext:value-type="float">
            <text:p>4053455</text:p>
          </table:table-cell>
          <table:table-cell office:value-type="float" office:value="5398265" calcext:value-type="float">
            <text:p>5398265</text:p>
          </table:table-cell>
          <table:table-cell office:value-type="float" office:value="6893691" calcext:value-type="float">
            <text:p>6893691</text:p>
          </table:table-cell>
          <table:table-cell office:value-type="float" office:value="8457547" calcext:value-type="float">
            <text:p>8457547</text:p>
          </table:table-cell>
          <table:table-cell office:value-type="float" office:value="10043162" calcext:value-type="float">
            <text:p>1004316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low</text:p>
          </table:table-cell>
          <table:table-cell office:value-type="float" office:value="3425" calcext:value-type="float">
            <text:p>3425</text:p>
          </table:table-cell>
          <table:table-cell office:value-type="float" office:value="3183" calcext:value-type="float">
            <text:p>3183</text:p>
          </table:table-cell>
          <table:table-cell office:value-type="float" office:value="6248" calcext:value-type="float">
            <text:p>6248</text:p>
          </table:table-cell>
          <table:table-cell office:value-type="float" office:value="9295" calcext:value-type="float">
            <text:p>9295</text:p>
          </table:table-cell>
          <table:table-cell office:value-type="float" office:value="12376" calcext:value-type="float">
            <text:p>12376</text:p>
          </table:table-cell>
          <table:table-cell office:value-type="float" office:value="15490" calcext:value-type="float">
            <text:p>15490</text:p>
          </table:table-cell>
          <table:table-cell office:value-type="float" office:value="18672" calcext:value-type="float">
            <text:p>18672</text:p>
          </table:table-cell>
          <table:table-cell office:value-type="float" office:value="21914" calcext:value-type="float">
            <text:p>21914</text:p>
          </table:table-cell>
          <table:table-cell office:value-type="float" office:value="25199" calcext:value-type="float">
            <text:p>2519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mean</text:p>
          </table:table-cell>
          <table:table-cell office:value-type="float" office:value="3425" calcext:value-type="float">
            <text:p>3425</text:p>
          </table:table-cell>
          <table:table-cell office:value-type="float" office:value="4161" calcext:value-type="float">
            <text:p>4161</text:p>
          </table:table-cell>
          <table:table-cell office:value-type="float" office:value="8258" calcext:value-type="float">
            <text:p>8258</text:p>
          </table:table-cell>
          <table:table-cell office:value-type="float" office:value="12332" calcext:value-type="float">
            <text:p>12332</text:p>
          </table:table-cell>
          <table:table-cell office:value-type="float" office:value="16484" calcext:value-type="float">
            <text:p>16484</text:p>
          </table:table-cell>
          <table:table-cell office:value-type="float" office:value="20744" calcext:value-type="float">
            <text:p>20744</text:p>
          </table:table-cell>
          <table:table-cell office:value-type="float" office:value="25101" calcext:value-type="float">
            <text:p>25101</text:p>
          </table:table-cell>
          <table:table-cell office:value-type="float" office:value="29516" calcext:value-type="float">
            <text:p>29516</text:p>
          </table:table-cell>
          <table:table-cell office:value-type="float" office:value="33995" calcext:value-type="float">
            <text:p>3399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high</text:p>
          </table:table-cell>
          <table:table-cell office:value-type="float" office:value="3425" calcext:value-type="float">
            <text:p>3425</text:p>
          </table:table-cell>
          <table:table-cell office:value-type="float" office:value="5172" calcext:value-type="float">
            <text:p>5172</text:p>
          </table:table-cell>
          <table:table-cell office:value-type="float" office:value="10256" calcext:value-type="float">
            <text:p>10256</text:p>
          </table:table-cell>
          <table:table-cell office:value-type="float" office:value="15402" calcext:value-type="float">
            <text:p>15402</text:p>
          </table:table-cell>
          <table:table-cell office:value-type="float" office:value="20697" calcext:value-type="float">
            <text:p>20697</text:p>
          </table:table-cell>
          <table:table-cell office:value-type="float" office:value="26145" calcext:value-type="float">
            <text:p>26145</text:p>
          </table:table-cell>
          <table:table-cell office:value-type="float" office:value="31672" calcext:value-type="float">
            <text:p>31672</text:p>
          </table:table-cell>
          <table:table-cell office:value-type="float" office:value="37311" calcext:value-type="float">
            <text:p>37311</text:p>
          </table:table-cell>
          <table:table-cell office:value-type="float" office:value="43022" calcext:value-type="float">
            <text:p>4302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ow</text:p>
          </table:table-cell>
          <table:table-cell office:value-type="float" office:value="37808" calcext:value-type="float">
            <text:p>37808</text:p>
          </table:table-cell>
          <table:table-cell office:value-type="float" office:value="37071" calcext:value-type="float">
            <text:p>37071</text:p>
          </table:table-cell>
          <table:table-cell office:value-type="float" office:value="81697" calcext:value-type="float">
            <text:p>81697</text:p>
          </table:table-cell>
          <table:table-cell office:value-type="float" office:value="134178" calcext:value-type="float">
            <text:p>134178</text:p>
          </table:table-cell>
          <table:table-cell table:number-columns-repeated="5" office:value-type="float" office:value="196490" calcext:value-type="float">
            <text:p>19649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ean</text:p>
          </table:table-cell>
          <table:table-cell office:value-type="float" office:value="37808" calcext:value-type="float">
            <text:p>37808</text:p>
          </table:table-cell>
          <table:table-cell office:value-type="float" office:value="54611" calcext:value-type="float">
            <text:p>54611</text:p>
          </table:table-cell>
          <table:table-cell office:value-type="float" office:value="124380" calcext:value-type="float">
            <text:p>124380</text:p>
          </table:table-cell>
          <table:table-cell table:number-columns-repeated="6" office:value-type="float" office:value="196490" calcext:value-type="float">
            <text:p>19649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high</text:p>
          </table:table-cell>
          <table:table-cell office:value-type="float" office:value="37808" calcext:value-type="float">
            <text:p>37808</text:p>
          </table:table-cell>
          <table:table-cell office:value-type="float" office:value="73641" calcext:value-type="float">
            <text:p>73641</text:p>
          </table:table-cell>
          <table:table-cell office:value-type="float" office:value="176081" calcext:value-type="float">
            <text:p>176081</text:p>
          </table:table-cell>
          <table:table-cell table:number-columns-repeated="6" office:value-type="float" office:value="196490" calcext:value-type="float">
            <text:p>19649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low</text:p>
          </table:table-cell>
          <table:table-cell office:value-type="float" office:value="12307" calcext:value-type="float">
            <text:p>12307</text:p>
          </table:table-cell>
          <table:table-cell office:value-type="float" office:value="10841" calcext:value-type="float">
            <text:p>10841</text:p>
          </table:table-cell>
          <table:table-cell office:value-type="float" office:value="18744" calcext:value-type="float">
            <text:p>18744</text:p>
          </table:table-cell>
          <table:table-cell office:value-type="float" office:value="26255" calcext:value-type="float">
            <text:p>26255</text:p>
          </table:table-cell>
          <table:table-cell office:value-type="float" office:value="33852" calcext:value-type="float">
            <text:p>33852</text:p>
          </table:table-cell>
          <table:table-cell office:value-type="float" office:value="41442" calcext:value-type="float">
            <text:p>41442</text:p>
          </table:table-cell>
          <table:table-cell office:value-type="float" office:value="49243" calcext:value-type="float">
            <text:p>49243</text:p>
          </table:table-cell>
          <table:table-cell office:value-type="float" office:value="57286" calcext:value-type="float">
            <text:p>57286</text:p>
          </table:table-cell>
          <table:table-cell office:value-type="float" office:value="65699" calcext:value-type="float">
            <text:p>6569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mean</text:p>
          </table:table-cell>
          <table:table-cell office:value-type="float" office:value="12307" calcext:value-type="float">
            <text:p>12307</text:p>
          </table:table-cell>
          <table:table-cell office:value-type="float" office:value="14983" calcext:value-type="float">
            <text:p>14983</text:p>
          </table:table-cell>
          <table:table-cell office:value-type="float" office:value="26326" calcext:value-type="float">
            <text:p>26326</text:p>
          </table:table-cell>
          <table:table-cell office:value-type="float" office:value="37738" calcext:value-type="float">
            <text:p>37738</text:p>
          </table:table-cell>
          <table:table-cell office:value-type="float" office:value="49404" calcext:value-type="float">
            <text:p>49404</text:p>
          </table:table-cell>
          <table:table-cell office:value-type="float" office:value="61649" calcext:value-type="float">
            <text:p>61649</text:p>
          </table:table-cell>
          <table:table-cell office:value-type="float" office:value="74832" calcext:value-type="float">
            <text:p>74832</text:p>
          </table:table-cell>
          <table:table-cell office:value-type="float" office:value="88796" calcext:value-type="float">
            <text:p>88796</text:p>
          </table:table-cell>
          <table:table-cell office:value-type="float" office:value="103234" calcext:value-type="float">
            <text:p>1032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high</text:p>
          </table:table-cell>
          <table:table-cell office:value-type="float" office:value="12307" calcext:value-type="float">
            <text:p>12307</text:p>
          </table:table-cell>
          <table:table-cell office:value-type="float" office:value="18824" calcext:value-type="float">
            <text:p>18824</text:p>
          </table:table-cell>
          <table:table-cell office:value-type="float" office:value="34003" calcext:value-type="float">
            <text:p>34003</text:p>
          </table:table-cell>
          <table:table-cell office:value-type="float" office:value="49480" calcext:value-type="float">
            <text:p>49480</text:p>
          </table:table-cell>
          <table:table-cell office:value-type="float" office:value="66063" calcext:value-type="float">
            <text:p>66063</text:p>
          </table:table-cell>
          <table:table-cell office:value-type="float" office:value="84207" calcext:value-type="float">
            <text:p>84207</text:p>
          </table:table-cell>
          <table:table-cell office:value-type="float" office:value="103415" calcext:value-type="float">
            <text:p>103415</text:p>
          </table:table-cell>
          <table:table-cell office:value-type="float" office:value="123132" calcext:value-type="float">
            <text:p>123132</text:p>
          </table:table-cell>
          <table:table-cell office:value-type="float" office:value="143152" calcext:value-type="float">
            <text:p>14315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me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high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low</text:p>
          </table:table-cell>
          <table:table-cell office:value-type="float" office:value="28866" calcext:value-type="float">
            <text:p>28866</text:p>
          </table:table-cell>
          <table:table-cell office:value-type="float" office:value="21426" calcext:value-type="float">
            <text:p>21426</text:p>
          </table:table-cell>
          <table:table-cell office:value-type="float" office:value="42657" calcext:value-type="float">
            <text:p>42657</text:p>
          </table:table-cell>
          <table:table-cell office:value-type="float" office:value="66394" calcext:value-type="float">
            <text:p>66394</text:p>
          </table:table-cell>
          <table:table-cell office:value-type="float" office:value="100942" calcext:value-type="float">
            <text:p>100942</text:p>
          </table:table-cell>
          <table:table-cell table:number-columns-repeated="4" office:value-type="float" office:value="185093" calcext:value-type="float">
            <text:p>1850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mean</text:p>
          </table:table-cell>
          <table:table-cell office:value-type="float" office:value="28866" calcext:value-type="float">
            <text:p>28866</text:p>
          </table:table-cell>
          <table:table-cell office:value-type="float" office:value="36358" calcext:value-type="float">
            <text:p>36358</text:p>
          </table:table-cell>
          <table:table-cell office:value-type="float" office:value="77943" calcext:value-type="float">
            <text:p>77943</text:p>
          </table:table-cell>
          <table:table-cell table:number-columns-repeated="6" office:value-type="float" office:value="185093" calcext:value-type="float">
            <text:p>1850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high</text:p>
          </table:table-cell>
          <table:table-cell office:value-type="float" office:value="28866" calcext:value-type="float">
            <text:p>28866</text:p>
          </table:table-cell>
          <table:table-cell office:value-type="float" office:value="51421" calcext:value-type="float">
            <text:p>51421</text:p>
          </table:table-cell>
          <table:table-cell office:value-type="float" office:value="171829" calcext:value-type="float">
            <text:p>171829</text:p>
          </table:table-cell>
          <table:table-cell table:number-columns-repeated="6" office:value-type="float" office:value="185093" calcext:value-type="float">
            <text:p>1850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low</text:p>
          </table:table-cell>
          <table:table-cell office:value-type="float" office:value="14144" calcext:value-type="float">
            <text:p>14144</text:p>
          </table:table-cell>
          <table:table-cell office:value-type="float" office:value="16112" calcext:value-type="float">
            <text:p>16112</text:p>
          </table:table-cell>
          <table:table-cell office:value-type="float" office:value="38883" calcext:value-type="float">
            <text:p>38883</text:p>
          </table:table-cell>
          <table:table-cell table:number-columns-repeated="6" office:value-type="float" office:value="53057" calcext:value-type="float">
            <text:p>5305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mean</text:p>
          </table:table-cell>
          <table:table-cell office:value-type="float" office:value="14144" calcext:value-type="float">
            <text:p>14144</text:p>
          </table:table-cell>
          <table:table-cell office:value-type="float" office:value="20018" calcext:value-type="float">
            <text:p>20018</text:p>
          </table:table-cell>
          <table:table-cell table:number-columns-repeated="7" office:value-type="float" office:value="53057" calcext:value-type="float">
            <text:p>5305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high</text:p>
          </table:table-cell>
          <table:table-cell office:value-type="float" office:value="14144" calcext:value-type="float">
            <text:p>14144</text:p>
          </table:table-cell>
          <table:table-cell office:value-type="float" office:value="24453" calcext:value-type="float">
            <text:p>24453</text:p>
          </table:table-cell>
          <table:table-cell table:number-columns-repeated="7" office:value-type="float" office:value="53057" calcext:value-type="float">
            <text:p>5305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low</text:p>
          </table:table-cell>
          <table:table-cell office:value-type="float" office:value="734" calcext:value-type="float">
            <text:p>734</text:p>
          </table:table-cell>
          <table:table-cell office:value-type="float" office:value="738" calcext:value-type="float">
            <text:p>738</text:p>
          </table:table-cell>
          <table:table-cell office:value-type="float" office:value="1273" calcext:value-type="float">
            <text:p>1273</text:p>
          </table:table-cell>
          <table:table-cell office:value-type="float" office:value="1745" calcext:value-type="float">
            <text:p>1745</text:p>
          </table:table-cell>
          <table:table-cell office:value-type="float" office:value="2207" calcext:value-type="float">
            <text:p>2207</text:p>
          </table:table-cell>
          <table:table-cell office:value-type="float" office:value="2681" calcext:value-type="float">
            <text:p>2681</text:p>
          </table:table-cell>
          <table:table-cell office:value-type="float" office:value="3181" calcext:value-type="float">
            <text:p>3181</text:p>
          </table:table-cell>
          <table:table-cell table:number-columns-repeated="2" office:value-type="float" office:value="3599" calcext:value-type="float">
            <text:p>359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mean</text:p>
          </table:table-cell>
          <table:table-cell office:value-type="float" office:value="734" calcext:value-type="float">
            <text:p>734</text:p>
          </table:table-cell>
          <table:table-cell office:value-type="float" office:value="819" calcext:value-type="float">
            <text:p>819</text:p>
          </table:table-cell>
          <table:table-cell office:value-type="float" office:value="1397" calcext:value-type="float">
            <text:p>1397</text:p>
          </table:table-cell>
          <table:table-cell office:value-type="float" office:value="1921" calcext:value-type="float">
            <text:p>1921</text:p>
          </table:table-cell>
          <table:table-cell office:value-type="float" office:value="2448" calcext:value-type="float">
            <text:p>2448</text:p>
          </table:table-cell>
          <table:table-cell office:value-type="float" office:value="2996" calcext:value-type="float">
            <text:p>2996</text:p>
          </table:table-cell>
          <table:table-cell table:number-columns-repeated="3" office:value-type="float" office:value="3599" calcext:value-type="float">
            <text:p>359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high</text:p>
          </table:table-cell>
          <table:table-cell office:value-type="float" office:value="734" calcext:value-type="float">
            <text:p>734</text:p>
          </table:table-cell>
          <table:table-cell office:value-type="float" office:value="890" calcext:value-type="float">
            <text:p>890</text:p>
          </table:table-cell>
          <table:table-cell office:value-type="float" office:value="1514" calcext:value-type="float">
            <text:p>1514</text:p>
          </table:table-cell>
          <table:table-cell office:value-type="float" office:value="2098" calcext:value-type="float">
            <text:p>2098</text:p>
          </table:table-cell>
          <table:table-cell office:value-type="float" office:value="2692" calcext:value-type="float">
            <text:p>2692</text:p>
          </table:table-cell>
          <table:table-cell office:value-type="float" office:value="3326" calcext:value-type="float">
            <text:p>3326</text:p>
          </table:table-cell>
          <table:table-cell table:number-columns-repeated="3" office:value-type="float" office:value="3599" calcext:value-type="float">
            <text:p>359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low</text:p>
          </table:table-cell>
          <table:table-cell office:value-type="float" office:value="98700" calcext:value-type="float">
            <text:p>98700</text:p>
          </table:table-cell>
          <table:table-cell office:value-type="float" office:value="72452" calcext:value-type="float">
            <text:p>72452</text:p>
          </table:table-cell>
          <table:table-cell table:number-columns-repeated="7" office:value-type="float" office:value="230698" calcext:value-type="float">
            <text:p>23069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mean</text:p>
          </table:table-cell>
          <table:table-cell office:value-type="float" office:value="98700" calcext:value-type="float">
            <text:p>98700</text:p>
          </table:table-cell>
          <table:table-cell office:value-type="float" office:value="97611" calcext:value-type="float">
            <text:p>97611</text:p>
          </table:table-cell>
          <table:table-cell table:number-columns-repeated="7" office:value-type="float" office:value="230698" calcext:value-type="float">
            <text:p>23069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high</text:p>
          </table:table-cell>
          <table:table-cell office:value-type="float" office:value="98700" calcext:value-type="float">
            <text:p>98700</text:p>
          </table:table-cell>
          <table:table-cell office:value-type="float" office:value="131217" calcext:value-type="float">
            <text:p>131217</text:p>
          </table:table-cell>
          <table:table-cell table:number-columns-repeated="7" office:value-type="float" office:value="230698" calcext:value-type="float">
            <text:p>23069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low</text:p>
          </table:table-cell>
          <table:table-cell office:value-type="float" office:value="6963" calcext:value-type="float">
            <text:p>6963</text:p>
          </table:table-cell>
          <table:table-cell office:value-type="float" office:value="6053" calcext:value-type="float">
            <text:p>6053</text:p>
          </table:table-cell>
          <table:table-cell office:value-type="float" office:value="12642" calcext:value-type="float">
            <text:p>12642</text:p>
          </table:table-cell>
          <table:table-cell office:value-type="float" office:value="19782" calcext:value-type="float">
            <text:p>19782</text:p>
          </table:table-cell>
          <table:table-cell office:value-type="float" office:value="27234" calcext:value-type="float">
            <text:p>27234</text:p>
          </table:table-cell>
          <table:table-cell office:value-type="float" office:value="34747" calcext:value-type="float">
            <text:p>34747</text:p>
          </table:table-cell>
          <table:table-cell office:value-type="float" office:value="42589" calcext:value-type="float">
            <text:p>42589</text:p>
          </table:table-cell>
          <table:table-cell office:value-type="float" office:value="51659" calcext:value-type="float">
            <text:p>51659</text:p>
          </table:table-cell>
          <table:table-cell office:value-type="float" office:value="56053" calcext:value-type="float">
            <text:p>5605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mean</text:p>
          </table:table-cell>
          <table:table-cell office:value-type="float" office:value="6963" calcext:value-type="float">
            <text:p>6963</text:p>
          </table:table-cell>
          <table:table-cell office:value-type="float" office:value="11771" calcext:value-type="float">
            <text:p>11771</text:p>
          </table:table-cell>
          <table:table-cell office:value-type="float" office:value="25306" calcext:value-type="float">
            <text:p>25306</text:p>
          </table:table-cell>
          <table:table-cell office:value-type="float" office:value="39425" calcext:value-type="float">
            <text:p>39425</text:p>
          </table:table-cell>
          <table:table-cell table:number-columns-repeated="5" office:value-type="float" office:value="56053" calcext:value-type="float">
            <text:p>5605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high</text:p>
          </table:table-cell>
          <table:table-cell office:value-type="float" office:value="6963" calcext:value-type="float">
            <text:p>6963</text:p>
          </table:table-cell>
          <table:table-cell office:value-type="float" office:value="17869" calcext:value-type="float">
            <text:p>17869</text:p>
          </table:table-cell>
          <table:table-cell office:value-type="float" office:value="38410" calcext:value-type="float">
            <text:p>38410</text:p>
          </table:table-cell>
          <table:table-cell table:number-columns-repeated="6" office:value-type="float" office:value="56053" calcext:value-type="float">
            <text:p>5605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ow</text:p>
          </table:table-cell>
          <table:table-cell office:value-type="float" office:value="59881" calcext:value-type="float">
            <text:p>59881</text:p>
          </table:table-cell>
          <table:table-cell office:value-type="float" office:value="37281" calcext:value-type="float">
            <text:p>37281</text:p>
          </table:table-cell>
          <table:table-cell office:value-type="float" office:value="78321" calcext:value-type="float">
            <text:p>78321</text:p>
          </table:table-cell>
          <table:table-cell office:value-type="float" office:value="131107" calcext:value-type="float">
            <text:p>131107</text:p>
          </table:table-cell>
          <table:table-cell office:value-type="float" office:value="195291" calcext:value-type="float">
            <text:p>195291</text:p>
          </table:table-cell>
          <table:table-cell office:value-type="float" office:value="270499" calcext:value-type="float">
            <text:p>270499</text:p>
          </table:table-cell>
          <table:table-cell office:value-type="float" office:value="356877" calcext:value-type="float">
            <text:p>356877</text:p>
          </table:table-cell>
          <table:table-cell office:value-type="float" office:value="452234" calcext:value-type="float">
            <text:p>452234</text:p>
          </table:table-cell>
          <table:table-cell office:value-type="float" office:value="554355" calcext:value-type="float">
            <text:p>55435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mean</text:p>
          </table:table-cell>
          <table:table-cell office:value-type="float" office:value="59881" calcext:value-type="float">
            <text:p>59881</text:p>
          </table:table-cell>
          <table:table-cell office:value-type="float" office:value="53303" calcext:value-type="float">
            <text:p>53303</text:p>
          </table:table-cell>
          <table:table-cell office:value-type="float" office:value="121416" calcext:value-type="float">
            <text:p>121416</text:p>
          </table:table-cell>
          <table:table-cell office:value-type="float" office:value="213182" calcext:value-type="float">
            <text:p>213182</text:p>
          </table:table-cell>
          <table:table-cell office:value-type="float" office:value="327520" calcext:value-type="float">
            <text:p>327520</text:p>
          </table:table-cell>
          <table:table-cell office:value-type="float" office:value="461171" calcext:value-type="float">
            <text:p>461171</text:p>
          </table:table-cell>
          <table:table-cell office:value-type="float" office:value="608341" calcext:value-type="float">
            <text:p>608341</text:p>
          </table:table-cell>
          <table:table-cell office:value-type="float" office:value="765411" calcext:value-type="float">
            <text:p>765411</text:p>
          </table:table-cell>
          <table:table-cell office:value-type="float" office:value="921850" calcext:value-type="float">
            <text:p>92185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high</text:p>
          </table:table-cell>
          <table:table-cell office:value-type="float" office:value="59881" calcext:value-type="float">
            <text:p>59881</text:p>
          </table:table-cell>
          <table:table-cell office:value-type="float" office:value="70921" calcext:value-type="float">
            <text:p>70921</text:p>
          </table:table-cell>
          <table:table-cell office:value-type="float" office:value="173363" calcext:value-type="float">
            <text:p>173363</text:p>
          </table:table-cell>
          <table:table-cell office:value-type="float" office:value="313183" calcext:value-type="float">
            <text:p>313183</text:p>
          </table:table-cell>
          <table:table-cell office:value-type="float" office:value="486667" calcext:value-type="float">
            <text:p>486667</text:p>
          </table:table-cell>
          <table:table-cell office:value-type="float" office:value="681629" calcext:value-type="float">
            <text:p>681629</text:p>
          </table:table-cell>
          <table:table-cell office:value-type="float" office:value="889456" calcext:value-type="float">
            <text:p>889456</text:p>
          </table:table-cell>
          <table:table-cell table:number-columns-repeated="2" office:value-type="float" office:value="1006208" calcext:value-type="float">
            <text:p>100620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low</text:p>
          </table:table-cell>
          <table:table-cell office:value-type="float" office:value="91721" calcext:value-type="float">
            <text:p>91721</text:p>
          </table:table-cell>
          <table:table-cell office:value-type="float" office:value="88501" calcext:value-type="float">
            <text:p>88501</text:p>
          </table:table-cell>
          <table:table-cell office:value-type="float" office:value="191495" calcext:value-type="float">
            <text:p>191495</text:p>
          </table:table-cell>
          <table:table-cell office:value-type="float" office:value="302492" calcext:value-type="float">
            <text:p>302492</text:p>
          </table:table-cell>
          <table:table-cell office:value-type="float" office:value="427628" calcext:value-type="float">
            <text:p>427628</text:p>
          </table:table-cell>
          <table:table-cell table:number-columns-repeated="4" office:value-type="float" office:value="495034" calcext:value-type="float">
            <text:p>4950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ean</text:p>
          </table:table-cell>
          <table:table-cell office:value-type="float" office:value="91721" calcext:value-type="float">
            <text:p>91721</text:p>
          </table:table-cell>
          <table:table-cell office:value-type="float" office:value="112069" calcext:value-type="float">
            <text:p>112069</text:p>
          </table:table-cell>
          <table:table-cell office:value-type="float" office:value="245345" calcext:value-type="float">
            <text:p>245345</text:p>
          </table:table-cell>
          <table:table-cell office:value-type="float" office:value="393190" calcext:value-type="float">
            <text:p>393190</text:p>
          </table:table-cell>
          <table:table-cell table:number-columns-repeated="5" office:value-type="float" office:value="495034" calcext:value-type="float">
            <text:p>4950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high</text:p>
          </table:table-cell>
          <table:table-cell office:value-type="float" office:value="91721" calcext:value-type="float">
            <text:p>91721</text:p>
          </table:table-cell>
          <table:table-cell office:value-type="float" office:value="136930" calcext:value-type="float">
            <text:p>136930</text:p>
          </table:table-cell>
          <table:table-cell office:value-type="float" office:value="300685" calcext:value-type="float">
            <text:p>300685</text:p>
          </table:table-cell>
          <table:table-cell table:number-columns-repeated="6" office:value-type="float" office:value="495034" calcext:value-type="float">
            <text:p>4950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low</text:p>
          </table:table-cell>
          <table:table-cell office:value-type="float" office:value="2015" calcext:value-type="float">
            <text:p>2015</text:p>
          </table:table-cell>
          <table:table-cell office:value-type="float" office:value="1603" calcext:value-type="float">
            <text:p>1603</text:p>
          </table:table-cell>
          <table:table-cell table:number-columns-repeated="7" office:value-type="float" office:value="2397" calcext:value-type="float">
            <text:p>239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ean</text:p>
          </table:table-cell>
          <table:table-cell office:value-type="float" office:value="2015" calcext:value-type="float">
            <text:p>2015</text:p>
          </table:table-cell>
          <table:table-cell office:value-type="float" office:value="2290" calcext:value-type="float">
            <text:p>2290</text:p>
          </table:table-cell>
          <table:table-cell table:number-columns-repeated="7" office:value-type="float" office:value="2397" calcext:value-type="float">
            <text:p>239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high</text:p>
          </table:table-cell>
          <table:table-cell office:value-type="float" office:value="2015" calcext:value-type="float">
            <text:p>2015</text:p>
          </table:table-cell>
          <table:table-cell table:number-columns-repeated="8" office:value-type="float" office:value="2397" calcext:value-type="float">
            <text:p>239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low</text:p>
          </table:table-cell>
          <table:table-cell office:value-type="float" office:value="234" calcext:value-type="float">
            <text:p>234</text:p>
          </table:table-cell>
          <table:table-cell office:value-type="float" office:value="55" calcext:value-type="float">
            <text:p>55</text:p>
          </table:table-cell>
          <table:table-cell office:value-type="float" office:value="127" calcext:value-type="float">
            <text:p>127</text:p>
          </table:table-cell>
          <table:table-cell office:value-type="float" office:value="199" calcext:value-type="float">
            <text:p>199</text:p>
          </table:table-cell>
          <table:table-cell office:value-type="float" office:value="270" calcext:value-type="float">
            <text:p>270</text:p>
          </table:table-cell>
          <table:table-cell office:value-type="float" office:value="339" calcext:value-type="float">
            <text:p>339</text:p>
          </table:table-cell>
          <table:table-cell office:value-type="float" office:value="414" calcext:value-type="float">
            <text:p>414</text:p>
          </table:table-cell>
          <table:table-cell office:value-type="float" office:value="486" calcext:value-type="float">
            <text:p>486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mean</text:p>
          </table:table-cell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  <table:table-cell office:value-type="float" office:value="521" calcext:value-type="float">
            <text:p>521</text:p>
          </table:table-cell>
          <table:table-cell table:number-columns-repeated="6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high</text:p>
          </table:table-cell>
          <table:table-cell office:value-type="float" office:value="234" calcext:value-type="float">
            <text:p>234</text:p>
          </table:table-cell>
          <table:table-cell office:value-type="float" office:value="452" calcext:value-type="float">
            <text:p>452</text:p>
          </table:table-cell>
          <table:table-cell table:number-columns-repeated="7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low</text:p>
          </table:table-cell>
          <table:table-cell office:value-type="float" office:value="25567" calcext:value-type="float">
            <text:p>25567</text:p>
          </table:table-cell>
          <table:table-cell office:value-type="float" office:value="18476" calcext:value-type="float">
            <text:p>18476</text:p>
          </table:table-cell>
          <table:table-cell office:value-type="float" office:value="40520" calcext:value-type="float">
            <text:p>40520</text:p>
          </table:table-cell>
          <table:table-cell office:value-type="float" office:value="64286" calcext:value-type="float">
            <text:p>64286</text:p>
          </table:table-cell>
          <table:table-cell office:value-type="float" office:value="89876" calcext:value-type="float">
            <text:p>89876</text:p>
          </table:table-cell>
          <table:table-cell office:value-type="float" office:value="120477" calcext:value-type="float">
            <text:p>120477</text:p>
          </table:table-cell>
          <table:table-cell office:value-type="float" office:value="156801" calcext:value-type="float">
            <text:p>156801</text:p>
          </table:table-cell>
          <table:table-cell office:value-type="float" office:value="197379" calcext:value-type="float">
            <text:p>197379</text:p>
          </table:table-cell>
          <table:table-cell office:value-type="float" office:value="240376" calcext:value-type="float">
            <text:p>24037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mean</text:p>
          </table:table-cell>
          <table:table-cell office:value-type="float" office:value="25567" calcext:value-type="float">
            <text:p>25567</text:p>
          </table:table-cell>
          <table:table-cell office:value-type="float" office:value="28369" calcext:value-type="float">
            <text:p>28369</text:p>
          </table:table-cell>
          <table:table-cell office:value-type="float" office:value="62768" calcext:value-type="float">
            <text:p>62768</text:p>
          </table:table-cell>
          <table:table-cell office:value-type="float" office:value="101631" calcext:value-type="float">
            <text:p>101631</text:p>
          </table:table-cell>
          <table:table-cell office:value-type="float" office:value="151811" calcext:value-type="float">
            <text:p>151811</text:p>
          </table:table-cell>
          <table:table-cell office:value-type="float" office:value="211374" calcext:value-type="float">
            <text:p>211374</text:p>
          </table:table-cell>
          <table:table-cell office:value-type="float" office:value="285211" calcext:value-type="float">
            <text:p>285211</text:p>
          </table:table-cell>
          <table:table-cell table:number-columns-repeated="2" office:value-type="float" office:value="313164" calcext:value-type="float">
            <text:p>3131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high</text:p>
          </table:table-cell>
          <table:table-cell office:value-type="float" office:value="25567" calcext:value-type="float">
            <text:p>25567</text:p>
          </table:table-cell>
          <table:table-cell office:value-type="float" office:value="38999" calcext:value-type="float">
            <text:p>38999</text:p>
          </table:table-cell>
          <table:table-cell office:value-type="float" office:value="86312" calcext:value-type="float">
            <text:p>86312</text:p>
          </table:table-cell>
          <table:table-cell office:value-type="float" office:value="149334" calcext:value-type="float">
            <text:p>149334</text:p>
          </table:table-cell>
          <table:table-cell office:value-type="float" office:value="228688" calcext:value-type="float">
            <text:p>228688</text:p>
          </table:table-cell>
          <table:table-cell table:number-columns-repeated="4" office:value-type="float" office:value="313164" calcext:value-type="float">
            <text:p>3131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low</text:p>
          </table:table-cell>
          <table:table-cell office:value-type="float" office:value="628" calcext:value-type="float">
            <text:p>628</text:p>
          </table:table-cell>
          <table:table-cell office:value-type="float" office:value="383" calcext:value-type="float">
            <text:p>383</text:p>
          </table:table-cell>
          <table:table-cell office:value-type="float" office:value="1574" calcext:value-type="float">
            <text:p>1574</text:p>
          </table:table-cell>
          <table:table-cell office:value-type="float" office:value="3876" calcext:value-type="float">
            <text:p>3876</text:p>
          </table:table-cell>
          <table:table-cell office:value-type="float" office:value="6648" calcext:value-type="float">
            <text:p>6648</text:p>
          </table:table-cell>
          <table:table-cell office:value-type="float" office:value="7871" calcext:value-type="float">
            <text:p>7871</text:p>
          </table:table-cell>
          <table:table-cell table:number-columns-repeated="3" office:value-type="float" office:value="13964" calcext:value-type="float">
            <text:p>139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ean</text:p>
          </table:table-cell>
          <table:table-cell office:value-type="float" office:value="628" calcext:value-type="float">
            <text:p>628</text:p>
          </table:table-cell>
          <table:table-cell office:value-type="float" office:value="1633" calcext:value-type="float">
            <text:p>1633</text:p>
          </table:table-cell>
          <table:table-cell office:value-type="float" office:value="6750" calcext:value-type="float">
            <text:p>6750</text:p>
          </table:table-cell>
          <table:table-cell table:number-columns-repeated="6" office:value-type="float" office:value="13964" calcext:value-type="float">
            <text:p>139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high</text:p>
          </table:table-cell>
          <table:table-cell office:value-type="float" office:value="628" calcext:value-type="float">
            <text:p>628</text:p>
          </table:table-cell>
          <table:table-cell office:value-type="float" office:value="4032" calcext:value-type="float">
            <text:p>4032</text:p>
          </table:table-cell>
          <table:table-cell table:number-columns-repeated="7" office:value-type="float" office:value="13964" calcext:value-type="float">
            <text:p>139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low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ean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123" calcext:value-type="float">
            <text:p>123</text:p>
          </table:table-cell>
          <table:table-cell office:value-type="float" office:value="161" calcext:value-type="float">
            <text:p>161</text:p>
          </table:table-cell>
          <table:table-cell office:value-type="float" office:value="200" calcext:value-type="float">
            <text:p>200</text:p>
          </table:table-cell>
          <table:table-cell office:value-type="float" office:value="239" calcext:value-type="float">
            <text:p>239</text:p>
          </table:table-cell>
          <table:table-cell office:value-type="float" office:value="278" calcext:value-type="float">
            <text:p>27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high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132" calcext:value-type="float">
            <text:p>132</text:p>
          </table:table-cell>
          <table:table-cell office:value-type="float" office:value="196" calcext:value-type="float">
            <text:p>196</text:p>
          </table:table-cell>
          <table:table-cell office:value-type="float" office:value="258" calcext:value-type="float">
            <text:p>258</text:p>
          </table:table-cell>
          <table:table-cell office:value-type="float" office:value="324" calcext:value-type="float">
            <text:p>324</text:p>
          </table:table-cell>
          <table:table-cell office:value-type="float" office:value="391" calcext:value-type="float">
            <text:p>391</text:p>
          </table:table-cell>
          <table:table-cell office:value-type="float" office:value="462" calcext:value-type="float">
            <text:p>462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low</text:p>
          </table:table-cell>
          <table:table-cell office:value-type="float" office:value="36638" calcext:value-type="float">
            <text:p>36638</text:p>
          </table:table-cell>
          <table:table-cell office:value-type="float" office:value="38593" calcext:value-type="float">
            <text:p>38593</text:p>
          </table:table-cell>
          <table:table-cell table:number-columns-repeated="7" office:value-type="float" office:value="82271" calcext:value-type="float">
            <text:p>8227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mean</text:p>
          </table:table-cell>
          <table:table-cell office:value-type="float" office:value="36638" calcext:value-type="float">
            <text:p>36638</text:p>
          </table:table-cell>
          <table:table-cell office:value-type="float" office:value="54622" calcext:value-type="float">
            <text:p>54622</text:p>
          </table:table-cell>
          <table:table-cell table:number-columns-repeated="7" office:value-type="float" office:value="82271" calcext:value-type="float">
            <text:p>8227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high</text:p>
          </table:table-cell>
          <table:table-cell office:value-type="float" office:value="36638" calcext:value-type="float">
            <text:p>36638</text:p>
          </table:table-cell>
          <table:table-cell table:number-columns-repeated="8" office:value-type="float" office:value="82271" calcext:value-type="float">
            <text:p>8227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ow</text:p>
          </table:table-cell>
          <table:table-cell office:value-type="float" office:value="1121" calcext:value-type="float">
            <text:p>1121</text:p>
          </table:table-cell>
          <table:table-cell office:value-type="float" office:value="469" calcext:value-type="float">
            <text:p>469</text:p>
          </table:table-cell>
          <table:table-cell office:value-type="float" office:value="1415" calcext:value-type="float">
            <text:p>1415</text:p>
          </table:table-cell>
          <table:table-cell table:number-columns-repeated="6" office:value-type="float" office:value="2377" calcext:value-type="float">
            <text:p>237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ean</text:p>
          </table:table-cell>
          <table:table-cell office:value-type="float" office:value="1121" calcext:value-type="float">
            <text:p>1121</text:p>
          </table:table-cell>
          <table:table-cell office:value-type="float" office:value="678" calcext:value-type="float">
            <text:p>678</text:p>
          </table:table-cell>
          <table:table-cell office:value-type="float" office:value="2219" calcext:value-type="float">
            <text:p>2219</text:p>
          </table:table-cell>
          <table:table-cell table:number-columns-repeated="6" office:value-type="float" office:value="2377" calcext:value-type="float">
            <text:p>237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high</text:p>
          </table:table-cell>
          <table:table-cell office:value-type="float" office:value="1121" calcext:value-type="float">
            <text:p>1121</text:p>
          </table:table-cell>
          <table:table-cell office:value-type="float" office:value="999" calcext:value-type="float">
            <text:p>999</text:p>
          </table:table-cell>
          <table:table-cell table:number-columns-repeated="7" office:value-type="float" office:value="2377" calcext:value-type="float">
            <text:p>237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low</text:p>
          </table:table-cell>
          <table:table-cell office:value-type="float" office:value="4445" calcext:value-type="float">
            <text:p>4445</text:p>
          </table:table-cell>
          <table:table-cell office:value-type="float" office:value="3832" calcext:value-type="float">
            <text:p>3832</text:p>
          </table:table-cell>
          <table:table-cell office:value-type="float" office:value="8632" calcext:value-type="float">
            <text:p>8632</text:p>
          </table:table-cell>
          <table:table-cell office:value-type="float" office:value="13601" calcext:value-type="float">
            <text:p>13601</text:p>
          </table:table-cell>
          <table:table-cell office:value-type="float" office:value="19038" calcext:value-type="float">
            <text:p>19038</text:p>
          </table:table-cell>
          <table:table-cell office:value-type="float" office:value="24979" calcext:value-type="float">
            <text:p>24979</text:p>
          </table:table-cell>
          <table:table-cell office:value-type="float" office:value="31448" calcext:value-type="float">
            <text:p>31448</text:p>
          </table:table-cell>
          <table:table-cell office:value-type="float" office:value="38426" calcext:value-type="float">
            <text:p>38426</text:p>
          </table:table-cell>
          <table:table-cell office:value-type="float" office:value="46017" calcext:value-type="float">
            <text:p>4601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mean</text:p>
          </table:table-cell>
          <table:table-cell office:value-type="float" office:value="4445" calcext:value-type="float">
            <text:p>4445</text:p>
          </table:table-cell>
          <table:table-cell office:value-type="float" office:value="5806" calcext:value-type="float">
            <text:p>5806</text:p>
          </table:table-cell>
          <table:table-cell office:value-type="float" office:value="12837" calcext:value-type="float">
            <text:p>12837</text:p>
          </table:table-cell>
          <table:table-cell office:value-type="float" office:value="20615" calcext:value-type="float">
            <text:p>20615</text:p>
          </table:table-cell>
          <table:table-cell office:value-type="float" office:value="29466" calcext:value-type="float">
            <text:p>29466</text:p>
          </table:table-cell>
          <table:table-cell office:value-type="float" office:value="39348" calcext:value-type="float">
            <text:p>39348</text:p>
          </table:table-cell>
          <table:table-cell office:value-type="float" office:value="50498" calcext:value-type="float">
            <text:p>50498</text:p>
          </table:table-cell>
          <table:table-cell office:value-type="float" office:value="63161" calcext:value-type="float">
            <text:p>63161</text:p>
          </table:table-cell>
          <table:table-cell office:value-type="float" office:value="78233" calcext:value-type="float">
            <text:p>7823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high</text:p>
          </table:table-cell>
          <table:table-cell office:value-type="float" office:value="4445" calcext:value-type="float">
            <text:p>4445</text:p>
          </table:table-cell>
          <table:table-cell office:value-type="float" office:value="7873" calcext:value-type="float">
            <text:p>7873</text:p>
          </table:table-cell>
          <table:table-cell office:value-type="float" office:value="17371" calcext:value-type="float">
            <text:p>17371</text:p>
          </table:table-cell>
          <table:table-cell office:value-type="float" office:value="28487" calcext:value-type="float">
            <text:p>28487</text:p>
          </table:table-cell>
          <table:table-cell office:value-type="float" office:value="41395" calcext:value-type="float">
            <text:p>41395</text:p>
          </table:table-cell>
          <table:table-cell office:value-type="float" office:value="56509" calcext:value-type="float">
            <text:p>56509</text:p>
          </table:table-cell>
          <table:table-cell office:value-type="float" office:value="71832" calcext:value-type="float">
            <text:p>71832</text:p>
          </table:table-cell>
          <table:table-cell table:number-columns-repeated="2" office:value-type="float" office:value="78233" calcext:value-type="float">
            <text:p>7823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low</text:p>
          </table:table-cell>
          <table:table-cell office:value-type="float" office:value="555" calcext:value-type="float">
            <text:p>555</text:p>
          </table:table-cell>
          <table:table-cell office:value-type="float" office:value="364" calcext:value-type="float">
            <text:p>364</text:p>
          </table:table-cell>
          <table:table-cell office:value-type="float" office:value="752" calcext:value-type="float">
            <text:p>752</text:p>
          </table:table-cell>
          <table:table-cell table:number-columns-repeated="6" office:value-type="float" office:value="1303" calcext:value-type="float">
            <text:p>13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mean</text:p>
          </table:table-cell>
          <table:table-cell office:value-type="float" office:value="555" calcext:value-type="float">
            <text:p>555</text:p>
          </table:table-cell>
          <table:table-cell office:value-type="float" office:value="649" calcext:value-type="float">
            <text:p>649</text:p>
          </table:table-cell>
          <table:table-cell table:number-columns-repeated="7" office:value-type="float" office:value="1303" calcext:value-type="float">
            <text:p>13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high</text:p>
          </table:table-cell>
          <table:table-cell office:value-type="float" office:value="555" calcext:value-type="float">
            <text:p>555</text:p>
          </table:table-cell>
          <table:table-cell office:value-type="float" office:value="994" calcext:value-type="float">
            <text:p>994</text:p>
          </table:table-cell>
          <table:table-cell table:number-columns-repeated="7" office:value-type="float" office:value="1303" calcext:value-type="float">
            <text:p>13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low</text:p>
          </table:table-cell>
          <table:table-cell office:value-type="float" office:value="11109" calcext:value-type="float">
            <text:p>11109</text:p>
          </table:table-cell>
          <table:table-cell office:value-type="float" office:value="16112" calcext:value-type="float">
            <text:p>16112</text:p>
          </table:table-cell>
          <table:table-cell office:value-type="float" office:value="48386" calcext:value-type="float">
            <text:p>48386</text:p>
          </table:table-cell>
          <table:table-cell table:number-columns-repeated="6" office:value-type="float" office:value="65026" calcext:value-type="float">
            <text:p>650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ean</text:p>
          </table:table-cell>
          <table:table-cell office:value-type="float" office:value="11109" calcext:value-type="float">
            <text:p>11109</text:p>
          </table:table-cell>
          <table:table-cell office:value-type="float" office:value="27593" calcext:value-type="float">
            <text:p>27593</text:p>
          </table:table-cell>
          <table:table-cell table:number-columns-repeated="7" office:value-type="float" office:value="65026" calcext:value-type="float">
            <text:p>650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high</text:p>
          </table:table-cell>
          <table:table-cell office:value-type="float" office:value="11109" calcext:value-type="float">
            <text:p>11109</text:p>
          </table:table-cell>
          <table:table-cell office:value-type="float" office:value="41559" calcext:value-type="float">
            <text:p>41559</text:p>
          </table:table-cell>
          <table:table-cell table:number-columns-repeated="7" office:value-type="float" office:value="65026" calcext:value-type="float">
            <text:p>650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low</text:p>
          </table:table-cell>
          <table:table-cell office:value-type="float" office:value="1827" calcext:value-type="float">
            <text:p>1827</text:p>
          </table:table-cell>
          <table:table-cell office:value-type="float" office:value="1306" calcext:value-type="float">
            <text:p>1306</text:p>
          </table:table-cell>
          <table:table-cell office:value-type="float" office:value="2674" calcext:value-type="float">
            <text:p>2674</text:p>
          </table:table-cell>
          <table:table-cell office:value-type="float" office:value="3776" calcext:value-type="float">
            <text:p>3776</text:p>
          </table:table-cell>
          <table:table-cell table:number-columns-repeated="5" office:value-type="float" office:value="3942" calcext:value-type="float">
            <text:p>394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mean</text:p>
          </table:table-cell>
          <table:table-cell office:value-type="float" office:value="1827" calcext:value-type="float">
            <text:p>1827</text:p>
          </table:table-cell>
          <table:table-cell office:value-type="float" office:value="2011" calcext:value-type="float">
            <text:p>2011</text:p>
          </table:table-cell>
          <table:table-cell office:value-type="float" office:value="3818" calcext:value-type="float">
            <text:p>3818</text:p>
          </table:table-cell>
          <table:table-cell table:number-columns-repeated="6" office:value-type="float" office:value="3942" calcext:value-type="float">
            <text:p>394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high</text:p>
          </table:table-cell>
          <table:table-cell office:value-type="float" office:value="1827" calcext:value-type="float">
            <text:p>1827</text:p>
          </table:table-cell>
          <table:table-cell office:value-type="float" office:value="2726" calcext:value-type="float">
            <text:p>2726</text:p>
          </table:table-cell>
          <table:table-cell table:number-columns-repeated="7" office:value-type="float" office:value="3942" calcext:value-type="float">
            <text:p>394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low</text:p>
          </table:table-cell>
          <table:table-cell office:value-type="float" office:value="15785" calcext:value-type="float">
            <text:p>15785</text:p>
          </table:table-cell>
          <table:table-cell office:value-type="float" office:value="12183" calcext:value-type="float">
            <text:p>12183</text:p>
          </table:table-cell>
          <table:table-cell office:value-type="float" office:value="23791" calcext:value-type="float">
            <text:p>23791</text:p>
          </table:table-cell>
          <table:table-cell office:value-type="float" office:value="34987" calcext:value-type="float">
            <text:p>34987</text:p>
          </table:table-cell>
          <table:table-cell office:value-type="float" office:value="45945" calcext:value-type="float">
            <text:p>45945</text:p>
          </table:table-cell>
          <table:table-cell office:value-type="float" office:value="56793" calcext:value-type="float">
            <text:p>56793</text:p>
          </table:table-cell>
          <table:table-cell office:value-type="float" office:value="67552" calcext:value-type="float">
            <text:p>67552</text:p>
          </table:table-cell>
          <table:table-cell office:value-type="float" office:value="78445" calcext:value-type="float">
            <text:p>78445</text:p>
          </table:table-cell>
          <table:table-cell office:value-type="float" office:value="89472" calcext:value-type="float">
            <text:p>8947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mean</text:p>
          </table:table-cell>
          <table:table-cell office:value-type="float" office:value="15785" calcext:value-type="float">
            <text:p>15785</text:p>
          </table:table-cell>
          <table:table-cell office:value-type="float" office:value="20962" calcext:value-type="float">
            <text:p>20962</text:p>
          </table:table-cell>
          <table:table-cell office:value-type="float" office:value="40526" calcext:value-type="float">
            <text:p>40526</text:p>
          </table:table-cell>
          <table:table-cell office:value-type="float" office:value="59566" calcext:value-type="float">
            <text:p>59566</text:p>
          </table:table-cell>
          <table:table-cell office:value-type="float" office:value="78544" calcext:value-type="float">
            <text:p>78544</text:p>
          </table:table-cell>
          <table:table-cell office:value-type="float" office:value="97980" calcext:value-type="float">
            <text:p>97980</text:p>
          </table:table-cell>
          <table:table-cell office:value-type="float" office:value="118349" calcext:value-type="float">
            <text:p>118349</text:p>
          </table:table-cell>
          <table:table-cell office:value-type="float" office:value="139994" calcext:value-type="float">
            <text:p>139994</text:p>
          </table:table-cell>
          <table:table-cell office:value-type="float" office:value="163281" calcext:value-type="float">
            <text:p>16328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high</text:p>
          </table:table-cell>
          <table:table-cell office:value-type="float" office:value="15785" calcext:value-type="float">
            <text:p>15785</text:p>
          </table:table-cell>
          <table:table-cell office:value-type="float" office:value="29488" calcext:value-type="float">
            <text:p>29488</text:p>
          </table:table-cell>
          <table:table-cell office:value-type="float" office:value="56888" calcext:value-type="float">
            <text:p>56888</text:p>
          </table:table-cell>
          <table:table-cell office:value-type="float" office:value="84109" calcext:value-type="float">
            <text:p>84109</text:p>
          </table:table-cell>
          <table:table-cell office:value-type="float" office:value="112464" calcext:value-type="float">
            <text:p>112464</text:p>
          </table:table-cell>
          <table:table-cell office:value-type="float" office:value="143289" calcext:value-type="float">
            <text:p>143289</text:p>
          </table:table-cell>
          <table:table-cell office:value-type="float" office:value="177522" calcext:value-type="float">
            <text:p>177522</text:p>
          </table:table-cell>
          <table:table-cell office:value-type="float" office:value="215080" calcext:value-type="float">
            <text:p>215080</text:p>
          </table:table-cell>
          <table:table-cell office:value-type="float" office:value="254698" calcext:value-type="float">
            <text:p>25469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low</text:p>
          </table:table-cell>
          <table:table-cell office:value-type="float" office:value="2288" calcext:value-type="float">
            <text:p>2288</text:p>
          </table:table-cell>
          <table:table-cell office:value-type="float" office:value="2359" calcext:value-type="float">
            <text:p>2359</text:p>
          </table:table-cell>
          <table:table-cell office:value-type="float" office:value="4118" calcext:value-type="float">
            <text:p>4118</text:p>
          </table:table-cell>
          <table:table-cell office:value-type="float" office:value="5641" calcext:value-type="float">
            <text:p>5641</text:p>
          </table:table-cell>
          <table:table-cell office:value-type="float" office:value="7164" calcext:value-type="float">
            <text:p>7164</text:p>
          </table:table-cell>
          <table:table-cell office:value-type="float" office:value="8729" calcext:value-type="float">
            <text:p>8729</text:p>
          </table:table-cell>
          <table:table-cell office:value-type="float" office:value="10394" calcext:value-type="float">
            <text:p>10394</text:p>
          </table:table-cell>
          <table:table-cell office:value-type="float" office:value="12175" calcext:value-type="float">
            <text:p>12175</text:p>
          </table:table-cell>
          <table:table-cell office:value-type="float" office:value="14012" calcext:value-type="float">
            <text:p>1401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ean</text:p>
          </table:table-cell>
          <table:table-cell office:value-type="float" office:value="2288" calcext:value-type="float">
            <text:p>2288</text:p>
          </table:table-cell>
          <table:table-cell office:value-type="float" office:value="3205" calcext:value-type="float">
            <text:p>3205</text:p>
          </table:table-cell>
          <table:table-cell office:value-type="float" office:value="5466" calcext:value-type="float">
            <text:p>5466</text:p>
          </table:table-cell>
          <table:table-cell office:value-type="float" office:value="7667" calcext:value-type="float">
            <text:p>7667</text:p>
          </table:table-cell>
          <table:table-cell office:value-type="float" office:value="9995" calcext:value-type="float">
            <text:p>9995</text:p>
          </table:table-cell>
          <table:table-cell office:value-type="float" office:value="12563" calcext:value-type="float">
            <text:p>12563</text:p>
          </table:table-cell>
          <table:table-cell office:value-type="float" office:value="15236" calcext:value-type="float">
            <text:p>15236</text:p>
          </table:table-cell>
          <table:table-cell office:value-type="float" office:value="17992" calcext:value-type="float">
            <text:p>17992</text:p>
          </table:table-cell>
          <table:table-cell office:value-type="float" office:value="20769" calcext:value-type="float">
            <text:p>2076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high</text:p>
          </table:table-cell>
          <table:table-cell office:value-type="float" office:value="2288" calcext:value-type="float">
            <text:p>2288</text:p>
          </table:table-cell>
          <table:table-cell office:value-type="float" office:value="3939" calcext:value-type="float">
            <text:p>3939</text:p>
          </table:table-cell>
          <table:table-cell office:value-type="float" office:value="6817" calcext:value-type="float">
            <text:p>6817</text:p>
          </table:table-cell>
          <table:table-cell office:value-type="float" office:value="9798" calcext:value-type="float">
            <text:p>9798</text:p>
          </table:table-cell>
          <table:table-cell office:value-type="float" office:value="13158" calcext:value-type="float">
            <text:p>13158</text:p>
          </table:table-cell>
          <table:table-cell office:value-type="float" office:value="16699" calcext:value-type="float">
            <text:p>16699</text:p>
          </table:table-cell>
          <table:table-cell office:value-type="float" office:value="20321" calcext:value-type="float">
            <text:p>20321</text:p>
          </table:table-cell>
          <table:table-cell office:value-type="float" office:value="24036" calcext:value-type="float">
            <text:p>24036</text:p>
          </table:table-cell>
          <table:table-cell office:value-type="float" office:value="27848" calcext:value-type="float">
            <text:p>2784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low</text:p>
          </table:table-cell>
          <table:table-cell office:value-type="float" office:value="11700" calcext:value-type="float">
            <text:p>11700</text:p>
          </table:table-cell>
          <table:table-cell office:value-type="float" office:value="10123" calcext:value-type="float">
            <text:p>10123</text:p>
          </table:table-cell>
          <table:table-cell office:value-type="float" office:value="20611" calcext:value-type="float">
            <text:p>20611</text:p>
          </table:table-cell>
          <table:table-cell office:value-type="float" office:value="31575" calcext:value-type="float">
            <text:p>31575</text:p>
          </table:table-cell>
          <table:table-cell office:value-type="float" office:value="42571" calcext:value-type="float">
            <text:p>42571</text:p>
          </table:table-cell>
          <table:table-cell office:value-type="float" office:value="53666" calcext:value-type="float">
            <text:p>53666</text:p>
          </table:table-cell>
          <table:table-cell office:value-type="float" office:value="64744" calcext:value-type="float">
            <text:p>64744</text:p>
          </table:table-cell>
          <table:table-cell office:value-type="float" office:value="75887" calcext:value-type="float">
            <text:p>75887</text:p>
          </table:table-cell>
          <table:table-cell office:value-type="float" office:value="87148" calcext:value-type="float">
            <text:p>8714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mean</text:p>
          </table:table-cell>
          <table:table-cell office:value-type="float" office:value="11700" calcext:value-type="float">
            <text:p>11700</text:p>
          </table:table-cell>
          <table:table-cell office:value-type="float" office:value="13209" calcext:value-type="float">
            <text:p>13209</text:p>
          </table:table-cell>
          <table:table-cell office:value-type="float" office:value="27053" calcext:value-type="float">
            <text:p>27053</text:p>
          </table:table-cell>
          <table:table-cell office:value-type="float" office:value="41308" calcext:value-type="float">
            <text:p>41308</text:p>
          </table:table-cell>
          <table:table-cell office:value-type="float" office:value="55683" calcext:value-type="float">
            <text:p>55683</text:p>
          </table:table-cell>
          <table:table-cell office:value-type="float" office:value="70039" calcext:value-type="float">
            <text:p>70039</text:p>
          </table:table-cell>
          <table:table-cell office:value-type="float" office:value="84572" calcext:value-type="float">
            <text:p>84572</text:p>
          </table:table-cell>
          <table:table-cell office:value-type="float" office:value="99230" calcext:value-type="float">
            <text:p>99230</text:p>
          </table:table-cell>
          <table:table-cell office:value-type="float" office:value="113946" calcext:value-type="float">
            <text:p>11394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high</text:p>
          </table:table-cell>
          <table:table-cell office:value-type="float" office:value="11700" calcext:value-type="float">
            <text:p>11700</text:p>
          </table:table-cell>
          <table:table-cell office:value-type="float" office:value="16283" calcext:value-type="float">
            <text:p>16283</text:p>
          </table:table-cell>
          <table:table-cell office:value-type="float" office:value="33560" calcext:value-type="float">
            <text:p>33560</text:p>
          </table:table-cell>
          <table:table-cell office:value-type="float" office:value="51137" calcext:value-type="float">
            <text:p>51137</text:p>
          </table:table-cell>
          <table:table-cell office:value-type="float" office:value="68777" calcext:value-type="float">
            <text:p>68777</text:p>
          </table:table-cell>
          <table:table-cell office:value-type="float" office:value="86643" calcext:value-type="float">
            <text:p>86643</text:p>
          </table:table-cell>
          <table:table-cell office:value-type="float" office:value="104636" calcext:value-type="float">
            <text:p>104636</text:p>
          </table:table-cell>
          <table:table-cell office:value-type="float" office:value="122855" calcext:value-type="float">
            <text:p>122855</text:p>
          </table:table-cell>
          <table:table-cell office:value-type="float" office:value="141288" calcext:value-type="float">
            <text:p>14128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low</text:p>
          </table:table-cell>
          <table:table-cell office:value-type="float" office:value="588" calcext:value-type="float">
            <text:p>588</text:p>
          </table:table-cell>
          <table:table-cell office:value-type="float" office:value="377" calcext:value-type="float">
            <text:p>377</text:p>
          </table:table-cell>
          <table:table-cell office:value-type="float" office:value="901" calcext:value-type="float">
            <text:p>901</text:p>
          </table:table-cell>
          <table:table-cell office:value-type="float" office:value="1476" calcext:value-type="float">
            <text:p>1476</text:p>
          </table:table-cell>
          <table:table-cell office:value-type="float" office:value="2070" calcext:value-type="float">
            <text:p>2070</text:p>
          </table:table-cell>
          <table:table-cell office:value-type="float" office:value="2657" calcext:value-type="float">
            <text:p>2657</text:p>
          </table:table-cell>
          <table:table-cell office:value-type="float" office:value="3239" calcext:value-type="float">
            <text:p>3239</text:p>
          </table:table-cell>
          <table:table-cell office:value-type="float" office:value="3825" calcext:value-type="float">
            <text:p>3825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mean</text:p>
          </table:table-cell>
          <table:table-cell office:value-type="float" office:value="588" calcext:value-type="float">
            <text:p>588</text:p>
          </table:table-cell>
          <table:table-cell office:value-type="float" office:value="536" calcext:value-type="float">
            <text:p>536</text:p>
          </table:table-cell>
          <table:table-cell office:value-type="float" office:value="1261" calcext:value-type="float">
            <text:p>1261</text:p>
          </table:table-cell>
          <table:table-cell office:value-type="float" office:value="2042" calcext:value-type="float">
            <text:p>2042</text:p>
          </table:table-cell>
          <table:table-cell office:value-type="float" office:value="2813" calcext:value-type="float">
            <text:p>2813</text:p>
          </table:table-cell>
          <table:table-cell office:value-type="float" office:value="3581" calcext:value-type="float">
            <text:p>3581</text:p>
          </table:table-cell>
          <table:table-cell office:value-type="float" office:value="4362" calcext:value-type="float">
            <text:p>4362</text:p>
          </table:table-cell>
          <table:table-cell office:value-type="float" office:value="5176" calcext:value-type="float">
            <text:p>5176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high</text:p>
          </table:table-cell>
          <table:table-cell office:value-type="float" office:value="588" calcext:value-type="float">
            <text:p>588</text:p>
          </table:table-cell>
          <table:table-cell office:value-type="float" office:value="705" calcext:value-type="float">
            <text:p>705</text:p>
          </table:table-cell>
          <table:table-cell office:value-type="float" office:value="1636" calcext:value-type="float">
            <text:p>1636</text:p>
          </table:table-cell>
          <table:table-cell office:value-type="float" office:value="2604" calcext:value-type="float">
            <text:p>2604</text:p>
          </table:table-cell>
          <table:table-cell office:value-type="float" office:value="3557" calcext:value-type="float">
            <text:p>3557</text:p>
          </table:table-cell>
          <table:table-cell office:value-type="float" office:value="4530" calcext:value-type="float">
            <text:p>4530</text:p>
          </table:table-cell>
          <table:table-cell office:value-type="float" office:value="5554" calcext:value-type="float">
            <text:p>5554</text:p>
          </table:table-cell>
          <table:table-cell office:value-type="float" office:value="6627" calcext:value-type="float">
            <text:p>6627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low</text:p>
          </table:table-cell>
          <table:table-cell office:value-type="float" office:value="103030" calcext:value-type="float">
            <text:p>103030</text:p>
          </table:table-cell>
          <table:table-cell office:value-type="float" office:value="72945" calcext:value-type="float">
            <text:p>72945</text:p>
          </table:table-cell>
          <table:table-cell office:value-type="float" office:value="153703" calcext:value-type="float">
            <text:p>153703</text:p>
          </table:table-cell>
          <table:table-cell office:value-type="float" office:value="247558" calcext:value-type="float">
            <text:p>247558</text:p>
          </table:table-cell>
          <table:table-cell table:number-columns-repeated="5" office:value-type="float" office:value="307566" calcext:value-type="float">
            <text:p>30756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mean</text:p>
          </table:table-cell>
          <table:table-cell office:value-type="float" office:value="103030" calcext:value-type="float">
            <text:p>103030</text:p>
          </table:table-cell>
          <table:table-cell office:value-type="float" office:value="104718" calcext:value-type="float">
            <text:p>104718</text:p>
          </table:table-cell>
          <table:table-cell office:value-type="float" office:value="231573" calcext:value-type="float">
            <text:p>231573</text:p>
          </table:table-cell>
          <table:table-cell table:number-columns-repeated="6" office:value-type="float" office:value="307566" calcext:value-type="float">
            <text:p>30756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high</text:p>
          </table:table-cell>
          <table:table-cell office:value-type="float" office:value="103030" calcext:value-type="float">
            <text:p>103030</text:p>
          </table:table-cell>
          <table:table-cell office:value-type="float" office:value="139421" calcext:value-type="float">
            <text:p>139421</text:p>
          </table:table-cell>
          <table:table-cell table:number-columns-repeated="7" office:value-type="float" office:value="307566" calcext:value-type="float">
            <text:p>30756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low</text:p>
          </table:table-cell>
          <table:table-cell office:value-type="float" office:value="1133" calcext:value-type="float">
            <text:p>1133</text:p>
          </table:table-cell>
          <table:table-cell office:value-type="float" office:value="256" calcext:value-type="float">
            <text:p>256</text:p>
          </table:table-cell>
          <table:table-cell office:value-type="float" office:value="545" calcext:value-type="float">
            <text:p>545</text:p>
          </table:table-cell>
          <table:table-cell office:value-type="float" office:value="889" calcext:value-type="float">
            <text:p>889</text:p>
          </table:table-cell>
          <table:table-cell office:value-type="float" office:value="1279" calcext:value-type="float">
            <text:p>1279</text:p>
          </table:table-cell>
          <table:table-cell office:value-type="float" office:value="1702" calcext:value-type="float">
            <text:p>1702</text:p>
          </table:table-cell>
          <table:table-cell office:value-type="float" office:value="2147" calcext:value-type="float">
            <text:p>2147</text:p>
          </table:table-cell>
          <table:table-cell office:value-type="float" office:value="2600" calcext:value-type="float">
            <text:p>2600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mean</text:p>
          </table:table-cell>
          <table:table-cell office:value-type="float" office:value="1133" calcext:value-type="float">
            <text:p>1133</text:p>
          </table:table-cell>
          <table:table-cell office:value-type="float" office:value="853" calcext:value-type="float">
            <text:p>853</text:p>
          </table:table-cell>
          <table:table-cell office:value-type="float" office:value="2060" calcext:value-type="float">
            <text:p>2060</text:p>
          </table:table-cell>
          <table:table-cell office:value-type="float" office:value="3366" calcext:value-type="float">
            <text:p>3366</text:p>
          </table:table-cell>
          <table:table-cell office:value-type="float" office:value="4613" calcext:value-type="float">
            <text:p>4613</text:p>
          </table:table-cell>
          <table:table-cell office:value-type="float" office:value="5846" calcext:value-type="float">
            <text:p>5846</text:p>
          </table:table-cell>
          <table:table-cell office:value-type="float" office:value="7102" calcext:value-type="float">
            <text:p>7102</text:p>
          </table:table-cell>
          <table:table-cell office:value-type="float" office:value="8405" calcext:value-type="float">
            <text:p>8405</text:p>
          </table:table-cell>
          <table:table-cell office:value-type="float" office:value="9742" calcext:value-type="float">
            <text:p>974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high</text:p>
          </table:table-cell>
          <table:table-cell office:value-type="float" office:value="1133" calcext:value-type="float">
            <text:p>1133</text:p>
          </table:table-cell>
          <table:table-cell office:value-type="float" office:value="1616" calcext:value-type="float">
            <text:p>1616</text:p>
          </table:table-cell>
          <table:table-cell office:value-type="float" office:value="3765" calcext:value-type="float">
            <text:p>3765</text:p>
          </table:table-cell>
          <table:table-cell office:value-type="float" office:value="5805" calcext:value-type="float">
            <text:p>5805</text:p>
          </table:table-cell>
          <table:table-cell office:value-type="float" office:value="7911" calcext:value-type="float">
            <text:p>7911</text:p>
          </table:table-cell>
          <table:table-cell office:value-type="float" office:value="10116" calcext:value-type="float">
            <text:p>10116</text:p>
          </table:table-cell>
          <table:table-cell office:value-type="float" office:value="12353" calcext:value-type="float">
            <text:p>12353</text:p>
          </table:table-cell>
          <table:table-cell office:value-type="float" office:value="14633" calcext:value-type="float">
            <text:p>14633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w</text:p>
          </table:table-cell>
          <table:table-cell office:value-type="float" office:value="52510" calcext:value-type="float">
            <text:p>52510</text:p>
          </table:table-cell>
          <table:table-cell office:value-type="float" office:value="43711" calcext:value-type="float">
            <text:p>43711</text:p>
          </table:table-cell>
          <table:table-cell office:value-type="float" office:value="92325" calcext:value-type="float">
            <text:p>92325</text:p>
          </table:table-cell>
          <table:table-cell office:value-type="float" office:value="144136" calcext:value-type="float">
            <text:p>144136</text:p>
          </table:table-cell>
          <table:table-cell office:value-type="float" office:value="198536" calcext:value-type="float">
            <text:p>198536</text:p>
          </table:table-cell>
          <table:table-cell office:value-type="float" office:value="255093" calcext:value-type="float">
            <text:p>255093</text:p>
          </table:table-cell>
          <table:table-cell office:value-type="float" office:value="313828" calcext:value-type="float">
            <text:p>313828</text:p>
          </table:table-cell>
          <table:table-cell office:value-type="float" office:value="374790" calcext:value-type="float">
            <text:p>374790</text:p>
          </table:table-cell>
          <table:table-cell office:value-type="float" office:value="438014" calcext:value-type="float">
            <text:p>43801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ean</text:p>
          </table:table-cell>
          <table:table-cell office:value-type="float" office:value="52510" calcext:value-type="float">
            <text:p>52510</text:p>
          </table:table-cell>
          <table:table-cell office:value-type="float" office:value="63469" calcext:value-type="float">
            <text:p>63469</text:p>
          </table:table-cell>
          <table:table-cell office:value-type="float" office:value="135145" calcext:value-type="float">
            <text:p>135145</text:p>
          </table:table-cell>
          <table:table-cell office:value-type="float" office:value="212241" calcext:value-type="float">
            <text:p>212241</text:p>
          </table:table-cell>
          <table:table-cell office:value-type="float" office:value="293663" calcext:value-type="float">
            <text:p>293663</text:p>
          </table:table-cell>
          <table:table-cell office:value-type="float" office:value="379518" calcext:value-type="float">
            <text:p>379518</text:p>
          </table:table-cell>
          <table:table-cell office:value-type="float" office:value="469890" calcext:value-type="float">
            <text:p>469890</text:p>
          </table:table-cell>
          <table:table-cell office:value-type="float" office:value="563691" calcext:value-type="float">
            <text:p>563691</text:p>
          </table:table-cell>
          <table:table-cell office:value-type="float" office:value="654266" calcext:value-type="float">
            <text:p>65426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high</text:p>
          </table:table-cell>
          <table:table-cell office:value-type="float" office:value="52510" calcext:value-type="float">
            <text:p>52510</text:p>
          </table:table-cell>
          <table:table-cell office:value-type="float" office:value="83841" calcext:value-type="float">
            <text:p>83841</text:p>
          </table:table-cell>
          <table:table-cell office:value-type="float" office:value="179819" calcext:value-type="float">
            <text:p>179819</text:p>
          </table:table-cell>
          <table:table-cell office:value-type="float" office:value="283689" calcext:value-type="float">
            <text:p>283689</text:p>
          </table:table-cell>
          <table:table-cell office:value-type="float" office:value="394887" calcext:value-type="float">
            <text:p>394887</text:p>
          </table:table-cell>
          <table:table-cell office:value-type="float" office:value="513484" calcext:value-type="float">
            <text:p>513484</text:p>
          </table:table-cell>
          <table:table-cell office:value-type="float" office:value="633517" calcext:value-type="float">
            <text:p>633517</text:p>
          </table:table-cell>
          <table:table-cell table:number-columns-repeated="2" office:value-type="float" office:value="683486" calcext:value-type="float">
            <text:p>68348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low</text:p>
          </table:table-cell>
          <table:table-cell office:value-type="float" office:value="23665" calcext:value-type="float">
            <text:p>23665</text:p>
          </table:table-cell>
          <table:table-cell office:value-type="float" office:value="14575" calcext:value-type="float">
            <text:p>14575</text:p>
          </table:table-cell>
          <table:table-cell office:value-type="float" office:value="37176" calcext:value-type="float">
            <text:p>37176</text:p>
          </table:table-cell>
          <table:table-cell office:value-type="float" office:value="64634" calcext:value-type="float">
            <text:p>64634</text:p>
          </table:table-cell>
          <table:table-cell office:value-type="float" office:value="94626" calcext:value-type="float">
            <text:p>94626</text:p>
          </table:table-cell>
          <table:table-cell office:value-type="float" office:value="126823" calcext:value-type="float">
            <text:p>126823</text:p>
          </table:table-cell>
          <table:table-cell table:number-columns-repeated="3" office:value-type="float" office:value="158881" calcext:value-type="float">
            <text:p>15888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mean</text:p>
          </table:table-cell>
          <table:table-cell office:value-type="float" office:value="23665" calcext:value-type="float">
            <text:p>23665</text:p>
          </table:table-cell>
          <table:table-cell office:value-type="float" office:value="24008" calcext:value-type="float">
            <text:p>24008</text:p>
          </table:table-cell>
          <table:table-cell office:value-type="float" office:value="61837" calcext:value-type="float">
            <text:p>61837</text:p>
          </table:table-cell>
          <table:table-cell office:value-type="float" office:value="105696" calcext:value-type="float">
            <text:p>105696</text:p>
          </table:table-cell>
          <table:table-cell office:value-type="float" office:value="155782" calcext:value-type="float">
            <text:p>155782</text:p>
          </table:table-cell>
          <table:table-cell table:number-columns-repeated="4" office:value-type="float" office:value="158881" calcext:value-type="float">
            <text:p>15888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high</text:p>
          </table:table-cell>
          <table:table-cell office:value-type="float" office:value="23665" calcext:value-type="float">
            <text:p>23665</text:p>
          </table:table-cell>
          <table:table-cell office:value-type="float" office:value="34773" calcext:value-type="float">
            <text:p>34773</text:p>
          </table:table-cell>
          <table:table-cell office:value-type="float" office:value="88706" calcext:value-type="float">
            <text:p>88706</text:p>
          </table:table-cell>
          <table:table-cell office:value-type="float" office:value="152343" calcext:value-type="float">
            <text:p>152343</text:p>
          </table:table-cell>
          <table:table-cell table:number-columns-repeated="5" office:value-type="float" office:value="158881" calcext:value-type="float">
            <text:p>15888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ow</text:p>
          </table:table-cell>
          <table:table-cell office:value-type="float" office:value="914811" calcext:value-type="float">
            <text:p>914811</text:p>
          </table:table-cell>
          <table:table-cell office:value-type="float" office:value="648244" calcext:value-type="float">
            <text:p>648244</text:p>
          </table:table-cell>
          <table:table-cell office:value-type="float" office:value="1419658" calcext:value-type="float">
            <text:p>1419658</text:p>
          </table:table-cell>
          <table:table-cell office:value-type="float" office:value="2357787" calcext:value-type="float">
            <text:p>2357787</text:p>
          </table:table-cell>
          <table:table-cell office:value-type="float" office:value="3446946" calcext:value-type="float">
            <text:p>3446946</text:p>
          </table:table-cell>
          <table:table-cell office:value-type="float" office:value="4669847" calcext:value-type="float">
            <text:p>4669847</text:p>
          </table:table-cell>
          <table:table-cell office:value-type="float" office:value="5997422" calcext:value-type="float">
            <text:p>5997422</text:p>
          </table:table-cell>
          <table:table-cell office:value-type="float" office:value="7395958" calcext:value-type="float">
            <text:p>7395958</text:p>
          </table:table-cell>
          <table:table-cell office:value-type="float" office:value="8845681" calcext:value-type="float">
            <text:p>884568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ean</text:p>
          </table:table-cell>
          <table:table-cell office:value-type="float" office:value="914811" calcext:value-type="float">
            <text:p>914811</text:p>
          </table:table-cell>
          <table:table-cell office:value-type="float" office:value="868424" calcext:value-type="float">
            <text:p>868424</text:p>
          </table:table-cell>
          <table:table-cell office:value-type="float" office:value="1969482" calcext:value-type="float">
            <text:p>1969482</text:p>
          </table:table-cell>
          <table:table-cell office:value-type="float" office:value="3345062" calcext:value-type="float">
            <text:p>3345062</text:p>
          </table:table-cell>
          <table:table-cell office:value-type="float" office:value="4948630" calcext:value-type="float">
            <text:p>4948630</text:p>
          </table:table-cell>
          <table:table-cell office:value-type="float" office:value="6715537" calcext:value-type="float">
            <text:p>6715537</text:p>
          </table:table-cell>
          <table:table-cell office:value-type="float" office:value="8587099" calcext:value-type="float">
            <text:p>8587099</text:p>
          </table:table-cell>
          <table:table-cell office:value-type="float" office:value="10514202" calcext:value-type="float">
            <text:p>10514202</text:p>
          </table:table-cell>
          <table:table-cell office:value-type="float" office:value="12488668" calcext:value-type="float">
            <text:p>1248866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high</text:p>
          </table:table-cell>
          <table:table-cell office:value-type="float" office:value="914811" calcext:value-type="float">
            <text:p>914811</text:p>
          </table:table-cell>
          <table:table-cell office:value-type="float" office:value="1100121" calcext:value-type="float">
            <text:p>1100121</text:p>
          </table:table-cell>
          <table:table-cell office:value-type="float" office:value="2580914" calcext:value-type="float">
            <text:p>2580914</text:p>
          </table:table-cell>
          <table:table-cell office:value-type="float" office:value="4444675" calcext:value-type="float">
            <text:p>4444675</text:p>
          </table:table-cell>
          <table:table-cell office:value-type="float" office:value="6592421" calcext:value-type="float">
            <text:p>6592421</text:p>
          </table:table-cell>
          <table:table-cell office:value-type="float" office:value="8903594" calcext:value-type="float">
            <text:p>8903594</text:p>
          </table:table-cell>
          <table:table-cell office:value-type="float" office:value="11297377" calcext:value-type="float">
            <text:p>11297377</text:p>
          </table:table-cell>
          <table:table-cell office:value-type="float" office:value="13754218" calcext:value-type="float">
            <text:p>13754218</text:p>
          </table:table-cell>
          <table:table-cell office:value-type="float" office:value="15686232" calcext:value-type="float">
            <text:p>1568623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ow</text:p>
          </table:table-cell>
          <table:table-cell office:value-type="float" office:value="146776" calcext:value-type="float">
            <text:p>146776</text:p>
          </table:table-cell>
          <table:table-cell office:value-type="float" office:value="125019" calcext:value-type="float">
            <text:p>125019</text:p>
          </table:table-cell>
          <table:table-cell office:value-type="float" office:value="264260" calcext:value-type="float">
            <text:p>264260</text:p>
          </table:table-cell>
          <table:table-cell office:value-type="float" office:value="411093" calcext:value-type="float">
            <text:p>411093</text:p>
          </table:table-cell>
          <table:table-cell office:value-type="float" office:value="567300" calcext:value-type="float">
            <text:p>567300</text:p>
          </table:table-cell>
          <table:table-cell office:value-type="float" office:value="736601" calcext:value-type="float">
            <text:p>736601</text:p>
          </table:table-cell>
          <table:table-cell table:number-columns-repeated="3" office:value-type="float" office:value="929158" calcext:value-type="float">
            <text:p>92915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mean</text:p>
          </table:table-cell>
          <table:table-cell office:value-type="float" office:value="146776" calcext:value-type="float">
            <text:p>146776</text:p>
          </table:table-cell>
          <table:table-cell office:value-type="float" office:value="149847" calcext:value-type="float">
            <text:p>149847</text:p>
          </table:table-cell>
          <table:table-cell office:value-type="float" office:value="316960" calcext:value-type="float">
            <text:p>316960</text:p>
          </table:table-cell>
          <table:table-cell office:value-type="float" office:value="495452" calcext:value-type="float">
            <text:p>495452</text:p>
          </table:table-cell>
          <table:table-cell office:value-type="float" office:value="689223" calcext:value-type="float">
            <text:p>689223</text:p>
          </table:table-cell>
          <table:table-cell office:value-type="float" office:value="916727" calcext:value-type="float">
            <text:p>916727</text:p>
          </table:table-cell>
          <table:table-cell table:number-columns-repeated="3" office:value-type="float" office:value="929158" calcext:value-type="float">
            <text:p>92915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high</text:p>
          </table:table-cell>
          <table:table-cell office:value-type="float" office:value="146776" calcext:value-type="float">
            <text:p>146776</text:p>
          </table:table-cell>
          <table:table-cell office:value-type="float" office:value="175033" calcext:value-type="float">
            <text:p>175033</text:p>
          </table:table-cell>
          <table:table-cell office:value-type="float" office:value="370741" calcext:value-type="float">
            <text:p>370741</text:p>
          </table:table-cell>
          <table:table-cell office:value-type="float" office:value="582932" calcext:value-type="float">
            <text:p>582932</text:p>
          </table:table-cell>
          <table:table-cell office:value-type="float" office:value="823008" calcext:value-type="float">
            <text:p>823008</text:p>
          </table:table-cell>
          <table:table-cell table:number-columns-repeated="4" office:value-type="float" office:value="929158" calcext:value-type="float">
            <text:p>92915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low</text:p>
          </table:table-cell>
          <table:table-cell office:value-type="float" office:value="237535" calcext:value-type="float">
            <text:p>237535</text:p>
          </table:table-cell>
          <table:table-cell office:value-type="float" office:value="178892" calcext:value-type="float">
            <text:p>178892</text:p>
          </table:table-cell>
          <table:table-cell office:value-type="float" office:value="410252" calcext:value-type="float">
            <text:p>410252</text:p>
          </table:table-cell>
          <table:table-cell office:value-type="float" office:value="691446" calcext:value-type="float">
            <text:p>691446</text:p>
          </table:table-cell>
          <table:table-cell office:value-type="float" office:value="1009814" calcext:value-type="float">
            <text:p>1009814</text:p>
          </table:table-cell>
          <table:table-cell office:value-type="float" office:value="1355891" calcext:value-type="float">
            <text:p>1355891</text:p>
          </table:table-cell>
          <table:table-cell office:value-type="float" office:value="1725897" calcext:value-type="float">
            <text:p>1725897</text:p>
          </table:table-cell>
          <table:table-cell office:value-type="float" office:value="2112320" calcext:value-type="float">
            <text:p>2112320</text:p>
          </table:table-cell>
          <table:table-cell office:value-type="float" office:value="2503326" calcext:value-type="float">
            <text:p>250332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ean</text:p>
          </table:table-cell>
          <table:table-cell office:value-type="float" office:value="237535" calcext:value-type="float">
            <text:p>237535</text:p>
          </table:table-cell>
          <table:table-cell office:value-type="float" office:value="227142" calcext:value-type="float">
            <text:p>227142</text:p>
          </table:table-cell>
          <table:table-cell office:value-type="float" office:value="532403" calcext:value-type="float">
            <text:p>532403</text:p>
          </table:table-cell>
          <table:table-cell office:value-type="float" office:value="905218" calcext:value-type="float">
            <text:p>905218</text:p>
          </table:table-cell>
          <table:table-cell office:value-type="float" office:value="1323522" calcext:value-type="float">
            <text:p>1323522</text:p>
          </table:table-cell>
          <table:table-cell office:value-type="float" office:value="1778184" calcext:value-type="float">
            <text:p>1778184</text:p>
          </table:table-cell>
          <table:table-cell office:value-type="float" office:value="2254762" calcext:value-type="float">
            <text:p>2254762</text:p>
          </table:table-cell>
          <table:table-cell office:value-type="float" office:value="2732966" calcext:value-type="float">
            <text:p>2732966</text:p>
          </table:table-cell>
          <table:table-cell office:value-type="float" office:value="2955147" calcext:value-type="float">
            <text:p>295514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high</text:p>
          </table:table-cell>
          <table:table-cell office:value-type="float" office:value="237535" calcext:value-type="float">
            <text:p>237535</text:p>
          </table:table-cell>
          <table:table-cell office:value-type="float" office:value="277857" calcext:value-type="float">
            <text:p>277857</text:p>
          </table:table-cell>
          <table:table-cell office:value-type="float" office:value="664208" calcext:value-type="float">
            <text:p>664208</text:p>
          </table:table-cell>
          <table:table-cell office:value-type="float" office:value="1132855" calcext:value-type="float">
            <text:p>1132855</text:p>
          </table:table-cell>
          <table:table-cell office:value-type="float" office:value="1657275" calcext:value-type="float">
            <text:p>1657275</text:p>
          </table:table-cell>
          <table:table-cell office:value-type="float" office:value="2219477" calcext:value-type="float">
            <text:p>2219477</text:p>
          </table:table-cell>
          <table:table-cell office:value-type="float" office:value="2786281" calcext:value-type="float">
            <text:p>2786281</text:p>
          </table:table-cell>
          <table:table-cell table:number-columns-repeated="2" office:value-type="float" office:value="2955147" calcext:value-type="float">
            <text:p>295514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low</text:p>
          </table:table-cell>
          <table:table-cell office:value-type="float" office:value="207346" calcext:value-type="float">
            <text:p>207346</text:p>
          </table:table-cell>
          <table:table-cell office:value-type="float" office:value="172516" calcext:value-type="float">
            <text:p>172516</text:p>
          </table:table-cell>
          <table:table-cell office:value-type="float" office:value="377754" calcext:value-type="float">
            <text:p>377754</text:p>
          </table:table-cell>
          <table:table-cell office:value-type="float" office:value="596389" calcext:value-type="float">
            <text:p>596389</text:p>
          </table:table-cell>
          <table:table-cell office:value-type="float" office:value="826264" calcext:value-type="float">
            <text:p>826264</text:p>
          </table:table-cell>
          <table:table-cell office:value-type="float" office:value="1068623" calcext:value-type="float">
            <text:p>1068623</text:p>
          </table:table-cell>
          <table:table-cell office:value-type="float" office:value="1325766" calcext:value-type="float">
            <text:p>1325766</text:p>
          </table:table-cell>
          <table:table-cell office:value-type="float" office:value="1601163" calcext:value-type="float">
            <text:p>1601163</text:p>
          </table:table-cell>
          <table:table-cell office:value-type="float" office:value="1813034" calcext:value-type="float">
            <text:p>181303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ean</text:p>
          </table:table-cell>
          <table:table-cell office:value-type="float" office:value="207346" calcext:value-type="float">
            <text:p>207346</text:p>
          </table:table-cell>
          <table:table-cell office:value-type="float" office:value="221167" calcext:value-type="float">
            <text:p>221167</text:p>
          </table:table-cell>
          <table:table-cell office:value-type="float" office:value="483993" calcext:value-type="float">
            <text:p>483993</text:p>
          </table:table-cell>
          <table:table-cell office:value-type="float" office:value="765066" calcext:value-type="float">
            <text:p>765066</text:p>
          </table:table-cell>
          <table:table-cell office:value-type="float" office:value="1064812" calcext:value-type="float">
            <text:p>1064812</text:p>
          </table:table-cell>
          <table:table-cell office:value-type="float" office:value="1387575" calcext:value-type="float">
            <text:p>1387575</text:p>
          </table:table-cell>
          <table:table-cell office:value-type="float" office:value="1738967" calcext:value-type="float">
            <text:p>1738967</text:p>
          </table:table-cell>
          <table:table-cell table:number-columns-repeated="2" office:value-type="float" office:value="1813034" calcext:value-type="float">
            <text:p>181303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high</text:p>
          </table:table-cell>
          <table:table-cell office:value-type="float" office:value="207346" calcext:value-type="float">
            <text:p>207346</text:p>
          </table:table-cell>
          <table:table-cell office:value-type="float" office:value="271246" calcext:value-type="float">
            <text:p>271246</text:p>
          </table:table-cell>
          <table:table-cell office:value-type="float" office:value="592930" calcext:value-type="float">
            <text:p>592930</text:p>
          </table:table-cell>
          <table:table-cell office:value-type="float" office:value="940199" calcext:value-type="float">
            <text:p>940199</text:p>
          </table:table-cell>
          <table:table-cell office:value-type="float" office:value="1317621" calcext:value-type="float">
            <text:p>1317621</text:p>
          </table:table-cell>
          <table:table-cell office:value-type="float" office:value="1734177" calcext:value-type="float">
            <text:p>1734177</text:p>
          </table:table-cell>
          <table:table-cell table:number-columns-repeated="3" office:value-type="float" office:value="1813034" calcext:value-type="float">
            <text:p>181303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low</text:p>
          </table:table-cell>
          <table:table-cell office:value-type="float" office:value="63247" calcext:value-type="float">
            <text:p>63247</text:p>
          </table:table-cell>
          <table:table-cell office:value-type="float" office:value="45911" calcext:value-type="float">
            <text:p>45911</text:p>
          </table:table-cell>
          <table:table-cell office:value-type="float" office:value="83738" calcext:value-type="float">
            <text:p>83738</text:p>
          </table:table-cell>
          <table:table-cell office:value-type="float" office:value="122294" calcext:value-type="float">
            <text:p>122294</text:p>
          </table:table-cell>
          <table:table-cell office:value-type="float" office:value="160222" calcext:value-type="float">
            <text:p>160222</text:p>
          </table:table-cell>
          <table:table-cell office:value-type="float" office:value="198065" calcext:value-type="float">
            <text:p>198065</text:p>
          </table:table-cell>
          <table:table-cell office:value-type="float" office:value="236308" calcext:value-type="float">
            <text:p>236308</text:p>
          </table:table-cell>
          <table:table-cell office:value-type="float" office:value="275445" calcext:value-type="float">
            <text:p>275445</text:p>
          </table:table-cell>
          <table:table-cell office:value-type="float" office:value="315605" calcext:value-type="float">
            <text:p>31560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ean</text:p>
          </table:table-cell>
          <table:table-cell office:value-type="float" office:value="63247" calcext:value-type="float">
            <text:p>63247</text:p>
          </table:table-cell>
          <table:table-cell office:value-type="float" office:value="70801" calcext:value-type="float">
            <text:p>70801</text:p>
          </table:table-cell>
          <table:table-cell office:value-type="float" office:value="134786" calcext:value-type="float">
            <text:p>134786</text:p>
          </table:table-cell>
          <table:table-cell office:value-type="float" office:value="197720" calcext:value-type="float">
            <text:p>197720</text:p>
          </table:table-cell>
          <table:table-cell office:value-type="float" office:value="261795" calcext:value-type="float">
            <text:p>261795</text:p>
          </table:table-cell>
          <table:table-cell office:value-type="float" office:value="328602" calcext:value-type="float">
            <text:p>328602</text:p>
          </table:table-cell>
          <table:table-cell office:value-type="float" office:value="397702" calcext:value-type="float">
            <text:p>397702</text:p>
          </table:table-cell>
          <table:table-cell office:value-type="float" office:value="468726" calcext:value-type="float">
            <text:p>468726</text:p>
          </table:table-cell>
          <table:table-cell office:value-type="float" office:value="541255" calcext:value-type="float">
            <text:p>54125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high</text:p>
          </table:table-cell>
          <table:table-cell office:value-type="float" office:value="63247" calcext:value-type="float">
            <text:p>63247</text:p>
          </table:table-cell>
          <table:table-cell office:value-type="float" office:value="96464" calcext:value-type="float">
            <text:p>96464</text:p>
          </table:table-cell>
          <table:table-cell office:value-type="float" office:value="184998" calcext:value-type="float">
            <text:p>184998</text:p>
          </table:table-cell>
          <table:table-cell office:value-type="float" office:value="274760" calcext:value-type="float">
            <text:p>274760</text:p>
          </table:table-cell>
          <table:table-cell office:value-type="float" office:value="369502" calcext:value-type="float">
            <text:p>369502</text:p>
          </table:table-cell>
          <table:table-cell office:value-type="float" office:value="468342" calcext:value-type="float">
            <text:p>468342</text:p>
          </table:table-cell>
          <table:table-cell office:value-type="float" office:value="570226" calcext:value-type="float">
            <text:p>570226</text:p>
          </table:table-cell>
          <table:table-cell office:value-type="float" office:value="674977" calcext:value-type="float">
            <text:p>674977</text:p>
          </table:table-cell>
          <table:table-cell office:value-type="float" office:value="782360" calcext:value-type="float">
            <text:p>78236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ow</text:p>
          </table:table-cell>
          <table:table-cell office:value-type="float" office:value="71381" calcext:value-type="float">
            <text:p>71381</text:p>
          </table:table-cell>
          <table:table-cell office:value-type="float" office:value="31912" calcext:value-type="float">
            <text:p>31912</text:p>
          </table:table-cell>
          <table:table-cell office:value-type="float" office:value="71122" calcext:value-type="float">
            <text:p>71122</text:p>
          </table:table-cell>
          <table:table-cell office:value-type="float" office:value="112547" calcext:value-type="float">
            <text:p>112547</text:p>
          </table:table-cell>
          <table:table-cell office:value-type="float" office:value="154754" calcext:value-type="float">
            <text:p>154754</text:p>
          </table:table-cell>
          <table:table-cell office:value-type="float" office:value="197285" calcext:value-type="float">
            <text:p>197285</text:p>
          </table:table-cell>
          <table:table-cell office:value-type="float" office:value="240253" calcext:value-type="float">
            <text:p>240253</text:p>
          </table:table-cell>
          <table:table-cell office:value-type="float" office:value="283646" calcext:value-type="float">
            <text:p>283646</text:p>
          </table:table-cell>
          <table:table-cell office:value-type="float" office:value="327606" calcext:value-type="float">
            <text:p>32760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ean</text:p>
          </table:table-cell>
          <table:table-cell office:value-type="float" office:value="71381" calcext:value-type="float">
            <text:p>71381</text:p>
          </table:table-cell>
          <table:table-cell office:value-type="float" office:value="65203" calcext:value-type="float">
            <text:p>65203</text:p>
          </table:table-cell>
          <table:table-cell office:value-type="float" office:value="142393" calcext:value-type="float">
            <text:p>142393</text:p>
          </table:table-cell>
          <table:table-cell office:value-type="float" office:value="221418" calcext:value-type="float">
            <text:p>221418</text:p>
          </table:table-cell>
          <table:table-cell office:value-type="float" office:value="301873" calcext:value-type="float">
            <text:p>301873</text:p>
          </table:table-cell>
          <table:table-cell office:value-type="float" office:value="385033" calcext:value-type="float">
            <text:p>385033</text:p>
          </table:table-cell>
          <table:table-cell office:value-type="float" office:value="473493" calcext:value-type="float">
            <text:p>473493</text:p>
          </table:table-cell>
          <table:table-cell office:value-type="float" office:value="569601" calcext:value-type="float">
            <text:p>569601</text:p>
          </table:table-cell>
          <table:table-cell office:value-type="float" office:value="675954" calcext:value-type="float">
            <text:p>67595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high</text:p>
          </table:table-cell>
          <table:table-cell office:value-type="float" office:value="71381" calcext:value-type="float">
            <text:p>71381</text:p>
          </table:table-cell>
          <table:table-cell office:value-type="float" office:value="100319" calcext:value-type="float">
            <text:p>100319</text:p>
          </table:table-cell>
          <table:table-cell office:value-type="float" office:value="215138" calcext:value-type="float">
            <text:p>215138</text:p>
          </table:table-cell>
          <table:table-cell office:value-type="float" office:value="333156" calcext:value-type="float">
            <text:p>333156</text:p>
          </table:table-cell>
          <table:table-cell office:value-type="float" office:value="459147" calcext:value-type="float">
            <text:p>459147</text:p>
          </table:table-cell>
          <table:table-cell office:value-type="float" office:value="600673" calcext:value-type="float">
            <text:p>600673</text:p>
          </table:table-cell>
          <table:table-cell office:value-type="float" office:value="765239" calcext:value-type="float">
            <text:p>765239</text:p>
          </table:table-cell>
          <table:table-cell office:value-type="float" office:value="956058" calcext:value-type="float">
            <text:p>956058</text:p>
          </table:table-cell>
          <table:table-cell office:value-type="float" office:value="1133037" calcext:value-type="float">
            <text:p>113303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167" calcext:value-type="float">
            <text:p>16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mean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148" calcext:value-type="float">
            <text:p>148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344" calcext:value-type="float">
            <text:p>344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high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156" calcext:value-type="float">
            <text:p>156</text:p>
          </table:table-cell>
          <table:table-cell office:value-type="float" office:value="241" calcext:value-type="float">
            <text:p>241</text:p>
          </table:table-cell>
          <table:table-cell office:value-type="float" office:value="337" calcext:value-type="float">
            <text:p>337</text:p>
          </table:table-cell>
          <table:table-cell table:number-columns-repeated="3"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ow</text:p>
          </table:table-cell>
          <table:table-cell office:value-type="float" office:value="7206" calcext:value-type="float">
            <text:p>7206</text:p>
          </table:table-cell>
          <table:table-cell office:value-type="float" office:value="4182" calcext:value-type="float">
            <text:p>4182</text:p>
          </table:table-cell>
          <table:table-cell office:value-type="float" office:value="9337" calcext:value-type="float">
            <text:p>9337</text:p>
          </table:table-cell>
          <table:table-cell office:value-type="float" office:value="15411" calcext:value-type="float">
            <text:p>15411</text:p>
          </table:table-cell>
          <table:table-cell office:value-type="float" office:value="22188" calcext:value-type="float">
            <text:p>22188</text:p>
          </table:table-cell>
          <table:table-cell office:value-type="float" office:value="29569" calcext:value-type="float">
            <text:p>29569</text:p>
          </table:table-cell>
          <table:table-cell office:value-type="float" office:value="37418" calcext:value-type="float">
            <text:p>37418</text:p>
          </table:table-cell>
          <table:table-cell office:value-type="float" office:value="45606" calcext:value-type="float">
            <text:p>45606</text:p>
          </table:table-cell>
          <table:table-cell office:value-type="float" office:value="54113" calcext:value-type="float">
            <text:p>5411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mean</text:p>
          </table:table-cell>
          <table:table-cell office:value-type="float" office:value="7206" calcext:value-type="float">
            <text:p>7206</text:p>
          </table:table-cell>
          <table:table-cell office:value-type="float" office:value="6832" calcext:value-type="float">
            <text:p>6832</text:p>
          </table:table-cell>
          <table:table-cell office:value-type="float" office:value="15878" calcext:value-type="float">
            <text:p>15878</text:p>
          </table:table-cell>
          <table:table-cell office:value-type="float" office:value="26624" calcext:value-type="float">
            <text:p>26624</text:p>
          </table:table-cell>
          <table:table-cell office:value-type="float" office:value="38588" calcext:value-type="float">
            <text:p>38588</text:p>
          </table:table-cell>
          <table:table-cell office:value-type="float" office:value="51368" calcext:value-type="float">
            <text:p>51368</text:p>
          </table:table-cell>
          <table:table-cell office:value-type="float" office:value="65048" calcext:value-type="float">
            <text:p>65048</text:p>
          </table:table-cell>
          <table:table-cell office:value-type="float" office:value="80639" calcext:value-type="float">
            <text:p>80639</text:p>
          </table:table-cell>
          <table:table-cell office:value-type="float" office:value="90093" calcext:value-type="float">
            <text:p>9009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high</text:p>
          </table:table-cell>
          <table:table-cell office:value-type="float" office:value="7206" calcext:value-type="float">
            <text:p>7206</text:p>
          </table:table-cell>
          <table:table-cell office:value-type="float" office:value="9754" calcext:value-type="float">
            <text:p>9754</text:p>
          </table:table-cell>
          <table:table-cell office:value-type="float" office:value="23230" calcext:value-type="float">
            <text:p>23230</text:p>
          </table:table-cell>
          <table:table-cell office:value-type="float" office:value="39177" calcext:value-type="float">
            <text:p>39177</text:p>
          </table:table-cell>
          <table:table-cell office:value-type="float" office:value="56658" calcext:value-type="float">
            <text:p>56658</text:p>
          </table:table-cell>
          <table:table-cell office:value-type="float" office:value="76346" calcext:value-type="float">
            <text:p>76346</text:p>
          </table:table-cell>
          <table:table-cell table:number-columns-repeated="3" office:value-type="float" office:value="90093" calcext:value-type="float">
            <text:p>9009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low</text:p>
          </table:table-cell>
          <table:table-cell office:value-type="float" office:value="45144" calcext:value-type="float">
            <text:p>45144</text:p>
          </table:table-cell>
          <table:table-cell office:value-type="float" office:value="28826" calcext:value-type="float">
            <text:p>28826</text:p>
          </table:table-cell>
          <table:table-cell office:value-type="float" office:value="61928" calcext:value-type="float">
            <text:p>61928</text:p>
          </table:table-cell>
          <table:table-cell office:value-type="float" office:value="97260" calcext:value-type="float">
            <text:p>97260</text:p>
          </table:table-cell>
          <table:table-cell office:value-type="float" office:value="134481" calcext:value-type="float">
            <text:p>134481</text:p>
          </table:table-cell>
          <table:table-cell office:value-type="float" office:value="173204" calcext:value-type="float">
            <text:p>173204</text:p>
          </table:table-cell>
          <table:table-cell office:value-type="float" office:value="213327" calcext:value-type="float">
            <text:p>213327</text:p>
          </table:table-cell>
          <table:table-cell office:value-type="float" office:value="254733" calcext:value-type="float">
            <text:p>254733</text:p>
          </table:table-cell>
          <table:table-cell office:value-type="float" office:value="297343" calcext:value-type="float">
            <text:p>29734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ean</text:p>
          </table:table-cell>
          <table:table-cell office:value-type="float" office:value="45144" calcext:value-type="float">
            <text:p>45144</text:p>
          </table:table-cell>
          <table:table-cell office:value-type="float" office:value="44233" calcext:value-type="float">
            <text:p>44233</text:p>
          </table:table-cell>
          <table:table-cell office:value-type="float" office:value="95446" calcext:value-type="float">
            <text:p>95446</text:p>
          </table:table-cell>
          <table:table-cell office:value-type="float" office:value="150754" calcext:value-type="float">
            <text:p>150754</text:p>
          </table:table-cell>
          <table:table-cell office:value-type="float" office:value="209254" calcext:value-type="float">
            <text:p>209254</text:p>
          </table:table-cell>
          <table:table-cell office:value-type="float" office:value="270576" calcext:value-type="float">
            <text:p>270576</text:p>
          </table:table-cell>
          <table:table-cell office:value-type="float" office:value="334488" calcext:value-type="float">
            <text:p>334488</text:p>
          </table:table-cell>
          <table:table-cell office:value-type="float" office:value="401160" calcext:value-type="float">
            <text:p>401160</text:p>
          </table:table-cell>
          <table:table-cell office:value-type="float" office:value="471790" calcext:value-type="float">
            <text:p>47179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high</text:p>
          </table:table-cell>
          <table:table-cell office:value-type="float" office:value="45144" calcext:value-type="float">
            <text:p>45144</text:p>
          </table:table-cell>
          <table:table-cell office:value-type="float" office:value="60222" calcext:value-type="float">
            <text:p>60222</text:p>
          </table:table-cell>
          <table:table-cell office:value-type="float" office:value="130695" calcext:value-type="float">
            <text:p>130695</text:p>
          </table:table-cell>
          <table:table-cell office:value-type="float" office:value="207230" calcext:value-type="float">
            <text:p>207230</text:p>
          </table:table-cell>
          <table:table-cell office:value-type="float" office:value="288740" calcext:value-type="float">
            <text:p>288740</text:p>
          </table:table-cell>
          <table:table-cell office:value-type="float" office:value="374803" calcext:value-type="float">
            <text:p>374803</text:p>
          </table:table-cell>
          <table:table-cell office:value-type="float" office:value="466946" calcext:value-type="float">
            <text:p>466946</text:p>
          </table:table-cell>
          <table:table-cell table:number-columns-repeated="2" office:value-type="float" office:value="600949" calcext:value-type="float">
            <text:p>60094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low</text:p>
          </table:table-cell>
          <table:table-cell office:value-type="float" office:value="953" calcext:value-type="float">
            <text:p>953</text:p>
          </table:table-cell>
          <table:table-cell office:value-type="float" office:value="498" calcext:value-type="float">
            <text:p>498</text:p>
          </table:table-cell>
          <table:table-cell office:value-type="float" office:value="992" calcext:value-type="float">
            <text:p>992</text:p>
          </table:table-cell>
          <table:table-cell office:value-type="float" office:value="1509" calcext:value-type="float">
            <text:p>1509</text:p>
          </table:table-cell>
          <table:table-cell office:value-type="float" office:value="2044" calcext:value-type="float">
            <text:p>2044</text:p>
          </table:table-cell>
          <table:table-cell office:value-type="float" office:value="2574" calcext:value-type="float">
            <text:p>2574</text:p>
          </table:table-cell>
          <table:table-cell office:value-type="float" office:value="3108" calcext:value-type="float">
            <text:p>3108</text:p>
          </table:table-cell>
          <table:table-cell office:value-type="float" office:value="3645" calcext:value-type="float">
            <text:p>3645</text:p>
          </table:table-cell>
          <table:table-cell office:value-type="float" office:value="4187" calcext:value-type="float">
            <text:p>418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mean</text:p>
          </table:table-cell>
          <table:table-cell office:value-type="float" office:value="953" calcext:value-type="float">
            <text:p>953</text:p>
          </table:table-cell>
          <table:table-cell office:value-type="float" office:value="1250" calcext:value-type="float">
            <text:p>1250</text:p>
          </table:table-cell>
          <table:table-cell office:value-type="float" office:value="2581" calcext:value-type="float">
            <text:p>2581</text:p>
          </table:table-cell>
          <table:table-cell office:value-type="float" office:value="3925" calcext:value-type="float">
            <text:p>3925</text:p>
          </table:table-cell>
          <table:table-cell table:number-columns-repeated="5"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high</text:p>
          </table:table-cell>
          <table:table-cell office:value-type="float" office:value="953" calcext:value-type="float">
            <text:p>953</text:p>
          </table:table-cell>
          <table:table-cell office:value-type="float" office:value="2051" calcext:value-type="float">
            <text:p>2051</text:p>
          </table:table-cell>
          <table:table-cell office:value-type="float" office:value="4201" calcext:value-type="float">
            <text:p>4201</text:p>
          </table:table-cell>
          <table:table-cell table:number-columns-repeated="6"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ow</text:p>
          </table:table-cell>
          <table:table-cell office:value-type="float" office:value="86024" calcext:value-type="float">
            <text:p>86024</text:p>
          </table:table-cell>
          <table:table-cell office:value-type="float" office:value="73018" calcext:value-type="float">
            <text:p>73018</text:p>
          </table:table-cell>
          <table:table-cell office:value-type="float" office:value="154415" calcext:value-type="float">
            <text:p>154415</text:p>
          </table:table-cell>
          <table:table-cell office:value-type="float" office:value="242527" calcext:value-type="float">
            <text:p>242527</text:p>
          </table:table-cell>
          <table:table-cell office:value-type="float" office:value="336360" calcext:value-type="float">
            <text:p>336360</text:p>
          </table:table-cell>
          <table:table-cell office:value-type="float" office:value="436704" calcext:value-type="float">
            <text:p>436704</text:p>
          </table:table-cell>
          <table:table-cell office:value-type="float" office:value="547962" calcext:value-type="float">
            <text:p>547962</text:p>
          </table:table-cell>
          <table:table-cell table:number-columns-repeated="2" office:value-type="float" office:value="668067" calcext:value-type="float">
            <text:p>66806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mean</text:p>
          </table:table-cell>
          <table:table-cell office:value-type="float" office:value="86024" calcext:value-type="float">
            <text:p>86024</text:p>
          </table:table-cell>
          <table:table-cell office:value-type="float" office:value="91774" calcext:value-type="float">
            <text:p>91774</text:p>
          </table:table-cell>
          <table:table-cell office:value-type="float" office:value="196069" calcext:value-type="float">
            <text:p>196069</text:p>
          </table:table-cell>
          <table:table-cell office:value-type="float" office:value="309686" calcext:value-type="float">
            <text:p>309686</text:p>
          </table:table-cell>
          <table:table-cell office:value-type="float" office:value="432798" calcext:value-type="float">
            <text:p>432798</text:p>
          </table:table-cell>
          <table:table-cell office:value-type="float" office:value="572372" calcext:value-type="float">
            <text:p>572372</text:p>
          </table:table-cell>
          <table:table-cell table:number-columns-repeated="3" office:value-type="float" office:value="668067" calcext:value-type="float">
            <text:p>66806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high</text:p>
          </table:table-cell>
          <table:table-cell office:value-type="float" office:value="86024" calcext:value-type="float">
            <text:p>86024</text:p>
          </table:table-cell>
          <table:table-cell office:value-type="float" office:value="111142" calcext:value-type="float">
            <text:p>111142</text:p>
          </table:table-cell>
          <table:table-cell office:value-type="float" office:value="239118" calcext:value-type="float">
            <text:p>239118</text:p>
          </table:table-cell>
          <table:table-cell office:value-type="float" office:value="379920" calcext:value-type="float">
            <text:p>379920</text:p>
          </table:table-cell>
          <table:table-cell office:value-type="float" office:value="539085" calcext:value-type="float">
            <text:p>539085</text:p>
          </table:table-cell>
          <table:table-cell table:number-columns-repeated="4" office:value-type="float" office:value="668067" calcext:value-type="float">
            <text:p>6680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30T11:58:35.493136900</dc:date>
    <meta:editing-duration>PT1M9S</meta:editing-duration>
    <meta:editing-cycles>1</meta:editing-cycles>
    <meta:document-statistic meta:table-count="1" meta:cell-count="5012" meta:object-count="0"/>
    <meta:generator>LibreOffice/7.0.4.2$Linux_X86_64 LibreOffice_project/00$Build-2</meta:generator>
  </office:meta>
</office:document-meta>
</file>